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0.07mm"/>
    </style:style>
    <style:style style:name="co16" style:family="table-column">
      <style:table-column-properties fo:break-before="auto" style:column-width="11.99mm"/>
    </style:style>
    <style:style style:name="co17" style:family="table-column">
      <style:table-column-properties fo:break-before="auto" style:column-width="17.15mm"/>
    </style:style>
    <style:style style:name="co18" style:family="table-column">
      <style:table-column-properties fo:break-before="auto" style:column-width="14.98mm"/>
    </style:style>
    <style:style style:name="co19" style:family="table-column">
      <style:table-column-properties fo:break-before="auto" style:column-width="14.69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28.31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1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ext-properties style:font-name="Nimbus Sans L" style:font-name-asian="DejaVu Sans1" style:font-name-complex="DejaVu Sans1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1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2"/>
    <style:style style:name="ce22" style:family="table-cell" style:parent-style-name="Default" style:data-style-name="N112">
      <style:text-properties style:font-name="Nimbus Sans L" style:font-name-asian="DejaVu Sans1" style:font-name-complex="DejaVu Sans1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/>
    </style:style>
    <style:style style:name="T2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 fo:font-size="12pt"/>
    </style:style>
  </office:automatic-styles>
  <office:body>
    <office:spreadsheet>
      <table:calculation-settings table:automatic-find-labels="false"/>
      <table:table table:name="GRR" table:style-name="ta1">
        <table:shapes>
          <draw:frame draw:z-index="0" draw:style-name="gr1" draw:text-style-name="P1" svg:width="221.12mm" svg:height="129.95mm" svg:x="28.54mm" svg:y="107.03mm">
            <loext:p draw:notify-on-update-of-ranges="GRR.S3:GRR.S11 GRR.S2:GRR.S2 GRR.O3:GRR.O11 GRR.P3:GRR.P11 GRR.P2:GRR.P2 GRR.O3:GRR.O11 GRR.Q3:GRR.Q11 GRR.Q2:GRR.Q2 GRR.O3:GRR.O11 GRR.R3:GRR.R11 GRR.R2:GRR.R2 GRR.O3:GRR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5"/>
        <table:table-column table:style-name="co7" table:default-cell-style-name="ce7"/>
        <table:table-column table:style-name="co8" table:number-columns-repeated="3" table:default-cell-style-name="ce7"/>
        <table:table-column table:style-name="co8" table:number-columns-repeated="6" table:default-cell-style-name="Default"/>
        <table:table-row table:style-name="ro1">
          <table:table-cell table:style-name="Default" table:number-columns-repeated="13"/>
          <table:table-cell table:number-columns-repeated="2"/>
          <table:table-cell office:value-type="string" calcext:value-type="string">
            <text:p>Normalized to 0 → 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itsize</text:p>
          </table:table-cell>
          <table:table-cell table:style-name="ce1" office:value-type="string" calcext:value-type="string">
            <text:p>No. of Genotypes</text:p>
          </table:table-cell>
          <table:table-cell table:style-name="ce1" office:value-type="string" calcext:value-type="string">
            <text:p>No. of Markers</text:p>
          </table:table-cell>
          <table:table-cell table:style-name="ce3" office:value-type="string" calcext:value-type="string">
            <text:p><text:span text:style-name="T1"> </text:span><text:span text:style-name="T2">Total Genotypes</text:span>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itsize</text:p>
          </table:table-cell>
          <table:table-cell table:style-name="ce8" office:value-type="string" calcext:value-type="string">
            <text:p>No. of Genotypes</text:p>
          </table:table-cell>
          <table:table-cell table:style-name="ce8" office:value-type="string" calcext:value-type="string">
            <text:p>No. of Markers</text:p>
          </table:table-cell>
          <table:table-cell table:style-name="ce8" office:value-type="string" calcext:value-type="string">
            <text:p>Total Genotyp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155" calcext:value-type="float">
            <text:p>35155</text:p>
          </table:table-cell>
          <table:table-cell table:formula="of:=[.B3]*[.C3]" office:value-type="float" office:value="175775" calcext:value-type="float">
            <text:p>17577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AVERAGE([.F3:.I3])" office:value-type="float" office:value="122.25" calcext:value-type="float">
            <text:p>122.25</text:p>
          </table:table-cell>
          <table:table-cell table:number-columns-repeated="4"/>
          <table:table-cell table:formula="of:=[.J3]" office:value-type="float" office:value="122.25" calcext:value-type="float">
            <text:p>122.25</text:p>
          </table:table-cell>
          <table:table-cell table:formula="of:=([.A3]-[.A$13])/[.A$14]" office:value-type="float" office:value="0" calcext:value-type="float">
            <text:p>0</text:p>
          </table:table-cell>
          <table:table-cell table:formula="of:=([.B3]-[.B$13])/[.B$14]" office:value-type="float" office:value="0" calcext:value-type="float">
            <text:p>0</text:p>
          </table:table-cell>
          <table:table-cell table:formula="of:=([.C3]-[.C$13])/[.C$14]" office:value-type="float" office:value="0.562668148321441" calcext:value-type="float">
            <text:p>0.5626681483</text:p>
          </table:table-cell>
          <table:table-cell table:formula="of:=([.D3]-[.D$13])/[.D$14]" office:value-type="float" office:value="0.0327983595891086" calcext:value-type="float">
            <text:p>0.032798359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479" calcext:value-type="float">
            <text:p>41479</text:p>
          </table:table-cell>
          <table:table-cell table:formula="of:=[.B4]*[.C4]" office:value-type="float" office:value="248874" calcext:value-type="float">
            <text:p>248874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4:.I4])" office:value-type="float" office:value="122" calcext:value-type="float">
            <text:p>122</text:p>
          </table:table-cell>
          <table:table-cell table:number-columns-repeated="4"/>
          <table:table-cell table:formula="of:=[.J4]" office:value-type="float" office:value="122" calcext:value-type="float">
            <text:p>122</text:p>
          </table:table-cell>
          <table:table-cell table:formula="of:=([.A4]-[.A$13])/[.A$14]" office:value-type="float" office:value="0.0769230769230769" calcext:value-type="float">
            <text:p>0.0769230769</text:p>
          </table:table-cell>
          <table:table-cell table:formula="of:=([.B4]-[.B$13])/[.B$14]" office:value-type="float" office:value="0.111111111111111" calcext:value-type="float">
            <text:p>0.1111111111</text:p>
          </table:table-cell>
          <table:table-cell table:formula="of:=([.C4]-[.C$13])/[.C$14]" office:value-type="float" office:value="0.747602058720318" calcext:value-type="float">
            <text:p>0.7476020587</text:p>
          </table:table-cell>
          <table:table-cell table:formula="of:=([.D4]-[.D$13])/[.D$14]" office:value-type="float" office:value="0.176923835249118" calcext:value-type="float">
            <text:p>0.176923835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421" calcext:value-type="float">
            <text:p>43421</text:p>
          </table:table-cell>
          <table:table-cell table:formula="of:=[.B5]*[.C5]" office:value-type="float" office:value="390789" calcext:value-type="float">
            <text:p>39078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formula="of:=AVERAGE([.F5:.I5])" office:value-type="float" office:value="122.25" calcext:value-type="float">
            <text:p>122.25</text:p>
          </table:table-cell>
          <table:table-cell table:number-columns-repeated="4"/>
          <table:table-cell table:formula="of:=[.J5]" office:value-type="float" office:value="122.25" calcext:value-type="float">
            <text:p>122.25</text:p>
          </table:table-cell>
          <table:table-cell table:formula="of:=([.A5]-[.A$13])/[.A$14]" office:value-type="float" office:value="0.153846153846154" calcext:value-type="float">
            <text:p>0.1538461538</text:p>
          </table:table-cell>
          <table:table-cell table:formula="of:=([.B5]-[.B$13])/[.B$14]" office:value-type="float" office:value="0.444444444444444" calcext:value-type="float">
            <text:p>0.4444444444</text:p>
          </table:table-cell>
          <table:table-cell table:formula="of:=([.C5]-[.C$13])/[.C$14]" office:value-type="float" office:value="0.804392326587905" calcext:value-type="float">
            <text:p>0.8043923266</text:p>
          </table:table-cell>
          <table:table-cell table:formula="of:=([.D5]-[.D$13])/[.D$14]" office:value-type="float" office:value="0.45673021944439" calcext:value-type="float">
            <text:p>0.45673021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421" calcext:value-type="float">
            <text:p>43421</text:p>
          </table:table-cell>
          <table:table-cell table:formula="of:=[.B6]*[.C6]" office:value-type="float" office:value="347368" calcext:value-type="float">
            <text:p>347368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6:.I6])" office:value-type="float" office:value="122" calcext:value-type="float">
            <text:p>122</text:p>
          </table:table-cell>
          <table:table-cell table:number-columns-repeated="4"/>
          <table:table-cell table:formula="of:=[.J6]" office:value-type="float" office:value="122" calcext:value-type="float">
            <text:p>122</text:p>
          </table:table-cell>
          <table:table-cell table:formula="of:=([.A6]-[.A$13])/[.A$14]" office:value-type="float" office:value="0.230769230769231" calcext:value-type="float">
            <text:p>0.2307692308</text:p>
          </table:table-cell>
          <table:table-cell table:formula="of:=([.B6]-[.B$13])/[.B$14]" office:value-type="float" office:value="0.333333333333333" calcext:value-type="float">
            <text:p>0.3333333333</text:p>
          </table:table-cell>
          <table:table-cell table:formula="of:=([.C6]-[.C$13])/[.C$14]" office:value-type="float" office:value="0.804392326587905" calcext:value-type="float">
            <text:p>0.8043923266</text:p>
          </table:table-cell>
          <table:table-cell table:formula="of:=([.D6]-[.D$13])/[.D$14]" office:value-type="float" office:value="0.371119304402689" calcext:value-type="float">
            <text:p>0.37111930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480" calcext:value-type="float">
            <text:p>41480</text:p>
          </table:table-cell>
          <table:table-cell table:formula="of:=[.B7]*[.C7]" office:value-type="float" office:value="456280" calcext:value-type="float">
            <text:p>456280</text:p>
          </table:table-cell>
          <table:table-cell/>
          <table:table-cell table:number-columns-repeated="5" office:value-type="float" office:value="122" calcext:value-type="float">
            <text:p>122</text:p>
          </table:table-cell>
          <table:table-cell table:number-columns-repeated="4"/>
          <table:table-cell table:formula="of:=[.J7]" office:value-type="float" office:value="122" calcext:value-type="float">
            <text:p>122</text:p>
          </table:table-cell>
          <table:table-cell table:formula="of:=([.A7]-[.A$13])/[.A$14]" office:value-type="float" office:value="0.461538461538462" calcext:value-type="float">
            <text:p>0.4615384615</text:p>
          </table:table-cell>
          <table:table-cell table:formula="of:=([.B7]-[.B$13])/[.B$14]" office:value-type="float" office:value="0.666666666666667" calcext:value-type="float">
            <text:p>0.6666666667</text:p>
          </table:table-cell>
          <table:table-cell table:formula="of:=([.C7]-[.C$13])/[.C$14]" office:value-type="float" office:value="0.747631301906656" calcext:value-type="float">
            <text:p>0.7476313019</text:p>
          </table:table-cell>
          <table:table-cell table:formula="of:=([.D7]-[.D$13])/[.D$14]" office:value-type="float" office:value="0.585855399357243" calcext:value-type="float">
            <text:p>0.585855399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110" calcext:value-type="float">
            <text:p>50110</text:p>
          </table:table-cell>
          <table:table-cell table:formula="of:=[.B8]*[.C8]" office:value-type="float" office:value="350770" calcext:value-type="float">
            <text:p>350770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8:.I8])" office:value-type="float" office:value="122" calcext:value-type="float">
            <text:p>122</text:p>
          </table:table-cell>
          <table:table-cell table:number-columns-repeated="4"/>
          <table:table-cell table:formula="of:=[.J8]" office:value-type="float" office:value="122" calcext:value-type="float">
            <text:p>122</text:p>
          </table:table-cell>
          <table:table-cell table:formula="of:=([.A8]-[.A$13])/[.A$14]" office:value-type="float" office:value="0.576923076923077" calcext:value-type="float">
            <text:p>0.5769230769</text:p>
          </table:table-cell>
          <table:table-cell table:formula="of:=([.B8]-[.B$13])/[.B$14]" office:value-type="float" office:value="0.222222222222222" calcext:value-type="float">
            <text:p>0.2222222222</text:p>
          </table:table-cell>
          <table:table-cell table:formula="of:=([.C8]-[.C$13])/[.C$14]" office:value-type="float" office:value="1" calcext:value-type="float">
            <text:p>1</text:p>
          </table:table-cell>
          <table:table-cell table:formula="of:=([.D8]-[.D$13])/[.D$14]" office:value-type="float" office:value="0.37782684989846" calcext:value-type="float">
            <text:p>0.377826849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914" calcext:value-type="float">
            <text:p>15914</text:p>
          </table:table-cell>
          <table:table-cell table:formula="of:=[.B9]*[.C9]" office:value-type="float" office:value="159140" calcext:value-type="float">
            <text:p>15914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AVERAGE([.F9:.I9])" office:value-type="float" office:value="130.75" calcext:value-type="float">
            <text:p>130.75</text:p>
          </table:table-cell>
          <table:table-cell table:number-columns-repeated="4"/>
          <table:table-cell table:formula="of:=[.J9]" office:value-type="float" office:value="130.75" calcext:value-type="float">
            <text:p>130.75</text:p>
          </table:table-cell>
          <table:table-cell table:formula="of:=([.A9]-[.A$13])/[.A$14]" office:value-type="float" office:value="0.692307692307692" calcext:value-type="float">
            <text:p>0.6923076923</text:p>
          </table:table-cell>
          <table:table-cell table:formula="of:=([.B9]-[.B$13])/[.B$14]" office:value-type="float" office:value="0.555555555555556" calcext:value-type="float">
            <text:p>0.5555555556</text:p>
          </table:table-cell>
          <table:table-cell table:formula="of:=([.C9]-[.C$13])/[.C$14]" office:value-type="float" office:value="0" calcext:value-type="float">
            <text:p>0</text:p>
          </table:table-cell>
          <table:table-cell table:formula="of:=([.D9]-[.D$13])/[.D$14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914" calcext:value-type="float">
            <text:p>15914</text:p>
          </table:table-cell>
          <table:table-cell table:formula="of:=[.B10]*[.C10]" office:value-type="float" office:value="175054" calcext:value-type="float">
            <text:p>1750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4"/>
          <table:table-cell table:formula="of:=[.J10]" office:value-type="float" office:value="151" calcext:value-type="float">
            <text:p>151</text:p>
          </table:table-cell>
          <table:table-cell table:formula="of:=([.A10]-[.A$13])/[.A$14]" office:value-type="float" office:value="0.769230769230769" calcext:value-type="float">
            <text:p>0.7692307692</text:p>
          </table:table-cell>
          <table:table-cell table:formula="of:=([.B10]-[.B$13])/[.B$14]" office:value-type="float" office:value="0.666666666666667" calcext:value-type="float">
            <text:p>0.6666666667</text:p>
          </table:table-cell>
          <table:table-cell table:formula="of:=([.C10]-[.C$13])/[.C$14]" office:value-type="float" office:value="0" calcext:value-type="float">
            <text:p>0</text:p>
          </table:table-cell>
          <table:table-cell table:formula="of:=([.D10]-[.D$13])/[.D$14]" office:value-type="float" office:value="0.0313768015930913" calcext:value-type="float">
            <text:p>0.031376801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7595" calcext:value-type="float">
            <text:p>47595</text:p>
          </table:table-cell>
          <table:table-cell table:formula="of:=[.B11]*[.C11]" office:value-type="float" office:value="666330" calcext:value-type="float">
            <text:p>66633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table:formula="of:=AVERAGE([.F11:.I11])" office:value-type="float" office:value="184.25" calcext:value-type="float">
            <text:p>184.25</text:p>
          </table:table-cell>
          <table:table-cell table:number-columns-repeated="4"/>
          <table:table-cell table:formula="of:=[.J11]" office:value-type="float" office:value="184.25" calcext:value-type="float">
            <text:p>184.25</text:p>
          </table:table-cell>
          <table:table-cell table:formula="of:=([.A11]-[.A$13])/[.A$14]" office:value-type="float" office:value="1" calcext:value-type="float">
            <text:p>1</text:p>
          </table:table-cell>
          <table:table-cell table:formula="of:=([.B11]-[.B$13])/[.B$14]" office:value-type="float" office:value="1" calcext:value-type="float">
            <text:p>1</text:p>
          </table:table-cell>
          <table:table-cell table:formula="of:=([.C11]-[.C$13])/[.C$14]" office:value-type="float" office:value="0.926453386360978" calcext:value-type="float">
            <text:p>0.9264533864</text:p>
          </table:table-cell>
          <table:table-cell table:formula="of:=([.D11]-[.D$13])/[.D$14]" office:value-type="float" office:value="1" calcext:value-type="float">
            <text:p>1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Default" table:formula="of:=MIN([.A3:.A11])" office:value-type="float" office:value="3" calcext:value-type="float">
            <text:p>3</text:p>
          </table:table-cell>
          <table:table-cell table:style-name="Default" table:formula="of:=MIN([.B3:.B11])" office:value-type="float" office:value="5" calcext:value-type="float">
            <text:p>5</text:p>
          </table:table-cell>
          <table:table-cell table:style-name="Default" table:formula="of:=MIN([.C3:.C11])" office:value-type="float" office:value="15914" calcext:value-type="float">
            <text:p>15914</text:p>
          </table:table-cell>
          <table:table-cell table:style-name="Default" table:formula="of:=MIN([.D3:.D11])" office:value-type="float" office:value="159140" calcext:value-type="float">
            <text:p>159140</text:p>
          </table:table-cell>
          <table:table-cell table:style-name="Default"/>
          <table:table-cell table:style-name="Default" table:formula="of:=MIN([.F3:.F11])" office:value-type="float" office:value="122" calcext:value-type="float">
            <text:p>122</text:p>
          </table:table-cell>
          <table:table-cell table:style-name="Default" table:formula="of:=MIN([.G3:.G11])" office:value-type="float" office:value="122" calcext:value-type="float">
            <text:p>122</text:p>
          </table:table-cell>
          <table:table-cell table:style-name="Default" table:formula="of:=MIN([.H3:.H11])" office:value-type="float" office:value="122" calcext:value-type="float">
            <text:p>122</text:p>
          </table:table-cell>
          <table:table-cell table:style-name="Default" table:formula="of:=MIN([.I3:.I11])" office:value-type="float" office:value="122" calcext:value-type="float">
            <text:p>122</text:p>
          </table:table-cell>
          <table:table-cell table:style-name="Default" table:formula="of:=MIN([.J3:.J11])" office:value-type="float" office:value="122" calcext:value-type="float">
            <text:p>12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formula="of:=MAX([.A3:.A11]) - MIN([.A3:.A11])" office:value-type="float" office:value="26" calcext:value-type="float">
            <text:p>26</text:p>
          </table:table-cell>
          <table:table-cell table:style-name="Default" table:formula="of:=MAX([.B3:.B11]) - MIN([.B3:.B11])" office:value-type="float" office:value="9" calcext:value-type="float">
            <text:p>9</text:p>
          </table:table-cell>
          <table:table-cell table:style-name="Default" table:formula="of:=MAX([.C3:.C11]) - MIN([.C3:.C11])" office:value-type="float" office:value="34196" calcext:value-type="float">
            <text:p>34196</text:p>
          </table:table-cell>
          <table:table-cell table:style-name="Default" table:formula="of:=MAX([.D3:.D11]) - MIN([.D3:.D11])" office:value-type="float" office:value="507190" calcext:value-type="float">
            <text:p>507190</text:p>
          </table:table-cell>
          <table:table-cell table:style-name="Default"/>
          <table:table-cell table:style-name="Default" table:formula="of:=MAX([.F3:.F11]) - MIN([.F3:.F11])" office:value-type="float" office:value="63" calcext:value-type="float">
            <text:p>63</text:p>
          </table:table-cell>
          <table:table-cell table:style-name="Default" table:formula="of:=MAX([.G3:.G11]) - MIN([.G3:.G11])" office:value-type="float" office:value="62" calcext:value-type="float">
            <text:p>62</text:p>
          </table:table-cell>
          <table:table-cell table:style-name="Default" table:formula="of:=MAX([.H3:.H11]) - MIN([.H3:.H11])" office:value-type="float" office:value="62" calcext:value-type="float">
            <text:p>62</text:p>
          </table:table-cell>
          <table:table-cell table:style-name="Default" table:formula="of:=MAX([.I3:.I11]) - MIN([.I3:.I11])" office:value-type="float" office:value="62" calcext:value-type="float">
            <text:p>62</text:p>
          </table:table-cell>
          <table:table-cell table:style-name="Default" table:formula="of:=MAX([.J3:.J11]) - MIN([.J3:.J11])" office:value-type="float" office:value="62.25" calcext:value-type="float">
            <text:p>62.25</text:p>
          </table:table-cell>
          <table:table-cell table:style-name="Default" table:number-columns-repeated="3"/>
          <table:table-cell table:number-columns-repeated="6"/>
        </table:table-row>
      </table:table>
      <table:table table:name="Timings" table:style-name="ta1">
        <table:table-column table:style-name="co8" table:default-cell-style-name="Default"/>
        <table:table-column table:style-name="co9" table:default-cell-style-name="ce10"/>
        <table:table-column table:style-name="co8" table:default-cell-style-name="ce5"/>
        <table:table-column table:style-name="co1" table:default-cell-style-name="ce5"/>
        <table:table-column table:style-name="co10" table:number-columns-repeated="2" table:default-cell-style-name="ce5"/>
        <table:table-column table:style-name="co11" table:number-columns-repeated="4" table:default-cell-style-name="ce5"/>
        <table:table-column table:style-name="co12" table:default-cell-style-name="ce11"/>
        <table:table-column table:style-name="co13" table:default-cell-style-name="ce13"/>
        <table:table-row table:style-name="ro1">
          <table:table-cell/>
          <table:table-cell table:style-name="Default" table:number-columns-repeated="11"/>
        </table:table-row>
        <table:table-row table:style-name="ro3">
          <table:table-cell/>
          <table:table-cell table:style-name="ce9" office:value-type="string" calcext:value-type="string">
            <text:p>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ingle</text:p>
          </table:table-cell>
          <table:table-cell table:style-name="ce12" office:value-type="string" calcext:value-type="string">
            <text:p>Multi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827" calcext:value-type="float">
            <text:p>827</text:p>
          </table:table-cell>
          <table:table-cell office:value-type="float" office:value="836" calcext:value-type="float">
            <text:p>83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3:.F3])" office:value-type="float" office:value="825.5" calcext:value-type="float">
            <text:p>825.5</text:p>
          </table:table-cell>
          <table:table-cell table:formula="of:=AVERAGE([.G3:.J3])" office:value-type="float" office:value="198.25" calcext:value-type="float">
            <text:p>198.2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837" calcext:value-type="float">
            <text:p>837</text:p>
          </table:table-cell>
          <table:table-cell office:value-type="float" office:value="845" calcext:value-type="float">
            <text:p>845</text:p>
          </table:table-cell>
          <table:table-cell office:value-type="float" office:value="840" calcext:value-type="float">
            <text:p>840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AVERAGE([.C4:.F4])" office:value-type="float" office:value="840.75" calcext:value-type="float">
            <text:p>840.75</text:p>
          </table:table-cell>
          <table:table-cell table:formula="of:=AVERAGE([.G4:.J4])" office:value-type="float" office:value="207.25" calcext:value-type="float">
            <text:p>207.2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852" calcext:value-type="float">
            <text:p>852</text:p>
          </table:table-cell>
          <table:table-cell office:value-type="float" office:value="844" calcext:value-type="float">
            <text:p>844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table:formula="of:=AVERAGE([.C5:.F5])" office:value-type="float" office:value="853.25" calcext:value-type="float">
            <text:p>853.25</text:p>
          </table:table-cell>
          <table:table-cell table:formula="of:=AVERAGE([.G5:.J5])" office:value-type="float" office:value="203" calcext:value-type="float">
            <text:p>203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6:.F6])" office:value-type="float" office:value="857.5" calcext:value-type="float">
            <text:p>857.5</text:p>
          </table:table-cell>
          <table:table-cell table:formula="of:=AVERAGE([.G6:.J6])" office:value-type="float" office:value="219.5" calcext:value-type="float">
            <text:p>219.5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878" calcext:value-type="float">
            <text:p>878</text:p>
          </table:table-cell>
          <table:table-cell office:value-type="float" office:value="884" calcext:value-type="float">
            <text:p>884</text:p>
          </table:table-cell>
          <table:table-cell office:value-type="float" office:value="866" calcext:value-type="float">
            <text:p>866</text:p>
          </table:table-cell>
          <table:table-cell office:value-type="float" office:value="853" calcext:value-type="float">
            <text:p>853</text:p>
          </table:table-cell>
          <table:table-cell office:value-type="float" office:value="278" calcext:value-type="float">
            <text:p>278</text:p>
          </table:table-cell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AVERAGE([.C7:.F7])" office:value-type="float" office:value="870.25" calcext:value-type="float">
            <text:p>870.25</text:p>
          </table:table-cell>
          <table:table-cell table:formula="of:=AVERAGE([.G7:.J7])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914" calcext:value-type="float">
            <text:p>914</text:p>
          </table:table-cell>
          <table:table-cell office:value-type="float" office:value="973" calcext:value-type="float">
            <text:p>973</text:p>
          </table:table-cell>
          <table:table-cell office:value-type="float" office:value="1003" calcext:value-type="float">
            <text:p>1003</text:p>
          </table:table-cell>
          <table:table-cell office:value-type="float" office:value="1026" calcext:value-type="float">
            <text:p>1026</text:p>
          </table:table-cell>
          <table:table-cell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28" calcext:value-type="float">
            <text:p>228</text:p>
          </table:table-cell>
          <table:table-cell table:formula="of:=AVERAGE([.C8:.F8])" office:value-type="float" office:value="979" calcext:value-type="float">
            <text:p>979</text:p>
          </table:table-cell>
          <table:table-cell table:formula="of:=AVERAGE([.G8:.J8])" office:value-type="float" office:value="266" calcext:value-type="float">
            <text:p>266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571" calcext:value-type="float">
            <text:p>18571</text:p>
          </table:table-cell>
          <table:table-cell office:value-type="float" office:value="17768" calcext:value-type="float">
            <text:p>17768</text:p>
          </table:table-cell>
          <table:table-cell office:value-type="float" office:value="18920" calcext:value-type="float">
            <text:p>18920</text:p>
          </table:table-cell>
          <table:table-cell office:value-type="float" office:value="17963" calcext:value-type="float">
            <text:p>17963</text:p>
          </table:table-cell>
          <table:table-cell office:value-type="float" office:value="8312" calcext:value-type="float">
            <text:p>8312</text:p>
          </table:table-cell>
          <table:table-cell office:value-type="float" office:value="9217" calcext:value-type="float">
            <text:p>9217</text:p>
          </table:table-cell>
          <table:table-cell office:value-type="float" office:value="9732" calcext:value-type="float">
            <text:p>9732</text:p>
          </table:table-cell>
          <table:table-cell office:value-type="float" office:value="8903" calcext:value-type="float">
            <text:p>8903</text:p>
          </table:table-cell>
          <table:table-cell table:formula="of:=AVERAGE([.C9:.F9])" office:value-type="float" office:value="18305.5" calcext:value-type="float">
            <text:p>18305.5</text:p>
          </table:table-cell>
          <table:table-cell table:formula="of:=AVERAGE([.G9:.J9])" office:value-type="float" office:value="9041" calcext:value-type="float">
            <text:p>904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1436" calcext:value-type="float">
            <text:p>181436</text:p>
          </table:table-cell>
          <table:table-cell office:value-type="float" office:value="185163" calcext:value-type="float">
            <text:p>185163</text:p>
          </table:table-cell>
          <table:table-cell table:number-columns-repeated="6" office:value-type="string" calcext:value-type="string">
            <text:p>-</text:p>
          </table:table-cell>
          <table:table-cell table:formula="of:=AVERAGE([.C10:.F10])" office:value-type="float" office:value="183299.5" calcext:value-type="float">
            <text:p>183299.5</text:p>
          </table:table-cell>
          <table:table-cell table:formula="of:=AVERAGE([.G10:.J10]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561552" calcext:value-type="float">
            <text:p>561552</text:p>
          </table:table-cell>
          <table:table-cell table:number-columns-repeated="7" office:value-type="string" calcext:value-type="string">
            <text:p>-</text:p>
          </table:table-cell>
          <table:table-cell table:formula="of:=AVERAGE([.C11:.F11])" office:value-type="float" office:value="561552" calcext:value-type="float">
            <text:p>561552</text:p>
          </table:table-cell>
          <table:table-cell table:formula="of:=AVERAGE([.G11:.J11])" office:value-type="string" office:string-value="" calcext:value-type="error">
            <text:p>#DIV/0!</text:p>
          </table:table-cell>
        </table:table-row>
      </table:table>
      <table:table table:name="Indiv Trials" table:style-name="ta1">
        <table:table-column table:style-name="co14" table:number-columns-repeated="2" table:default-cell-style-name="ce14"/>
        <table:table-column table:style-name="co15" table:default-cell-style-name="ce14"/>
        <table:table-column table:style-name="co16" table:number-columns-repeated="23" table:default-cell-style-name="ce14"/>
        <table:table-column table:style-name="co8" table:number-columns-repeated="998" table:default-cell-style-name="ce14"/>
        <table:table-row table:style-name="ro1">
          <table:table-cell/>
          <table:table-cell office:value-type="string" calcext:value-type="string">
            <text:p>Allegro MPT</text:p>
          </table:table-cell>
          <table:table-cell table:style-name="ce15"/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Bit-Size</text:p>
          </table:table-cell>
          <table:table-cell table:style-name="ce15" office:value-type="string" calcext:value-type="string">
            <text:p>Trial</text:p>
          </table:table-cell>
          <table:table-cell table:style-name="ce15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table:number-columns-repeated="998"/>
        </table:table-row>
        <table:table-row table:style-name="ro1">
          <table:table-cell table:number-columns-repeated="3"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4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16" office:value-type="string" calcext:value-type="string">
            <text:p>c12</text:p>
          </table:table-cell>
          <table:table-cell table:style-name="ce16" office:value-type="string" calcext:value-type="string">
            <text:p>c13</text:p>
          </table:table-cell>
          <table:table-cell table:style-name="ce16" office:value-type="string" calcext:value-type="string">
            <text:p>c14</text:p>
          </table:table-cell>
          <table:table-cell table:style-name="ce16" office:value-type="string" calcext:value-type="string">
            <text:p>c15</text:p>
          </table:table-cell>
          <table:table-cell table:style-name="ce16" office:value-type="string" calcext:value-type="string">
            <text:p>c16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8</text:p>
          </table:table-cell>
          <table:table-cell table:style-name="ce16" office:value-type="string" calcext:value-type="string">
            <text:p>c19</text:p>
          </table:table-cell>
          <table:table-cell table:style-name="ce16" office:value-type="string" calcext:value-type="string">
            <text:p>c20</text:p>
          </table:table-cell>
          <table:table-cell table:style-name="ce16" office:value-type="string" calcext:value-type="string">
            <text:p>c21</text:p>
          </table:table-cell>
          <table:table-cell table:style-name="ce16" office:value-type="string" calcext:value-type="string">
            <text:p>c22</text:p>
          </table:table-cell>
          <table:table-cell table:style-name="ce16" office:value-type="string" calcext:value-type="string">
            <text:p>cX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.84971484349951" calcext:value-type="float">
            <text:p>2.8497148435</text:p>
          </table:table-cell>
          <table:table-cell table:style-name="ce17" office:value-type="float" office:value="4.24360727275038" calcext:value-type="float">
            <text:p>4.2436072728</text:p>
          </table:table-cell>
          <table:table-cell table:style-name="ce17" office:value-type="float" office:value="3.75572468324865" calcext:value-type="float">
            <text:p>3.7557246832</text:p>
          </table:table-cell>
          <table:table-cell table:style-name="ce17" office:value-type="float" office:value="5.40430501002057" calcext:value-type="float">
            <text:p>5.40430501</text:p>
          </table:table-cell>
          <table:table-cell table:style-name="ce17" office:value-type="float" office:value="3.93436688179319" calcext:value-type="float">
            <text:p>3.9343668818</text:p>
          </table:table-cell>
          <table:table-cell table:style-name="ce17" office:value-type="float" office:value="5.14275255199741" calcext:value-type="float">
            <text:p>5.142752552</text:p>
          </table:table-cell>
          <table:table-cell table:style-name="ce17" office:value-type="float" office:value="2.45770355554567" calcext:value-type="float">
            <text:p>2.4577035555</text:p>
          </table:table-cell>
          <table:table-cell table:style-name="ce17" office:value-type="float" office:value="4.43213473970291" calcext:value-type="float">
            <text:p>4.4321347397</text:p>
          </table:table-cell>
          <table:table-cell table:style-name="ce17" office:value-type="float" office:value="2.81178958714764" calcext:value-type="float">
            <text:p>2.8117895871</text:p>
          </table:table-cell>
          <table:table-cell table:style-name="ce17" office:value-type="float" office:value="3.94450008592628" calcext:value-type="float">
            <text:p>3.9445000859</text:p>
          </table:table-cell>
          <table:table-cell table:style-name="ce17" office:value-type="float" office:value="3.40817538113849" calcext:value-type="float">
            <text:p>3.4081753811</text:p>
          </table:table-cell>
          <table:table-cell table:style-name="ce17" office:value-type="float" office:value="2.30787486954242" calcext:value-type="float">
            <text:p>2.3078748695</text:p>
          </table:table-cell>
          <table:table-cell table:style-name="ce17" office:value-type="float" office:value="2.76405020927157" calcext:value-type="float">
            <text:p>2.7640502093</text:p>
          </table:table-cell>
          <table:table-cell table:style-name="ce17" office:value-type="float" office:value="2.77799995075872" calcext:value-type="float">
            <text:p>2.7779999508</text:p>
          </table:table-cell>
          <table:table-cell table:style-name="ce17" office:value-type="float" office:value="2.70549922018269" calcext:value-type="float">
            <text:p>2.7054992202</text:p>
          </table:table-cell>
          <table:table-cell table:style-name="ce17" office:value-type="float" office:value="2.82415402349569" calcext:value-type="float">
            <text:p>2.8241540235</text:p>
          </table:table-cell>
          <table:table-cell table:style-name="ce17" office:value-type="float" office:value="4.07412648553895" calcext:value-type="float">
            <text:p>4.0741264855</text:p>
          </table:table-cell>
          <table:table-cell table:style-name="ce17" office:value-type="float" office:value="4.2361183535045" calcext:value-type="float">
            <text:p>4.2361183535</text:p>
          </table:table-cell>
          <table:table-cell table:style-name="ce17" office:value-type="float" office:value="3.11014339122935" calcext:value-type="float">
            <text:p>3.1101433912</text:p>
          </table:table-cell>
          <table:table-cell table:style-name="ce17" office:value-type="float" office:value="4.78431757664638" calcext:value-type="float">
            <text:p>4.7843175766</text:p>
          </table:table-cell>
          <table:table-cell table:style-name="ce17" office:value-type="float" office:value="3.6830614377039" calcext:value-type="float">
            <text:p>3.6830614377</text:p>
          </table:table-cell>
          <table:table-cell table:style-name="ce17" office:value-type="float" office:value="3.35559016522362" calcext:value-type="float">
            <text:p>3.3555901652</text:p>
          </table:table-cell>
          <table:table-cell table:style-name="ce17" office:value-type="float" office:value="2.62702787931848" calcext:value-type="float">
            <text:p>2.627027879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2.86234568213039" calcext:value-type="float">
            <text:p>2.8623456821</text:p>
          </table:table-cell>
          <table:table-cell table:style-name="ce17" office:value-type="float" office:value="4.23952414434046" calcext:value-type="float">
            <text:p>4.2395241443</text:p>
          </table:table-cell>
          <table:table-cell table:style-name="ce17" office:value-type="float" office:value="3.60546006019654" calcext:value-type="float">
            <text:p>3.6054600602</text:p>
          </table:table-cell>
          <table:table-cell table:style-name="ce17" office:value-type="float" office:value="3.66439199842962" calcext:value-type="float">
            <text:p>3.6643919984</text:p>
          </table:table-cell>
          <table:table-cell table:style-name="ce17" office:value-type="float" office:value="3.06526107951213" calcext:value-type="float">
            <text:p>3.0652610795</text:p>
          </table:table-cell>
          <table:table-cell table:style-name="ce17" office:value-type="float" office:value="4.76885772637484" calcext:value-type="float">
            <text:p>4.7688577264</text:p>
          </table:table-cell>
          <table:table-cell table:style-name="ce17" office:value-type="float" office:value="3.75549838791836" calcext:value-type="float">
            <text:p>3.7554983879</text:p>
          </table:table-cell>
          <table:table-cell table:style-name="ce17" office:value-type="float" office:value="3.21007583349547" calcext:value-type="float">
            <text:p>3.2100758335</text:p>
          </table:table-cell>
          <table:table-cell table:style-name="ce17" office:value-type="float" office:value="3.11667056165553" calcext:value-type="float">
            <text:p>3.1166705617</text:p>
          </table:table-cell>
          <table:table-cell table:style-name="ce17" office:value-type="float" office:value="3.25252945161917" calcext:value-type="float">
            <text:p>3.2525294516</text:p>
          </table:table-cell>
          <table:table-cell table:style-name="ce17" office:value-type="float" office:value="3.23051573393123" calcext:value-type="float">
            <text:p>3.2305157339</text:p>
          </table:table-cell>
          <table:table-cell table:style-name="ce17" office:value-type="float" office:value="4.56637069680158" calcext:value-type="float">
            <text:p>4.5663706968</text:p>
          </table:table-cell>
          <table:table-cell table:style-name="ce17" office:value-type="float" office:value="4.56306597839821" calcext:value-type="float">
            <text:p>4.5630659784</text:p>
          </table:table-cell>
          <table:table-cell table:style-name="ce17" office:value-type="float" office:value="3.19931009739209" calcext:value-type="float">
            <text:p>3.1993100974</text:p>
          </table:table-cell>
          <table:table-cell table:style-name="ce17" office:value-type="float" office:value="2.19650316412987" calcext:value-type="float">
            <text:p>2.1965031641</text:p>
          </table:table-cell>
          <table:table-cell table:style-name="ce17" office:value-type="float" office:value="3.2791374144803" calcext:value-type="float">
            <text:p>3.2791374145</text:p>
          </table:table-cell>
          <table:table-cell table:style-name="ce17" office:value-type="float" office:value="2.64508731275593" calcext:value-type="float">
            <text:p>2.6450873128</text:p>
          </table:table-cell>
          <table:table-cell table:style-name="ce17" office:value-type="float" office:value="3.05190730125358" calcext:value-type="float">
            <text:p>3.0519073013</text:p>
          </table:table-cell>
          <table:table-cell table:style-name="ce17" office:value-type="float" office:value="2.6303773175518" calcext:value-type="float">
            <text:p>2.6303773176</text:p>
          </table:table-cell>
          <table:table-cell table:style-name="ce17" office:value-type="float" office:value="2.59149792202622" calcext:value-type="float">
            <text:p>2.591497922</text:p>
          </table:table-cell>
          <table:table-cell table:style-name="ce17" office:value-type="float" office:value="4.06291669844683" calcext:value-type="float">
            <text:p>4.0629166984</text:p>
          </table:table-cell>
          <table:table-cell table:style-name="ce17" office:value-type="float" office:value="3.53224675634982" calcext:value-type="float">
            <text:p>3.5322467563</text:p>
          </table:table-cell>
          <table:table-cell table:style-name="ce17" office:value-type="float" office:value="5.03284138579741" calcext:value-type="float">
            <text:p>5.032841385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5.05182486088486" calcext:value-type="float">
            <text:p>5.0518248609</text:p>
          </table:table-cell>
          <table:table-cell table:style-name="ce17" office:value-type="float" office:value="5.10255134652428" calcext:value-type="float">
            <text:p>5.1025513465</text:p>
          </table:table-cell>
          <table:table-cell table:style-name="ce17" office:value-type="float" office:value="3.94791185503483" calcext:value-type="float">
            <text:p>3.947911855</text:p>
          </table:table-cell>
          <table:table-cell table:style-name="ce17" office:value-type="float" office:value="2.97251210996257" calcext:value-type="float">
            <text:p>2.97251211</text:p>
          </table:table-cell>
          <table:table-cell table:style-name="ce17" office:value-type="float" office:value="2.63664572730342" calcext:value-type="float">
            <text:p>2.6366457273</text:p>
          </table:table-cell>
          <table:table-cell table:style-name="ce17" office:value-type="float" office:value="2.86718712165913" calcext:value-type="float">
            <text:p>2.8671871217</text:p>
          </table:table-cell>
          <table:table-cell table:style-name="ce17" office:value-type="float" office:value="4.58926829952808" calcext:value-type="float">
            <text:p>4.5892682995</text:p>
          </table:table-cell>
          <table:table-cell table:style-name="ce17" office:value-type="float" office:value="3.92703629356919" calcext:value-type="float">
            <text:p>3.9270362936</text:p>
          </table:table-cell>
          <table:table-cell table:style-name="ce17" office:value-type="float" office:value="2.86448701181564" calcext:value-type="float">
            <text:p>2.8644870118</text:p>
          </table:table-cell>
          <table:table-cell table:style-name="ce17" office:value-type="float" office:value="3.23120393796222" calcext:value-type="float">
            <text:p>3.231203938</text:p>
          </table:table-cell>
          <table:table-cell table:style-name="ce17" office:value-type="float" office:value="3.65986473328961" calcext:value-type="float">
            <text:p>3.6598647333</text:p>
          </table:table-cell>
          <table:table-cell table:style-name="ce17" office:value-type="float" office:value="5.19038108155692" calcext:value-type="float">
            <text:p>5.1903810816</text:p>
          </table:table-cell>
          <table:table-cell table:style-name="ce17" office:value-type="float" office:value="4.18059236942771" calcext:value-type="float">
            <text:p>4.1805923694</text:p>
          </table:table-cell>
          <table:table-cell table:style-name="ce17" office:value-type="float" office:value="4.02312345481058" calcext:value-type="float">
            <text:p>4.0231234548</text:p>
          </table:table-cell>
          <table:table-cell table:style-name="ce17" office:value-type="float" office:value="2.26200218370656" calcext:value-type="float">
            <text:p>2.2620021837</text:p>
          </table:table-cell>
          <table:table-cell table:style-name="ce17" office:value-type="float" office:value="2.52103438815813" calcext:value-type="float">
            <text:p>2.5210343882</text:p>
          </table:table-cell>
          <table:table-cell table:style-name="ce17" office:value-type="float" office:value="4.98996006423902" calcext:value-type="float">
            <text:p>4.9899600642</text:p>
          </table:table-cell>
          <table:table-cell table:style-name="ce17" office:value-type="float" office:value="3.03791410626477" calcext:value-type="float">
            <text:p>3.0379141063</text:p>
          </table:table-cell>
          <table:table-cell table:style-name="ce17" office:value-type="float" office:value="3.17659769706218" calcext:value-type="float">
            <text:p>3.1765976971</text:p>
          </table:table-cell>
          <table:table-cell table:style-name="ce17" office:value-type="float" office:value="3.70319842764314" calcext:value-type="float">
            <text:p>3.7031984276</text:p>
          </table:table-cell>
          <table:table-cell table:style-name="ce17" office:value-type="float" office:value="2.10591991339605" calcext:value-type="float">
            <text:p>2.1059199134</text:p>
          </table:table-cell>
          <table:table-cell table:style-name="ce17" office:value-type="float" office:value="3.05476284678174" calcext:value-type="float">
            <text:p>3.0547628468</text:p>
          </table:table-cell>
          <table:table-cell table:style-name="ce17" office:value-type="float" office:value="3.56545631785927" calcext:value-type="float">
            <text:p>3.565456317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5.11245354024385" calcext:value-type="float">
            <text:p>5.1124535402</text:p>
          </table:table-cell>
          <table:table-cell table:style-name="ce17" office:value-type="float" office:value="4.44411516757106" calcext:value-type="float">
            <text:p>4.4441151676</text:p>
          </table:table-cell>
          <table:table-cell table:style-name="ce17" office:value-type="float" office:value="5.23123693449814" calcext:value-type="float">
            <text:p>5.2312369345</text:p>
          </table:table-cell>
          <table:table-cell table:style-name="ce17" office:value-type="float" office:value="2.72839198888692" calcext:value-type="float">
            <text:p>2.7283919889</text:p>
          </table:table-cell>
          <table:table-cell table:style-name="ce17" office:value-type="float" office:value="3.91039278767028" calcext:value-type="float">
            <text:p>3.9103927877</text:p>
          </table:table-cell>
          <table:table-cell table:style-name="ce17" office:value-type="float" office:value="2.98114379438554" calcext:value-type="float">
            <text:p>2.9811437944</text:p>
          </table:table-cell>
          <table:table-cell table:style-name="ce17" office:value-type="float" office:value="5.24623735558136" calcext:value-type="float">
            <text:p>5.2462373556</text:p>
          </table:table-cell>
          <table:table-cell table:style-name="ce17" office:value-type="float" office:value="3.15550932241389" calcext:value-type="float">
            <text:p>3.1555093224</text:p>
          </table:table-cell>
          <table:table-cell table:style-name="ce17" office:value-type="float" office:value="2.66368775122403" calcext:value-type="float">
            <text:p>2.6636877512</text:p>
          </table:table-cell>
          <table:table-cell table:style-name="ce17" office:value-type="float" office:value="5.20119732400599" calcext:value-type="float">
            <text:p>5.201197324</text:p>
          </table:table-cell>
          <table:table-cell table:style-name="ce17" office:value-type="float" office:value="4.22856076477149" calcext:value-type="float">
            <text:p>4.2285607648</text:p>
          </table:table-cell>
          <table:table-cell table:style-name="ce17" office:value-type="float" office:value="2.3329170608657" calcext:value-type="float">
            <text:p>2.3329170609</text:p>
          </table:table-cell>
          <table:table-cell table:style-name="ce17" office:value-type="float" office:value="2.43571031819532" calcext:value-type="float">
            <text:p>2.4357103182</text:p>
          </table:table-cell>
          <table:table-cell table:style-name="ce17" office:value-type="float" office:value="2.34262362167616" calcext:value-type="float">
            <text:p>2.3426236217</text:p>
          </table:table-cell>
          <table:table-cell table:style-name="ce17" office:value-type="float" office:value="2.35798708774566" calcext:value-type="float">
            <text:p>2.3579870877</text:p>
          </table:table-cell>
          <table:table-cell table:style-name="ce17" office:value-type="float" office:value="4.15350270944477" calcext:value-type="float">
            <text:p>4.1535027094</text:p>
          </table:table-cell>
          <table:table-cell table:style-name="ce17" office:value-type="float" office:value="3.36187493937422" calcext:value-type="float">
            <text:p>3.3618749394</text:p>
          </table:table-cell>
          <table:table-cell table:style-name="ce17" office:value-type="float" office:value="4.60424903180936" calcext:value-type="float">
            <text:p>4.6042490318</text:p>
          </table:table-cell>
          <table:table-cell table:style-name="ce17" office:value-type="float" office:value="3.35667217817832" calcext:value-type="float">
            <text:p>3.3566721782</text:p>
          </table:table-cell>
          <table:table-cell table:style-name="ce17" office:value-type="float" office:value="2.16963009247575" calcext:value-type="float">
            <text:p>2.1696300925</text:p>
          </table:table-cell>
          <table:table-cell table:style-name="ce17" office:value-type="float" office:value="4.99039448915791" calcext:value-type="float">
            <text:p>4.9903944892</text:p>
          </table:table-cell>
          <table:table-cell table:style-name="ce17" office:value-type="float" office:value="4.22606487013832" calcext:value-type="float">
            <text:p>4.2260648701</text:p>
          </table:table-cell>
          <table:table-cell table:style-name="ce17" office:value-type="float" office:value="2.86790058006511" calcext:value-type="float">
            <text:p>2.8679005801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7016093665155" calcext:value-type="float">
            <text:p>4.5701609367</text:p>
          </table:table-cell>
          <table:table-cell office:value-type="float" office:value="2.57329375072886" calcext:value-type="float">
            <text:p>2.5732937507</text:p>
          </table:table-cell>
          <table:table-cell office:value-type="float" office:value="3.71261097337043" calcext:value-type="float">
            <text:p>3.7126109734</text:p>
          </table:table-cell>
          <table:table-cell office:value-type="float" office:value="2.6135434434196" calcext:value-type="float">
            <text:p>2.6135434434</text:p>
          </table:table-cell>
          <table:table-cell office:value-type="float" office:value="2.76062678151125" calcext:value-type="float">
            <text:p>2.7606267815</text:p>
          </table:table-cell>
          <table:table-cell office:value-type="float" office:value="4.65841592474279" calcext:value-type="float">
            <text:p>4.6584159247</text:p>
          </table:table-cell>
          <table:table-cell office:value-type="float" office:value="3.23758859147393" calcext:value-type="float">
            <text:p>3.2375885915</text:p>
          </table:table-cell>
          <table:table-cell office:value-type="float" office:value="4.52978205531223" calcext:value-type="float">
            <text:p>4.5297820553</text:p>
          </table:table-cell>
          <table:table-cell office:value-type="float" office:value="3.26463201764645" calcext:value-type="float">
            <text:p>3.2646320176</text:p>
          </table:table-cell>
          <table:table-cell office:value-type="float" office:value="5.2544957914083" calcext:value-type="float">
            <text:p>5.2544957914</text:p>
          </table:table-cell>
          <table:table-cell office:value-type="float" office:value="4.40804422592505" calcext:value-type="float">
            <text:p>4.4080442259</text:p>
          </table:table-cell>
          <table:table-cell office:value-type="float" office:value="4.56826127634331" calcext:value-type="float">
            <text:p>4.5682612763</text:p>
          </table:table-cell>
          <table:table-cell office:value-type="float" office:value="3.01293136310996" calcext:value-type="float">
            <text:p>3.0129313631</text:p>
          </table:table-cell>
          <table:table-cell office:value-type="float" office:value="3.41969008910508" calcext:value-type="float">
            <text:p>3.4196900891</text:p>
          </table:table-cell>
          <table:table-cell office:value-type="float" office:value="2.78664803970436" calcext:value-type="float">
            <text:p>2.7866480397</text:p>
          </table:table-cell>
          <table:table-cell office:value-type="float" office:value="3.78980166540485" calcext:value-type="float">
            <text:p>3.7898016654</text:p>
          </table:table-cell>
          <table:table-cell office:value-type="float" office:value="4.9920509755394" calcext:value-type="float">
            <text:p>4.9920509755</text:p>
          </table:table-cell>
          <table:table-cell office:value-type="float" office:value="3.49463437858199" calcext:value-type="float">
            <text:p>3.4946343786</text:p>
          </table:table-cell>
          <table:table-cell office:value-type="float" office:value="3.77183575643837" calcext:value-type="float">
            <text:p>3.7718357564</text:p>
          </table:table-cell>
          <table:table-cell office:value-type="float" office:value="2.79888363075872" calcext:value-type="float">
            <text:p>2.7988836308</text:p>
          </table:table-cell>
          <table:table-cell office:value-type="float" office:value="2.83308839794428" calcext:value-type="float">
            <text:p>2.8330883979</text:p>
          </table:table-cell>
          <table:table-cell office:value-type="float" office:value="4.35463759671205" calcext:value-type="float">
            <text:p>4.3546375967</text:p>
          </table:table-cell>
          <table:table-cell office:value-type="float" office:value="5.43091665050774" calcext:value-type="float">
            <text:p>5.4309166505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25945536935646" calcext:value-type="float">
            <text:p>3.2594553694</text:p>
          </table:table-cell>
          <table:table-cell office:value-type="float" office:value="4.15134685804794" calcext:value-type="float">
            <text:p>4.151346858</text:p>
          </table:table-cell>
          <table:table-cell office:value-type="float" office:value="3.16789967345005" calcext:value-type="float">
            <text:p>3.1678996735</text:p>
          </table:table-cell>
          <table:table-cell office:value-type="float" office:value="5.25692815923561" calcext:value-type="float">
            <text:p>5.2569281592</text:p>
          </table:table-cell>
          <table:table-cell office:value-type="float" office:value="2.67877988636655" calcext:value-type="float">
            <text:p>2.6787798864</text:p>
          </table:table-cell>
          <table:table-cell office:value-type="float" office:value="4.66927121485818" calcext:value-type="float">
            <text:p>4.6692712149</text:p>
          </table:table-cell>
          <table:table-cell office:value-type="float" office:value="3.93179167444392" calcext:value-type="float">
            <text:p>3.9317916744</text:p>
          </table:table-cell>
          <table:table-cell office:value-type="float" office:value="2.4026165433112" calcext:value-type="float">
            <text:p>2.4026165433</text:p>
          </table:table-cell>
          <table:table-cell office:value-type="float" office:value="2.90601878588802" calcext:value-type="float">
            <text:p>2.9060187859</text:p>
          </table:table-cell>
          <table:table-cell office:value-type="float" office:value="2.53680453331643" calcext:value-type="float">
            <text:p>2.5368045333</text:p>
          </table:table-cell>
          <table:table-cell office:value-type="float" office:value="5.22402809103677" calcext:value-type="float">
            <text:p>5.224028091</text:p>
          </table:table-cell>
          <table:table-cell office:value-type="float" office:value="4.81221068598424" calcext:value-type="float">
            <text:p>4.812210686</text:p>
          </table:table-cell>
          <table:table-cell office:value-type="float" office:value="3.62612745706703" calcext:value-type="float">
            <text:p>3.6261274571</text:p>
          </table:table-cell>
          <table:table-cell office:value-type="float" office:value="3.06070187063628" calcext:value-type="float">
            <text:p>3.0607018706</text:p>
          </table:table-cell>
          <table:table-cell office:value-type="float" office:value="2.79143056916052" calcext:value-type="float">
            <text:p>2.7914305692</text:p>
          </table:table-cell>
          <table:table-cell office:value-type="float" office:value="3.59595066154455" calcext:value-type="float">
            <text:p>3.5959506615</text:p>
          </table:table-cell>
          <table:table-cell office:value-type="float" office:value="4.23013937696762" calcext:value-type="float">
            <text:p>4.230139377</text:p>
          </table:table-cell>
          <table:table-cell office:value-type="float" office:value="4.78998433103696" calcext:value-type="float">
            <text:p>4.789984331</text:p>
          </table:table-cell>
          <table:table-cell office:value-type="float" office:value="3.38746646662728" calcext:value-type="float">
            <text:p>3.3874664666</text:p>
          </table:table-cell>
          <table:table-cell office:value-type="float" office:value="2.97213799638582" calcext:value-type="float">
            <text:p>2.9721379964</text:p>
          </table:table-cell>
          <table:table-cell office:value-type="float" office:value="2.59932622855671" calcext:value-type="float">
            <text:p>2.5993262286</text:p>
          </table:table-cell>
          <table:table-cell office:value-type="float" office:value="3.02409649283772" calcext:value-type="float">
            <text:p>3.0240964928</text:p>
          </table:table-cell>
          <table:table-cell office:value-type="float" office:value="4.47089915381442" calcext:value-type="float">
            <text:p>4.4708991538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42101768907544" calcext:value-type="float">
            <text:p>4.4210176891</text:p>
          </table:table-cell>
          <table:table-cell office:value-type="float" office:value="5.22169325168662" calcext:value-type="float">
            <text:p>5.2216932517</text:p>
          </table:table-cell>
          <table:table-cell office:value-type="float" office:value="2.72914504262578" calcext:value-type="float">
            <text:p>2.7291450426</text:p>
          </table:table-cell>
          <table:table-cell office:value-type="float" office:value="2.96745157135892" calcext:value-type="float">
            <text:p>2.9674515714</text:p>
          </table:table-cell>
          <table:table-cell office:value-type="float" office:value="4.28324416236214" calcext:value-type="float">
            <text:p>4.2832441624</text:p>
          </table:table-cell>
          <table:table-cell office:value-type="float" office:value="4.91915466515998" calcext:value-type="float">
            <text:p>4.9191546652</text:p>
          </table:table-cell>
          <table:table-cell office:value-type="float" office:value="4.45983761801257" calcext:value-type="float">
            <text:p>4.459837618</text:p>
          </table:table-cell>
          <table:table-cell office:value-type="float" office:value="3.41394151329516" calcext:value-type="float">
            <text:p>3.4139415133</text:p>
          </table:table-cell>
          <table:table-cell office:value-type="float" office:value="4.29871490433183" calcext:value-type="float">
            <text:p>4.2987149043</text:p>
          </table:table-cell>
          <table:table-cell office:value-type="float" office:value="2.32683358310724" calcext:value-type="float">
            <text:p>2.3268335831</text:p>
          </table:table-cell>
          <table:table-cell office:value-type="float" office:value="2.37917389753612" calcext:value-type="float">
            <text:p>2.3791738975</text:p>
          </table:table-cell>
          <table:table-cell office:value-type="float" office:value="5.22296988671203" calcext:value-type="float">
            <text:p>5.2229698867</text:p>
          </table:table-cell>
          <table:table-cell office:value-type="float" office:value="2.44098769659259" calcext:value-type="float">
            <text:p>2.4409876966</text:p>
          </table:table-cell>
          <table:table-cell office:value-type="float" office:value="3.83457727359698" calcext:value-type="float">
            <text:p>3.8345772736</text:p>
          </table:table-cell>
          <table:table-cell office:value-type="float" office:value="4.55971917411735" calcext:value-type="float">
            <text:p>4.5597191741</text:p>
          </table:table-cell>
          <table:table-cell office:value-type="float" office:value="3.2243181024116" calcext:value-type="float">
            <text:p>3.2243181024</text:p>
          </table:table-cell>
          <table:table-cell office:value-type="float" office:value="4.59508923086531" calcext:value-type="float">
            <text:p>4.5950892309</text:p>
          </table:table-cell>
          <table:table-cell office:value-type="float" office:value="2.85045788606609" calcext:value-type="float">
            <text:p>2.8504578861</text:p>
          </table:table-cell>
          <table:table-cell office:value-type="float" office:value="2.21184067196878" calcext:value-type="float">
            <text:p>2.211840672</text:p>
          </table:table-cell>
          <table:table-cell office:value-type="float" office:value="2.67233417526722" calcext:value-type="float">
            <text:p>2.6723341753</text:p>
          </table:table-cell>
          <table:table-cell office:value-type="float" office:value="3.59773872791257" calcext:value-type="float">
            <text:p>3.5977387279</text:p>
          </table:table-cell>
          <table:table-cell office:value-type="float" office:value="3.2721859872779" calcext:value-type="float">
            <text:p>3.2721859873</text:p>
          </table:table-cell>
          <table:table-cell office:value-type="float" office:value="3.6688606785175" calcext:value-type="float">
            <text:p>3.6688606785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82366721142869" calcext:value-type="float">
            <text:p>3.8236672114</text:p>
          </table:table-cell>
          <table:table-cell office:value-type="float" office:value="4.11883959766397" calcext:value-type="float">
            <text:p>4.1188395977</text:p>
          </table:table-cell>
          <table:table-cell office:value-type="float" office:value="4.91856924159787" calcext:value-type="float">
            <text:p>4.9185692416</text:p>
          </table:table-cell>
          <table:table-cell office:value-type="float" office:value="4.27938595941046" calcext:value-type="float">
            <text:p>4.2793859594</text:p>
          </table:table-cell>
          <table:table-cell office:value-type="float" office:value="5.2866628097884" calcext:value-type="float">
            <text:p>5.2866628098</text:p>
          </table:table-cell>
          <table:table-cell office:value-type="float" office:value="4.64389608380279" calcext:value-type="float">
            <text:p>4.6438960838</text:p>
          </table:table-cell>
          <table:table-cell office:value-type="float" office:value="4.02666368345481" calcext:value-type="float">
            <text:p>4.0266636835</text:p>
          </table:table-cell>
          <table:table-cell office:value-type="float" office:value="4.14178728065943" calcext:value-type="float">
            <text:p>4.1417872807</text:p>
          </table:table-cell>
          <table:table-cell office:value-type="float" office:value="3.08741428943881" calcext:value-type="float">
            <text:p>3.0874142894</text:p>
          </table:table-cell>
          <table:table-cell office:value-type="float" office:value="3.67943371204191" calcext:value-type="float">
            <text:p>3.679433712</text:p>
          </table:table-cell>
          <table:table-cell office:value-type="float" office:value="4.0789783553276" calcext:value-type="float">
            <text:p>4.0789783553</text:p>
          </table:table-cell>
          <table:table-cell office:value-type="float" office:value="3.62657672457189" calcext:value-type="float">
            <text:p>3.6265767246</text:p>
          </table:table-cell>
          <table:table-cell office:value-type="float" office:value="4.38198389549453" calcext:value-type="float">
            <text:p>4.3819838955</text:p>
          </table:table-cell>
          <table:table-cell office:value-type="float" office:value="2.52932050308807" calcext:value-type="float">
            <text:p>2.5293205031</text:p>
          </table:table-cell>
          <table:table-cell office:value-type="float" office:value="2.21641015352089" calcext:value-type="float">
            <text:p>2.2164101535</text:p>
          </table:table-cell>
          <table:table-cell office:value-type="float" office:value="3.08585908146209" calcext:value-type="float">
            <text:p>3.0858590815</text:p>
          </table:table-cell>
          <table:table-cell office:value-type="float" office:value="3.45190793387596" calcext:value-type="float">
            <text:p>3.4519079339</text:p>
          </table:table-cell>
          <table:table-cell office:value-type="float" office:value="3.63847963046174" calcext:value-type="float">
            <text:p>3.6384796305</text:p>
          </table:table-cell>
          <table:table-cell office:value-type="float" office:value="4.37728271840785" calcext:value-type="float">
            <text:p>4.3772827184</text:p>
          </table:table-cell>
          <table:table-cell office:value-type="float" office:value="4.46082247589168" calcext:value-type="float">
            <text:p>4.4608224759</text:p>
          </table:table-cell>
          <table:table-cell office:value-type="float" office:value="2.59953484194905" calcext:value-type="float">
            <text:p>2.5995348419</text:p>
          </table:table-cell>
          <table:table-cell office:value-type="float" office:value="3.38384391955496" calcext:value-type="float">
            <text:p>3.3838439196</text:p>
          </table:table-cell>
          <table:table-cell office:value-type="float" office:value="3.23590767820908" calcext:value-type="float">
            <text:p>3.2359076782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9252736847864" calcext:value-type="float">
            <text:p>11.9252736848</text:p>
          </table:table-cell>
          <table:table-cell office:value-type="float" office:value="10.0900288278244" calcext:value-type="float">
            <text:p>10.0900288278</text:p>
          </table:table-cell>
          <table:table-cell office:value-type="float" office:value="8.62743168316472" calcext:value-type="float">
            <text:p>8.6274316832</text:p>
          </table:table-cell>
          <table:table-cell office:value-type="float" office:value="8.05457100564486" calcext:value-type="float">
            <text:p>8.0545710056</text:p>
          </table:table-cell>
          <table:table-cell office:value-type="float" office:value="7.33667452195269" calcext:value-type="float">
            <text:p>7.336674522</text:p>
          </table:table-cell>
          <table:table-cell office:value-type="float" office:value="6.87491396841403" calcext:value-type="float">
            <text:p>6.8749139684</text:p>
          </table:table-cell>
          <table:table-cell office:value-type="float" office:value="6.13094663289964" calcext:value-type="float">
            <text:p>6.1309466329</text:p>
          </table:table-cell>
          <table:table-cell office:value-type="float" office:value="5.85355892183092" calcext:value-type="float">
            <text:p>5.8535589218</text:p>
          </table:table-cell>
          <table:table-cell office:value-type="float" office:value="5.55695045147342" calcext:value-type="float">
            <text:p>5.5569504515</text:p>
          </table:table-cell>
          <table:table-cell office:value-type="float" office:value="5.46220817040747" calcext:value-type="float">
            <text:p>5.4622081704</text:p>
          </table:table-cell>
          <table:table-cell office:value-type="float" office:value="5.2519139593863" calcext:value-type="float">
            <text:p>5.2519139594</text:p>
          </table:table-cell>
          <table:table-cell office:value-type="float" office:value="5.18246725150414" calcext:value-type="float">
            <text:p>5.1824672515</text:p>
          </table:table-cell>
          <table:table-cell office:value-type="float" office:value="5.24779395376323" calcext:value-type="float">
            <text:p>5.2477939538</text:p>
          </table:table-cell>
          <table:table-cell office:value-type="float" office:value="5.18247604984667" calcext:value-type="float">
            <text:p>5.1824760498</text:p>
          </table:table-cell>
          <table:table-cell office:value-type="float" office:value="5.12501403907321" calcext:value-type="float">
            <text:p>5.1250140391</text:p>
          </table:table-cell>
          <table:table-cell office:value-type="float" office:value="5.13146950931943" calcext:value-type="float">
            <text:p>5.1314695093</text:p>
          </table:table-cell>
          <table:table-cell office:value-type="float" office:value="5.0376028429015" calcext:value-type="float">
            <text:p>5.0376028429</text:p>
          </table:table-cell>
          <table:table-cell office:value-type="float" office:value="5.00720886591135" calcext:value-type="float">
            <text:p>5.0072088659</text:p>
          </table:table-cell>
          <table:table-cell office:value-type="float" office:value="5.09488269861936" calcext:value-type="float">
            <text:p>5.0948826986</text:p>
          </table:table-cell>
          <table:table-cell office:value-type="float" office:value="5.04161609600896" calcext:value-type="float">
            <text:p>5.041616096</text:p>
          </table:table-cell>
          <table:table-cell office:value-type="float" office:value="5.08414981264011" calcext:value-type="float">
            <text:p>5.0841498126</text:p>
          </table:table-cell>
          <table:table-cell office:value-type="float" office:value="4.96817227325579" calcext:value-type="float">
            <text:p>4.9681722733</text:p>
          </table:table-cell>
          <table:table-cell office:value-type="float" office:value="9.44801416413899" calcext:value-type="float">
            <text:p>9.4480141641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6769892090186" calcext:value-type="float">
            <text:p>13.676989209</text:p>
          </table:table-cell>
          <table:table-cell office:value-type="float" office:value="9.96239963408287" calcext:value-type="float">
            <text:p>9.9623996341</text:p>
          </table:table-cell>
          <table:table-cell office:value-type="float" office:value="8.87254543148996" calcext:value-type="float">
            <text:p>8.8725454315</text:p>
          </table:table-cell>
          <table:table-cell office:value-type="float" office:value="7.6956116625291" calcext:value-type="float">
            <text:p>7.6956116625</text:p>
          </table:table-cell>
          <table:table-cell office:value-type="float" office:value="6.93012051723219" calcext:value-type="float">
            <text:p>6.9301205172</text:p>
          </table:table-cell>
          <table:table-cell office:value-type="float" office:value="6.51601336523409" calcext:value-type="float">
            <text:p>6.5160133652</text:p>
          </table:table-cell>
          <table:table-cell office:value-type="float" office:value="6.3225332995583" calcext:value-type="float">
            <text:p>6.3225332996</text:p>
          </table:table-cell>
          <table:table-cell office:value-type="float" office:value="5.81238530727363" calcext:value-type="float">
            <text:p>5.8123853073</text:p>
          </table:table-cell>
          <table:table-cell office:value-type="float" office:value="5.69560110254476" calcext:value-type="float">
            <text:p>5.6956011025</text:p>
          </table:table-cell>
          <table:table-cell office:value-type="float" office:value="5.53610763934096" calcext:value-type="float">
            <text:p>5.5361076393</text:p>
          </table:table-cell>
          <table:table-cell office:value-type="float" office:value="5.48455560902647" calcext:value-type="float">
            <text:p>5.484555609</text:p>
          </table:table-cell>
          <table:table-cell office:value-type="float" office:value="5.36574681195252" calcext:value-type="float">
            <text:p>5.365746812</text:p>
          </table:table-cell>
          <table:table-cell office:value-type="float" office:value="5.15970471661153" calcext:value-type="float">
            <text:p>5.1597047166</text:p>
          </table:table-cell>
          <table:table-cell office:value-type="float" office:value="5.05032761244716" calcext:value-type="float">
            <text:p>5.0503276124</text:p>
          </table:table-cell>
          <table:table-cell office:value-type="float" office:value="5.05478463107318" calcext:value-type="float">
            <text:p>5.0547846311</text:p>
          </table:table-cell>
          <table:table-cell office:value-type="float" office:value="5.0256913474783" calcext:value-type="float">
            <text:p>5.0256913475</text:p>
          </table:table-cell>
          <table:table-cell office:value-type="float" office:value="5.12212128555856" calcext:value-type="float">
            <text:p>5.1221212856</text:p>
          </table:table-cell>
          <table:table-cell office:value-type="float" office:value="5.05438251810225" calcext:value-type="float">
            <text:p>5.0543825181</text:p>
          </table:table-cell>
          <table:table-cell office:value-type="float" office:value="5.10784630577007" calcext:value-type="float">
            <text:p>5.1078463058</text:p>
          </table:table-cell>
          <table:table-cell office:value-type="float" office:value="4.95960014367" calcext:value-type="float">
            <text:p>4.9596001437</text:p>
          </table:table-cell>
          <table:table-cell office:value-type="float" office:value="5.08598736912601" calcext:value-type="float">
            <text:p>5.0859873691</text:p>
          </table:table-cell>
          <table:table-cell office:value-type="float" office:value="4.97958848371895" calcext:value-type="float">
            <text:p>4.9795884837</text:p>
          </table:table-cell>
          <table:table-cell office:value-type="float" office:value="9.67861000214631" calcext:value-type="float">
            <text:p>9.6786100021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.1223592789757" calcext:value-type="float">
            <text:p>12.122359279</text:p>
          </table:table-cell>
          <table:table-cell office:value-type="float" office:value="9.90194168158849" calcext:value-type="float">
            <text:p>9.9019416816</text:p>
          </table:table-cell>
          <table:table-cell office:value-type="float" office:value="8.69667796587961" calcext:value-type="float">
            <text:p>8.6966779659</text:p>
          </table:table-cell>
          <table:table-cell office:value-type="float" office:value="8.13482094134836" calcext:value-type="float">
            <text:p>8.1348209413</text:p>
          </table:table-cell>
          <table:table-cell office:value-type="float" office:value="7.48659304195304" calcext:value-type="float">
            <text:p>7.486593042</text:p>
          </table:table-cell>
          <table:table-cell office:value-type="float" office:value="6.53976642517368" calcext:value-type="float">
            <text:p>6.5397664252</text:p>
          </table:table-cell>
          <table:table-cell office:value-type="float" office:value="6.01810261852405" calcext:value-type="float">
            <text:p>6.0181026185</text:p>
          </table:table-cell>
          <table:table-cell office:value-type="float" office:value="5.81438413400346" calcext:value-type="float">
            <text:p>5.814384134</text:p>
          </table:table-cell>
          <table:table-cell office:value-type="float" office:value="5.77654105550953" calcext:value-type="float">
            <text:p>5.7765410555</text:p>
          </table:table-cell>
          <table:table-cell office:value-type="float" office:value="5.56606820516243" calcext:value-type="float">
            <text:p>5.5660682052</text:p>
          </table:table-cell>
          <table:table-cell office:value-type="float" office:value="5.28823971264064" calcext:value-type="float">
            <text:p>5.2882397126</text:p>
          </table:table-cell>
          <table:table-cell office:value-type="float" office:value="5.37653724173498" calcext:value-type="float">
            <text:p>5.3765372417</text:p>
          </table:table-cell>
          <table:table-cell office:value-type="float" office:value="5.09502859999071" calcext:value-type="float">
            <text:p>5.0950286</text:p>
          </table:table-cell>
          <table:table-cell office:value-type="float" office:value="5.16338925496923" calcext:value-type="float">
            <text:p>5.163389255</text:p>
          </table:table-cell>
          <table:table-cell office:value-type="float" office:value="5.1838847939943" calcext:value-type="float">
            <text:p>5.183884794</text:p>
          </table:table-cell>
          <table:table-cell office:value-type="float" office:value="5.01718998300549" calcext:value-type="float">
            <text:p>5.017189983</text:p>
          </table:table-cell>
          <table:table-cell office:value-type="float" office:value="5.14775374878905" calcext:value-type="float">
            <text:p>5.1477537488</text:p>
          </table:table-cell>
          <table:table-cell office:value-type="float" office:value="5.0487709873075" calcext:value-type="float">
            <text:p>5.0487709873</text:p>
          </table:table-cell>
          <table:table-cell office:value-type="float" office:value="5.01334031013427" calcext:value-type="float">
            <text:p>5.0133403101</text:p>
          </table:table-cell>
          <table:table-cell office:value-type="float" office:value="5.00405139043846" calcext:value-type="float">
            <text:p>5.0040513904</text:p>
          </table:table-cell>
          <table:table-cell office:value-type="float" office:value="5.07510569550922" calcext:value-type="float">
            <text:p>5.0751056955</text:p>
          </table:table-cell>
          <table:table-cell office:value-type="float" office:value="4.96819828338746" calcext:value-type="float">
            <text:p>4.9681982834</text:p>
          </table:table-cell>
          <table:table-cell office:value-type="float" office:value="10.0745293270639" calcext:value-type="float">
            <text:p>10.0745293271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.7911268464799" calcext:value-type="float">
            <text:p>13.7911268465</text:p>
          </table:table-cell>
          <table:table-cell office:value-type="float" office:value="11.1148195932584" calcext:value-type="float">
            <text:p>11.1148195933</text:p>
          </table:table-cell>
          <table:table-cell office:value-type="float" office:value="9.17868051945749" calcext:value-type="float">
            <text:p>9.1786805195</text:p>
          </table:table-cell>
          <table:table-cell office:value-type="float" office:value="7.84675239729777" calcext:value-type="float">
            <text:p>7.8467523973</text:p>
          </table:table-cell>
          <table:table-cell office:value-type="float" office:value="7.48221093333732" calcext:value-type="float">
            <text:p>7.4822109333</text:p>
          </table:table-cell>
          <table:table-cell office:value-type="float" office:value="6.58832863656036" calcext:value-type="float">
            <text:p>6.5883286366</text:p>
          </table:table-cell>
          <table:table-cell office:value-type="float" office:value="6.3044441858764" calcext:value-type="float">
            <text:p>6.3044441859</text:p>
          </table:table-cell>
          <table:table-cell office:value-type="float" office:value="5.8263289136915" calcext:value-type="float">
            <text:p>5.8263289137</text:p>
          </table:table-cell>
          <table:table-cell office:value-type="float" office:value="5.51540663896821" calcext:value-type="float">
            <text:p>5.515406639</text:p>
          </table:table-cell>
          <table:table-cell office:value-type="float" office:value="5.45784983379161" calcext:value-type="float">
            <text:p>5.4578498338</text:p>
          </table:table-cell>
          <table:table-cell office:value-type="float" office:value="5.40216124511705" calcext:value-type="float">
            <text:p>5.4021612451</text:p>
          </table:table-cell>
          <table:table-cell office:value-type="float" office:value="5.2396337331339" calcext:value-type="float">
            <text:p>5.2396337331</text:p>
          </table:table-cell>
          <table:table-cell office:value-type="float" office:value="5.16205262424604" calcext:value-type="float">
            <text:p>5.1620526242</text:p>
          </table:table-cell>
          <table:table-cell office:value-type="float" office:value="5.24848637114112" calcext:value-type="float">
            <text:p>5.2484863711</text:p>
          </table:table-cell>
          <table:table-cell office:value-type="float" office:value="5.14681164073837" calcext:value-type="float">
            <text:p>5.1468116407</text:p>
          </table:table-cell>
          <table:table-cell office:value-type="float" office:value="5.07122472367114" calcext:value-type="float">
            <text:p>5.0712247237</text:p>
          </table:table-cell>
          <table:table-cell office:value-type="float" office:value="5.03348705188814" calcext:value-type="float">
            <text:p>5.0334870519</text:p>
          </table:table-cell>
          <table:table-cell office:value-type="float" office:value="4.96572509743693" calcext:value-type="float">
            <text:p>4.9657250974</text:p>
          </table:table-cell>
          <table:table-cell office:value-type="float" office:value="5.09982938318579" calcext:value-type="float">
            <text:p>5.0998293832</text:p>
          </table:table-cell>
          <table:table-cell office:value-type="float" office:value="4.98611429829867" calcext:value-type="float">
            <text:p>4.9861142983</text:p>
          </table:table-cell>
          <table:table-cell office:value-type="float" office:value="4.98892695823803" calcext:value-type="float">
            <text:p>4.9889269582</text:p>
          </table:table-cell>
          <table:table-cell office:value-type="float" office:value="5.05435357431743" calcext:value-type="float">
            <text:p>5.0543535743</text:p>
          </table:table-cell>
          <table:table-cell office:value-type="float" office:value="10.268368200532" calcext:value-type="float">
            <text:p>10.2683682005</text:p>
          </table:table-cell>
          <table:table-cell table:number-columns-repeated="3"/>
          <table:table-cell table:style-name="ce20"/>
          <table:table-cell table:number-columns-repeated="994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.268152287828" calcext:value-type="float">
            <text:p>48.2681522878</text:p>
          </table:table-cell>
          <table:table-cell office:value-type="float" office:value="39.9734414511609" calcext:value-type="float">
            <text:p>39.9734414512</text:p>
          </table:table-cell>
          <table:table-cell office:value-type="float" office:value="30.9708163646175" calcext:value-type="float">
            <text:p>30.9708163646</text:p>
          </table:table-cell>
          <table:table-cell office:value-type="float" office:value="25.4507757763529" calcext:value-type="float">
            <text:p>25.4507757764</text:p>
          </table:table-cell>
          <table:table-cell office:value-type="float" office:value="20.3487705118666" calcext:value-type="float">
            <text:p>20.3487705119</text:p>
          </table:table-cell>
          <table:table-cell office:value-type="float" office:value="16.7293432541916" calcext:value-type="float">
            <text:p>16.7293432542</text:p>
          </table:table-cell>
          <table:table-cell office:value-type="float" office:value="14.1647410423579" calcext:value-type="float">
            <text:p>14.1647410424</text:p>
          </table:table-cell>
          <table:table-cell office:value-type="float" office:value="12.6213382547166" calcext:value-type="float">
            <text:p>12.6213382547</text:p>
          </table:table-cell>
          <table:table-cell office:value-type="float" office:value="12.162376172122" calcext:value-type="float">
            <text:p>12.1623761721</text:p>
          </table:table-cell>
          <table:table-cell office:value-type="float" office:value="10.4997039097224" calcext:value-type="float">
            <text:p>10.4997039097</text:p>
          </table:table-cell>
          <table:table-cell office:value-type="float" office:value="10.3326859671294" calcext:value-type="float">
            <text:p>10.3326859671</text:p>
          </table:table-cell>
          <table:table-cell office:value-type="float" office:value="10.0041256120554" calcext:value-type="float">
            <text:p>10.0041256121</text:p>
          </table:table-cell>
          <table:table-cell office:value-type="float" office:value="9.41736733507901" calcext:value-type="float">
            <text:p>9.4173673351</text:p>
          </table:table-cell>
          <table:table-cell office:value-type="float" office:value="9.50991763970729" calcext:value-type="float">
            <text:p>9.5099176397</text:p>
          </table:table-cell>
          <table:table-cell office:value-type="float" office:value="9.51451151887633" calcext:value-type="float">
            <text:p>9.5145115189</text:p>
          </table:table-cell>
          <table:table-cell office:value-type="float" office:value="9.00874146651436" calcext:value-type="float">
            <text:p>9.0087414665</text:p>
          </table:table-cell>
          <table:table-cell office:value-type="float" office:value="8.94095397494652" calcext:value-type="float">
            <text:p>8.9409539749</text:p>
          </table:table-cell>
          <table:table-cell office:value-type="float" office:value="8.87007364866472" calcext:value-type="float">
            <text:p>8.8700736487</text:p>
          </table:table-cell>
          <table:table-cell office:value-type="float" office:value="9.15496081922309" calcext:value-type="float">
            <text:p>9.1549608192</text:p>
          </table:table-cell>
          <table:table-cell office:value-type="float" office:value="8.8941844668265" calcext:value-type="float">
            <text:p>8.8941844668</text:p>
          </table:table-cell>
          <table:table-cell office:value-type="float" office:value="9.0757533083859" calcext:value-type="float">
            <text:p>9.0757533084</text:p>
          </table:table-cell>
          <table:table-cell office:value-type="float" office:value="8.89412327766602" calcext:value-type="float">
            <text:p>8.8941232777</text:p>
          </table:table-cell>
          <table:table-cell office:value-type="float" office:value="35.9106098964126" calcext:value-type="float">
            <text:p>35.9106098964</text:p>
          </table:table-cell>
          <table:table-cell table:style-name="ce19" office:value-type="float" office:value="0.02" calcext:value-type="float">
            <text:p>0.02</text:p>
          </table:table-cell>
          <table:table-cell table:number-columns-repeated="2"/>
          <table:table-cell table:style-name="ce20"/>
          <table:table-cell table:number-columns-repeated="99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.6983502632796" calcext:value-type="float">
            <text:p>50.6983502633</text:p>
          </table:table-cell>
          <table:table-cell office:value-type="float" office:value="39.5357818778186" calcext:value-type="float">
            <text:p>39.5357818778</text:p>
          </table:table-cell>
          <table:table-cell office:value-type="float" office:value="29.3162694621429" calcext:value-type="float">
            <text:p>29.3162694621</text:p>
          </table:table-cell>
          <table:table-cell office:value-type="float" office:value="24.521200369481" calcext:value-type="float">
            <text:p>24.5212003695</text:p>
          </table:table-cell>
          <table:table-cell office:value-type="float" office:value="20.0919534338342" calcext:value-type="float">
            <text:p>20.0919534338</text:p>
          </table:table-cell>
          <table:table-cell office:value-type="float" office:value="17.1873759586608" calcext:value-type="float">
            <text:p>17.1873759587</text:p>
          </table:table-cell>
          <table:table-cell office:value-type="float" office:value="14.5524293413529" calcext:value-type="float">
            <text:p>14.5524293414</text:p>
          </table:table-cell>
          <table:table-cell office:value-type="float" office:value="12.3867292531123" calcext:value-type="float">
            <text:p>12.3867292531</text:p>
          </table:table-cell>
          <table:table-cell office:value-type="float" office:value="11.4181979950168" calcext:value-type="float">
            <text:p>11.418197995</text:p>
          </table:table-cell>
          <table:table-cell office:value-type="float" office:value="10.4527202552964" calcext:value-type="float">
            <text:p>10.4527202553</text:p>
          </table:table-cell>
          <table:table-cell office:value-type="float" office:value="10.3755977648913" calcext:value-type="float">
            <text:p>10.3755977649</text:p>
          </table:table-cell>
          <table:table-cell office:value-type="float" office:value="9.64977593142348" calcext:value-type="float">
            <text:p>9.6497759314</text:p>
          </table:table-cell>
          <table:table-cell office:value-type="float" office:value="9.40013744487843" calcext:value-type="float">
            <text:p>9.4001374449</text:p>
          </table:table-cell>
          <table:table-cell office:value-type="float" office:value="9.50651251771976" calcext:value-type="float">
            <text:p>9.5065125177</text:p>
          </table:table-cell>
          <table:table-cell office:value-type="float" office:value="9.52517334437892" calcext:value-type="float">
            <text:p>9.5251733444</text:p>
          </table:table-cell>
          <table:table-cell office:value-type="float" office:value="9.41329541029746" calcext:value-type="float">
            <text:p>9.4132954103</text:p>
          </table:table-cell>
          <table:table-cell office:value-type="float" office:value="9.21417706242308" calcext:value-type="float">
            <text:p>9.2141770624</text:p>
          </table:table-cell>
          <table:table-cell office:value-type="float" office:value="9.06031782623114" calcext:value-type="float">
            <text:p>9.0603178262</text:p>
          </table:table-cell>
          <table:table-cell office:value-type="float" office:value="9.33099739340628" calcext:value-type="float">
            <text:p>9.3309973934</text:p>
          </table:table-cell>
          <table:table-cell office:value-type="float" office:value="9.21667600235705" calcext:value-type="float">
            <text:p>9.2166760024</text:p>
          </table:table-cell>
          <table:table-cell office:value-type="float" office:value="8.95196817992548" calcext:value-type="float">
            <text:p>8.9519681799</text:p>
          </table:table-cell>
          <table:table-cell office:value-type="float" office:value="9.0415746861868" calcext:value-type="float">
            <text:p>9.0415746862</text:p>
          </table:table-cell>
          <table:table-cell office:value-type="float" office:value="37.1102902025326" calcext:value-type="float">
            <text:p>37.1102902025</text:p>
          </table:table-cell>
          <table:table-cell table:style-name="Default" office:value-type="float" office:value="0.35" calcext:value-type="float">
            <text:p>0.35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.8475022075902" calcext:value-type="float">
            <text:p>53.8475022076</text:p>
          </table:table-cell>
          <table:table-cell office:value-type="float" office:value="39.3558030400927" calcext:value-type="float">
            <text:p>39.3558030401</text:p>
          </table:table-cell>
          <table:table-cell office:value-type="float" office:value="29.5382987275299" calcext:value-type="float">
            <text:p>29.5382987275</text:p>
          </table:table-cell>
          <table:table-cell office:value-type="float" office:value="24.9446230471956" calcext:value-type="float">
            <text:p>24.9446230472</text:p>
          </table:table-cell>
          <table:table-cell office:value-type="float" office:value="19.2898253690682" calcext:value-type="float">
            <text:p>19.2898253691</text:p>
          </table:table-cell>
          <table:table-cell office:value-type="float" office:value="16.2966227871415" calcext:value-type="float">
            <text:p>16.2966227871</text:p>
          </table:table-cell>
          <table:table-cell office:value-type="float" office:value="14.6358157131866" calcext:value-type="float">
            <text:p>14.6358157132</text:p>
          </table:table-cell>
          <table:table-cell office:value-type="float" office:value="12.4521538715381" calcext:value-type="float">
            <text:p>12.4521538715</text:p>
          </table:table-cell>
          <table:table-cell office:value-type="float" office:value="11.2186048881824" calcext:value-type="float">
            <text:p>11.2186048882</text:p>
          </table:table-cell>
          <table:table-cell office:value-type="float" office:value="10.7755572495851" calcext:value-type="float">
            <text:p>10.7755572496</text:p>
          </table:table-cell>
          <table:table-cell office:value-type="float" office:value="9.95117427826792" calcext:value-type="float">
            <text:p>9.9511742783</text:p>
          </table:table-cell>
          <table:table-cell office:value-type="float" office:value="9.77500829932134" calcext:value-type="float">
            <text:p>9.7750082993</text:p>
          </table:table-cell>
          <table:table-cell office:value-type="float" office:value="9.56883332782665" calcext:value-type="float">
            <text:p>9.5688333278</text:p>
          </table:table-cell>
          <table:table-cell office:value-type="float" office:value="9.51327106853887" calcext:value-type="float">
            <text:p>9.5132710685</text:p>
          </table:table-cell>
          <table:table-cell office:value-type="float" office:value="9.50840402117503" calcext:value-type="float">
            <text:p>9.5084040212</text:p>
          </table:table-cell>
          <table:table-cell office:value-type="float" office:value="8.92127642389207" calcext:value-type="float">
            <text:p>8.9212764239</text:p>
          </table:table-cell>
          <table:table-cell office:value-type="float" office:value="8.9085506465827" calcext:value-type="float">
            <text:p>8.9085506466</text:p>
          </table:table-cell>
          <table:table-cell office:value-type="float" office:value="8.99363980335379" calcext:value-type="float">
            <text:p>8.9936398034</text:p>
          </table:table-cell>
          <table:table-cell office:value-type="float" office:value="9.26387979528321" calcext:value-type="float">
            <text:p>9.2638797953</text:p>
          </table:table-cell>
          <table:table-cell office:value-type="float" office:value="8.94958819069625" calcext:value-type="float">
            <text:p>8.9495881907</text:p>
          </table:table-cell>
          <table:table-cell office:value-type="float" office:value="9.16186937279148" calcext:value-type="float">
            <text:p>9.1618693728</text:p>
          </table:table-cell>
          <table:table-cell office:value-type="float" office:value="8.93363991932217" calcext:value-type="float">
            <text:p>8.9336399193</text:p>
          </table:table-cell>
          <table:table-cell office:value-type="float" office:value="34.8662190251094" calcext:value-type="float">
            <text:p>34.866219025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.8474959674052" calcext:value-type="float">
            <text:p>49.8474959674</text:p>
          </table:table-cell>
          <table:table-cell office:value-type="float" office:value="41.789532156952" calcext:value-type="float">
            <text:p>41.789532157</text:p>
          </table:table-cell>
          <table:table-cell office:value-type="float" office:value="29.9181780135479" calcext:value-type="float">
            <text:p>29.9181780135</text:p>
          </table:table-cell>
          <table:table-cell office:value-type="float" office:value="23.7140009090853" calcext:value-type="float">
            <text:p>23.7140009091</text:p>
          </table:table-cell>
          <table:table-cell office:value-type="float" office:value="19.0412497332479" calcext:value-type="float">
            <text:p>19.0412497332</text:p>
          </table:table-cell>
          <table:table-cell office:value-type="float" office:value="16.8915968127243" calcext:value-type="float">
            <text:p>16.8915968127</text:p>
          </table:table-cell>
          <table:table-cell office:value-type="float" office:value="14.0830221728064" calcext:value-type="float">
            <text:p>14.0830221728</text:p>
          </table:table-cell>
          <table:table-cell office:value-type="float" office:value="12.4297573511584" calcext:value-type="float">
            <text:p>12.4297573512</text:p>
          </table:table-cell>
          <table:table-cell office:value-type="float" office:value="11.2642832875798" calcext:value-type="float">
            <text:p>11.2642832876</text:p>
          </table:table-cell>
          <table:table-cell office:value-type="float" office:value="10.9751420659871" calcext:value-type="float">
            <text:p>10.975142066</text:p>
          </table:table-cell>
          <table:table-cell office:value-type="float" office:value="10.5400489894134" calcext:value-type="float">
            <text:p>10.5400489894</text:p>
          </table:table-cell>
          <table:table-cell office:value-type="float" office:value="9.8421123186529" calcext:value-type="float">
            <text:p>9.8421123187</text:p>
          </table:table-cell>
          <table:table-cell office:value-type="float" office:value="10.0152554798208" calcext:value-type="float">
            <text:p>10.0152554798</text:p>
          </table:table-cell>
          <table:table-cell office:value-type="float" office:value="9.74222906795493" calcext:value-type="float">
            <text:p>9.742229068</text:p>
          </table:table-cell>
          <table:table-cell office:value-type="float" office:value="9.1792850367397" calcext:value-type="float">
            <text:p>9.1792850367</text:p>
          </table:table-cell>
          <table:table-cell office:value-type="float" office:value="9.35414415301698" calcext:value-type="float">
            <text:p>9.354144153</text:p>
          </table:table-cell>
          <table:table-cell office:value-type="float" office:value="9.19851874521195" calcext:value-type="float">
            <text:p>9.1985187452</text:p>
          </table:table-cell>
          <table:table-cell office:value-type="float" office:value="9.21915137212231" calcext:value-type="float">
            <text:p>9.2191513721</text:p>
          </table:table-cell>
          <table:table-cell office:value-type="float" office:value="9.30295048519525" calcext:value-type="float">
            <text:p>9.3029504852</text:p>
          </table:table-cell>
          <table:table-cell office:value-type="float" office:value="8.98420960108137" calcext:value-type="float">
            <text:p>8.9842096011</text:p>
          </table:table-cell>
          <table:table-cell office:value-type="float" office:value="9.26207813115759" calcext:value-type="float">
            <text:p>9.2620781312</text:p>
          </table:table-cell>
          <table:table-cell office:value-type="float" office:value="9.13757480869347" calcext:value-type="float">
            <text:p>9.1375748087</text:p>
          </table:table-cell>
          <table:table-cell office:value-type="float" office:value="33.4402182659826" calcext:value-type="float">
            <text:p>33.44021826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48.342109778498" calcext:value-type="float">
            <text:p>148.3421097785</text:p>
          </table:table-cell>
          <table:table-cell table:style-name="ce17" office:value-type="float" office:value="105.125592680652" calcext:value-type="float">
            <text:p>105.1255926807</text:p>
          </table:table-cell>
          <table:table-cell table:style-name="ce17" office:value-type="float" office:value="68.4348979273302" calcext:value-type="float">
            <text:p>68.4348979273</text:p>
          </table:table-cell>
          <table:table-cell table:style-name="ce17" office:value-type="float" office:value="47.9467470230139" calcext:value-type="float">
            <text:p>47.946747023</text:p>
          </table:table-cell>
          <table:table-cell table:style-name="ce17" office:value-type="float" office:value="36.7834314997126" calcext:value-type="float">
            <text:p>36.7834314997</text:p>
          </table:table-cell>
          <table:table-cell table:style-name="ce17" office:value-type="float" office:value="30.353875674181" calcext:value-type="float">
            <text:p>30.3538756742</text:p>
          </table:table-cell>
          <table:table-cell table:style-name="ce17" office:value-type="float" office:value="23.7491484135804" calcext:value-type="float">
            <text:p>23.7491484136</text:p>
          </table:table-cell>
          <table:table-cell table:style-name="ce17" office:value-type="float" office:value="20.61008027609" calcext:value-type="float">
            <text:p>20.6100802761</text:p>
          </table:table-cell>
          <table:table-cell table:style-name="ce17" office:value-type="float" office:value="16.8139938548998" calcext:value-type="float">
            <text:p>16.8139938549</text:p>
          </table:table-cell>
          <table:table-cell table:style-name="ce17" office:value-type="float" office:value="17.5344041736202" calcext:value-type="float">
            <text:p>17.5344041736</text:p>
          </table:table-cell>
          <table:table-cell table:style-name="ce17" office:value-type="float" office:value="14.2260553452875" calcext:value-type="float">
            <text:p>14.2260553453</text:p>
          </table:table-cell>
          <table:table-cell table:style-name="ce17" office:value-type="float" office:value="16.5184732414391" calcext:value-type="float">
            <text:p>16.5184732414</text:p>
          </table:table-cell>
          <table:table-cell table:style-name="ce17" office:value-type="float" office:value="15.5716689155867" calcext:value-type="float">
            <text:p>15.5716689156</text:p>
          </table:table-cell>
          <table:table-cell table:style-name="ce17" office:value-type="float" office:value="13.4202917821265" calcext:value-type="float">
            <text:p>13.4202917821</text:p>
          </table:table-cell>
          <table:table-cell table:style-name="ce17" office:value-type="float" office:value="14.5380979753137" calcext:value-type="float">
            <text:p>14.5380979753</text:p>
          </table:table-cell>
          <table:table-cell table:style-name="ce17" office:value-type="float" office:value="13.3186688055524" calcext:value-type="float">
            <text:p>13.3186688056</text:p>
          </table:table-cell>
          <table:table-cell table:style-name="ce17" office:value-type="float" office:value="15.2327698540771" calcext:value-type="float">
            <text:p>15.2327698541</text:p>
          </table:table-cell>
          <table:table-cell table:style-name="ce17" office:value-type="float" office:value="15.0415844510447" calcext:value-type="float">
            <text:p>15.041584451</text:p>
          </table:table-cell>
          <table:table-cell table:style-name="ce17" office:value-type="float" office:value="14.1696213322148" calcext:value-type="float">
            <text:p>14.1696213322</text:p>
          </table:table-cell>
          <table:table-cell table:style-name="ce17" office:value-type="float" office:value="13.4291535081386" calcext:value-type="float">
            <text:p>13.4291535081</text:p>
          </table:table-cell>
          <table:table-cell table:style-name="ce17" office:value-type="float" office:value="14.6310804991298" calcext:value-type="float">
            <text:p>14.6310804991</text:p>
          </table:table-cell>
          <table:table-cell table:style-name="ce17" office:value-type="float" office:value="13.3874033144929" calcext:value-type="float">
            <text:p>13.3874033145</text:p>
          </table:table-cell>
          <table:table-cell table:style-name="ce17" office:value-type="float" office:value="86.3644347915933" calcext:value-type="float">
            <text:p>86.3644347916</text:p>
          </table:table-cell>
          <table:table-cell table:style-name="ce19" office:value-type="float" office:value="0.01" calcext:value-type="float">
            <text:p>0.0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122.820401578992" calcext:value-type="float">
            <text:p>122.820401579</text:p>
          </table:table-cell>
          <table:table-cell table:style-name="ce17" office:value-type="float" office:value="104.017275932942" calcext:value-type="float">
            <text:p>104.0172759329</text:p>
          </table:table-cell>
          <table:table-cell table:style-name="ce17" office:value-type="float" office:value="69.3595203678681" calcext:value-type="float">
            <text:p>69.3595203679</text:p>
          </table:table-cell>
          <table:table-cell table:style-name="ce17" office:value-type="float" office:value="45.2480243464253" calcext:value-type="float">
            <text:p>45.2480243464</text:p>
          </table:table-cell>
          <table:table-cell table:style-name="ce17" office:value-type="float" office:value="33.408976887887" calcext:value-type="float">
            <text:p>33.4089768879</text:p>
          </table:table-cell>
          <table:table-cell table:style-name="ce17" office:value-type="float" office:value="26.5733667401775" calcext:value-type="float">
            <text:p>26.5733667402</text:p>
          </table:table-cell>
          <table:table-cell table:style-name="ce17" office:value-type="float" office:value="22.1955530637059" calcext:value-type="float">
            <text:p>22.1955530637</text:p>
          </table:table-cell>
          <table:table-cell table:style-name="ce17" office:value-type="float" office:value="22.7740159975597" calcext:value-type="float">
            <text:p>22.7740159976</text:p>
          </table:table-cell>
          <table:table-cell table:style-name="ce17" office:value-type="float" office:value="18.1470339147261" calcext:value-type="float">
            <text:p>18.1470339147</text:p>
          </table:table-cell>
          <table:table-cell table:style-name="ce17" office:value-type="float" office:value="14.9019380136632" calcext:value-type="float">
            <text:p>14.9019380137</text:p>
          </table:table-cell>
          <table:table-cell table:style-name="ce17" office:value-type="float" office:value="14.0226034886113" calcext:value-type="float">
            <text:p>14.0226034886</text:p>
          </table:table-cell>
          <table:table-cell table:style-name="ce17" office:value-type="float" office:value="15.6777950393445" calcext:value-type="float">
            <text:p>15.6777950393</text:p>
          </table:table-cell>
          <table:table-cell table:style-name="ce17" office:value-type="float" office:value="13.5294664192453" calcext:value-type="float">
            <text:p>13.5294664192</text:p>
          </table:table-cell>
          <table:table-cell table:style-name="ce17" office:value-type="float" office:value="13.6609128770891" calcext:value-type="float">
            <text:p>13.6609128771</text:p>
          </table:table-cell>
          <table:table-cell table:style-name="ce17" office:value-type="float" office:value="15.5476929455893" calcext:value-type="float">
            <text:p>15.5476929456</text:p>
          </table:table-cell>
          <table:table-cell table:style-name="ce17" office:value-type="float" office:value="13.0402594490236" calcext:value-type="float">
            <text:p>13.040259449</text:p>
          </table:table-cell>
          <table:table-cell table:style-name="ce17" office:value-type="float" office:value="14.2353286203409" calcext:value-type="float">
            <text:p>14.2353286203</text:p>
          </table:table-cell>
          <table:table-cell table:style-name="ce17" office:value-type="float" office:value="14.9750170237497" calcext:value-type="float">
            <text:p>14.9750170237</text:p>
          </table:table-cell>
          <table:table-cell table:style-name="ce17" office:value-type="float" office:value="13.0953774148846" calcext:value-type="float">
            <text:p>13.0953774149</text:p>
          </table:table-cell>
          <table:table-cell table:style-name="ce17" office:value-type="float" office:value="14.8622620050893" calcext:value-type="float">
            <text:p>14.8622620051</text:p>
          </table:table-cell>
          <table:table-cell table:style-name="ce17" office:value-type="float" office:value="13.4744554377845" calcext:value-type="float">
            <text:p>13.4744554378</text:p>
          </table:table-cell>
          <table:table-cell table:style-name="ce17" office:value-type="float" office:value="14.0946000760026" calcext:value-type="float">
            <text:p>14.094600076</text:p>
          </table:table-cell>
          <table:table-cell table:style-name="ce17" office:value-type="float" office:value="85.4179597355156" calcext:value-type="float">
            <text:p>85.4179597355</text:p>
          </table:table-cell>
          <table:table-cell table:style-name="Default" office:value-type="float" office:value="0.43" calcext:value-type="float">
            <text:p>0.43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135.245274782555" calcext:value-type="float">
            <text:p>135.2452747826</text:p>
          </table:table-cell>
          <table:table-cell table:style-name="ce17" office:value-type="float" office:value="92.5298558995904" calcext:value-type="float">
            <text:p>92.5298558996</text:p>
          </table:table-cell>
          <table:table-cell table:style-name="ce17" office:value-type="float" office:value="68.3517623043774" calcext:value-type="float">
            <text:p>68.3517623044</text:p>
          </table:table-cell>
          <table:table-cell table:style-name="ce17" office:value-type="float" office:value="50.3200455330272" calcext:value-type="float">
            <text:p>50.320045533</text:p>
          </table:table-cell>
          <table:table-cell table:style-name="ce17" office:value-type="float" office:value="35.2668125201989" calcext:value-type="float">
            <text:p>35.2668125202</text:p>
          </table:table-cell>
          <table:table-cell table:style-name="ce17" office:value-type="float" office:value="28.3915340590267" calcext:value-type="float">
            <text:p>28.391534059</text:p>
          </table:table-cell>
          <table:table-cell table:style-name="ce17" office:value-type="float" office:value="25.734672122476" calcext:value-type="float">
            <text:p>25.7346721225</text:p>
          </table:table-cell>
          <table:table-cell table:style-name="ce17" office:value-type="float" office:value="20.8421848297767" calcext:value-type="float">
            <text:p>20.8421848298</text:p>
          </table:table-cell>
          <table:table-cell table:style-name="ce17" office:value-type="float" office:value="18.9232475800021" calcext:value-type="float">
            <text:p>18.92324758</text:p>
          </table:table-cell>
          <table:table-cell table:style-name="ce17" office:value-type="float" office:value="18.0468815490229" calcext:value-type="float">
            <text:p>18.046881549</text:p>
          </table:table-cell>
          <table:table-cell table:style-name="ce17" office:value-type="float" office:value="15.5370537753259" calcext:value-type="float">
            <text:p>15.5370537753</text:p>
          </table:table-cell>
          <table:table-cell table:style-name="ce17" office:value-type="float" office:value="14.1728646916622" calcext:value-type="float">
            <text:p>14.1728646917</text:p>
          </table:table-cell>
          <table:table-cell table:style-name="ce17" office:value-type="float" office:value="15.5168866763151" calcext:value-type="float">
            <text:p>15.5168866763</text:p>
          </table:table-cell>
          <table:table-cell table:style-name="ce17" office:value-type="float" office:value="14.5601245752896" calcext:value-type="float">
            <text:p>14.5601245753</text:p>
          </table:table-cell>
          <table:table-cell table:style-name="ce17" office:value-type="float" office:value="15.5605871812937" calcext:value-type="float">
            <text:p>15.5605871813</text:p>
          </table:table-cell>
          <table:table-cell table:style-name="ce17" office:value-type="float" office:value="13.3487382387709" calcext:value-type="float">
            <text:p>13.3487382388</text:p>
          </table:table-cell>
          <table:table-cell table:style-name="ce17" office:value-type="float" office:value="13.7131272197592" calcext:value-type="float">
            <text:p>13.7131272198</text:p>
          </table:table-cell>
          <table:table-cell table:style-name="ce17" office:value-type="float" office:value="14.536995318566" calcext:value-type="float">
            <text:p>14.5369953186</text:p>
          </table:table-cell>
          <table:table-cell table:style-name="ce17" office:value-type="float" office:value="14.3297108353995" calcext:value-type="float">
            <text:p>14.3297108354</text:p>
          </table:table-cell>
          <table:table-cell table:style-name="ce17" office:value-type="float" office:value="14.517583031103" calcext:value-type="float">
            <text:p>14.5175830311</text:p>
          </table:table-cell>
          <table:table-cell table:style-name="ce17" office:value-type="float" office:value="13.6607242676759" calcext:value-type="float">
            <text:p>13.6607242677</text:p>
          </table:table-cell>
          <table:table-cell table:style-name="ce17" office:value-type="float" office:value="13.3240707359084" calcext:value-type="float">
            <text:p>13.3240707359</text:p>
          </table:table-cell>
          <table:table-cell table:style-name="ce17" office:value-type="float" office:value="75.2804344372342" calcext:value-type="float">
            <text:p>75.2804344372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149.163627696735" calcext:value-type="float">
            <text:p>149.1636276967</text:p>
          </table:table-cell>
          <table:table-cell table:style-name="ce17" office:value-type="float" office:value="94.6074427147342" calcext:value-type="float">
            <text:p>94.6074427147</text:p>
          </table:table-cell>
          <table:table-cell table:style-name="ce17" office:value-type="float" office:value="67.9117897056473" calcext:value-type="float">
            <text:p>67.9117897056</text:p>
          </table:table-cell>
          <table:table-cell table:style-name="ce17" office:value-type="float" office:value="51.7921692776791" calcext:value-type="float">
            <text:p>51.7921692777</text:p>
          </table:table-cell>
          <table:table-cell table:style-name="ce17" office:value-type="float" office:value="36.2749482671565" calcext:value-type="float">
            <text:p>36.2749482672</text:p>
          </table:table-cell>
          <table:table-cell table:style-name="ce17" office:value-type="float" office:value="30.5869159324403" calcext:value-type="float">
            <text:p>30.5869159324</text:p>
          </table:table-cell>
          <table:table-cell table:style-name="ce17" office:value-type="float" office:value="22.387876574222" calcext:value-type="float">
            <text:p>22.3878765742</text:p>
          </table:table-cell>
          <table:table-cell table:style-name="ce17" office:value-type="float" office:value="21.8727668594104" calcext:value-type="float">
            <text:p>21.8727668594</text:p>
          </table:table-cell>
          <table:table-cell table:style-name="ce17" office:value-type="float" office:value="18.8757382745754" calcext:value-type="float">
            <text:p>18.8757382746</text:p>
          </table:table-cell>
          <table:table-cell table:style-name="ce17" office:value-type="float" office:value="15.2080914582411" calcext:value-type="float">
            <text:p>15.2080914582</text:p>
          </table:table-cell>
          <table:table-cell table:style-name="ce17" office:value-type="float" office:value="16.0721568187662" calcext:value-type="float">
            <text:p>16.0721568188</text:p>
          </table:table-cell>
          <table:table-cell table:style-name="ce17" office:value-type="float" office:value="14.5115916853786" calcext:value-type="float">
            <text:p>14.5115916854</text:p>
          </table:table-cell>
          <table:table-cell table:style-name="ce17" office:value-type="float" office:value="15.9321965990606" calcext:value-type="float">
            <text:p>15.9321965991</text:p>
          </table:table-cell>
          <table:table-cell table:style-name="ce17" office:value-type="float" office:value="14.8543819795612" calcext:value-type="float">
            <text:p>14.8543819796</text:p>
          </table:table-cell>
          <table:table-cell table:style-name="ce17" office:value-type="float" office:value="14.9892753726108" calcext:value-type="float">
            <text:p>14.9892753726</text:p>
          </table:table-cell>
          <table:table-cell table:style-name="ce17" office:value-type="float" office:value="13.1885339143833" calcext:value-type="float">
            <text:p>13.1885339144</text:p>
          </table:table-cell>
          <table:table-cell table:style-name="ce17" office:value-type="float" office:value="14.6541261446828" calcext:value-type="float">
            <text:p>14.6541261447</text:p>
          </table:table-cell>
          <table:table-cell table:style-name="ce17" office:value-type="float" office:value="13.1585671734299" calcext:value-type="float">
            <text:p>13.1585671734</text:p>
          </table:table-cell>
          <table:table-cell table:style-name="ce17" office:value-type="float" office:value="13.470049432749" calcext:value-type="float">
            <text:p>13.4700494327</text:p>
          </table:table-cell>
          <table:table-cell table:style-name="ce17" office:value-type="float" office:value="14.2831131331098" calcext:value-type="float">
            <text:p>14.2831131331</text:p>
          </table:table-cell>
          <table:table-cell table:style-name="ce17" office:value-type="float" office:value="14.9701734924624" calcext:value-type="float">
            <text:p>14.9701734925</text:p>
          </table:table-cell>
          <table:table-cell table:style-name="ce17" office:value-type="float" office:value="14.0359766116515" calcext:value-type="float">
            <text:p>14.0359766117</text:p>
          </table:table-cell>
          <table:table-cell table:style-name="ce17" office:value-type="float" office:value="85.3125387936955" calcext:value-type="float">
            <text:p>85.3125387937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60.068598321453" calcext:value-type="float">
            <text:p>560.0685983215</text:p>
          </table:table-cell>
          <table:table-cell table:style-name="ce17" office:value-type="float" office:value="431.278584874743" calcext:value-type="float">
            <text:p>431.2785848747</text:p>
          </table:table-cell>
          <table:table-cell table:style-name="ce17" office:value-type="float" office:value="329.351447140726" calcext:value-type="float">
            <text:p>329.3514471407</text:p>
          </table:table-cell>
          <table:table-cell table:style-name="ce17" office:value-type="float" office:value="241.503994939215" calcext:value-type="float">
            <text:p>241.5039949392</text:p>
          </table:table-cell>
          <table:table-cell table:style-name="ce17" office:value-type="float" office:value="176.330259394133" calcext:value-type="float">
            <text:p>176.3302593941</text:p>
          </table:table-cell>
          <table:table-cell table:style-name="ce17" office:value-type="float" office:value="121.746827205899" calcext:value-type="float">
            <text:p>121.7468272059</text:p>
          </table:table-cell>
          <table:table-cell table:style-name="ce17" office:value-type="float" office:value="102.93501815322" calcext:value-type="float">
            <text:p>102.9350181532</text:p>
          </table:table-cell>
          <table:table-cell table:style-name="ce17" office:value-type="float" office:value="71.7402571416682" calcext:value-type="float">
            <text:p>71.7402571417</text:p>
          </table:table-cell>
          <table:table-cell table:style-name="ce17" office:value-type="float" office:value="57.3093820746041" calcext:value-type="float">
            <text:p>57.3093820746</text:p>
          </table:table-cell>
          <table:table-cell table:style-name="ce17" office:value-type="float" office:value="48.9210698925461" calcext:value-type="float">
            <text:p>48.9210698925</text:p>
          </table:table-cell>
          <table:table-cell table:style-name="ce17" office:value-type="float" office:value="36.2033602547499" calcext:value-type="float">
            <text:p>36.2033602547</text:p>
          </table:table-cell>
          <table:table-cell table:style-name="ce17" office:value-type="float" office:value="29.1114367156562" calcext:value-type="float">
            <text:p>29.1114367157</text:p>
          </table:table-cell>
          <table:table-cell table:style-name="ce17" office:value-type="float" office:value="23.6478118942038" calcext:value-type="float">
            <text:p>23.6478118942</text:p>
          </table:table-cell>
          <table:table-cell table:style-name="ce17" office:value-type="float" office:value="26.1466663082464" calcext:value-type="float">
            <text:p>26.1466663082</text:p>
          </table:table-cell>
          <table:table-cell table:style-name="ce17" office:value-type="float" office:value="17.2923344976084" calcext:value-type="float">
            <text:p>17.2923344976</text:p>
          </table:table-cell>
          <table:table-cell table:style-name="ce17" office:value-type="float" office:value="20.3052637086707" calcext:value-type="float">
            <text:p>20.3052637087</text:p>
          </table:table-cell>
          <table:table-cell table:style-name="ce17" office:value-type="float" office:value="19.0260686177872" calcext:value-type="float">
            <text:p>19.0260686178</text:p>
          </table:table-cell>
          <table:table-cell table:style-name="ce17" office:value-type="float" office:value="16.0319962511886" calcext:value-type="float">
            <text:p>16.0319962512</text:p>
          </table:table-cell>
          <table:table-cell table:style-name="ce17" office:value-type="float" office:value="16.8947481960348" calcext:value-type="float">
            <text:p>16.894748196</text:p>
          </table:table-cell>
          <table:table-cell table:style-name="ce17" office:value-type="float" office:value="15.3543385334573" calcext:value-type="float">
            <text:p>15.3543385335</text:p>
          </table:table-cell>
          <table:table-cell table:style-name="ce17" office:value-type="float" office:value="16.0845734531451" calcext:value-type="float">
            <text:p>16.0845734531</text:p>
          </table:table-cell>
          <table:table-cell table:style-name="ce17" office:value-type="float" office:value="15.4298459710017" calcext:value-type="float">
            <text:p>15.429845971</text:p>
          </table:table-cell>
          <table:table-cell table:style-name="ce17" office:value-type="float" office:value="386.858142620279" calcext:value-type="float">
            <text:p>386.8581426203</text:p>
          </table:table-cell>
          <table:table-cell table:style-name="ce19" office:value-type="float" office:value="0.5" calcext:value-type="float">
            <text:p>0.5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627.890345426525" calcext:value-type="float">
            <text:p>627.8903454265</text:p>
          </table:table-cell>
          <table:table-cell table:style-name="ce17" office:value-type="float" office:value="446.071247671986" calcext:value-type="float">
            <text:p>446.071247672</text:p>
          </table:table-cell>
          <table:table-cell table:style-name="ce17" office:value-type="float" office:value="321.993380590912" calcext:value-type="float">
            <text:p>321.9933805909</text:p>
          </table:table-cell>
          <table:table-cell table:style-name="ce17" office:value-type="float" office:value="224.61136821926" calcext:value-type="float">
            <text:p>224.6113682193</text:p>
          </table:table-cell>
          <table:table-cell table:style-name="ce17" office:value-type="float" office:value="178.183249940742" calcext:value-type="float">
            <text:p>178.1832499407</text:p>
          </table:table-cell>
          <table:table-cell table:style-name="ce17" office:value-type="float" office:value="131.218520540807" calcext:value-type="float">
            <text:p>131.2185205408</text:p>
          </table:table-cell>
          <table:table-cell table:style-name="ce17" office:value-type="float" office:value="102.544392148842" calcext:value-type="float">
            <text:p>102.5443921488</text:p>
          </table:table-cell>
          <table:table-cell table:style-name="ce17" office:value-type="float" office:value="71.2156404570936" calcext:value-type="float">
            <text:p>71.2156404571</text:p>
          </table:table-cell>
          <table:table-cell table:style-name="ce17" office:value-type="float" office:value="61.3150482179779" calcext:value-type="float">
            <text:p>61.315048218</text:p>
          </table:table-cell>
          <table:table-cell table:style-name="ce17" office:value-type="float" office:value="50.903633615428" calcext:value-type="float">
            <text:p>50.9036336154</text:p>
          </table:table-cell>
          <table:table-cell table:style-name="ce17" office:value-type="float" office:value="40.5629056191462" calcext:value-type="float">
            <text:p>40.5629056191</text:p>
          </table:table-cell>
          <table:table-cell table:style-name="ce17" office:value-type="float" office:value="26.922688237117" calcext:value-type="float">
            <text:p>26.9226882371</text:p>
          </table:table-cell>
          <table:table-cell table:style-name="ce17" office:value-type="float" office:value="25.8670982513717" calcext:value-type="float">
            <text:p>25.8670982514</text:p>
          </table:table-cell>
          <table:table-cell table:style-name="ce17" office:value-type="float" office:value="21.4512717134185" calcext:value-type="float">
            <text:p>21.4512717134</text:p>
          </table:table-cell>
          <table:table-cell table:style-name="ce17" office:value-type="float" office:value="22.2109273609546" calcext:value-type="float">
            <text:p>22.210927361</text:p>
          </table:table-cell>
          <table:table-cell table:style-name="ce17" office:value-type="float" office:value="15.7254623141475" calcext:value-type="float">
            <text:p>15.7254623141</text:p>
          </table:table-cell>
          <table:table-cell table:style-name="ce17" office:value-type="float" office:value="17.7286213377485" calcext:value-type="float">
            <text:p>17.7286213377</text:p>
          </table:table-cell>
          <table:table-cell table:style-name="ce17" office:value-type="float" office:value="15.1812705015198" calcext:value-type="float">
            <text:p>15.1812705015</text:p>
          </table:table-cell>
          <table:table-cell table:style-name="ce17" office:value-type="float" office:value="15.6380574004767" calcext:value-type="float">
            <text:p>15.6380574005</text:p>
          </table:table-cell>
          <table:table-cell table:style-name="ce17" office:value-type="float" office:value="15.4461917143378" calcext:value-type="float">
            <text:p>15.4461917143</text:p>
          </table:table-cell>
          <table:table-cell table:style-name="ce17" office:value-type="float" office:value="14.3165354426637" calcext:value-type="float">
            <text:p>14.3165354427</text:p>
          </table:table-cell>
          <table:table-cell table:style-name="ce17" office:value-type="float" office:value="12.9204539782668" calcext:value-type="float">
            <text:p>12.9204539783</text:p>
          </table:table-cell>
          <table:table-cell table:style-name="ce17" office:value-type="float" office:value="349.633397770263" calcext:value-type="float">
            <text:p>349.6333977703</text:p>
          </table:table-cell>
          <table:table-cell table:style-name="Default" office:value-type="float" office:value="0.32" calcext:value-type="float">
            <text:p>0.32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615.533744792756" calcext:value-type="float">
            <text:p>615.5337447928</text:p>
          </table:table-cell>
          <table:table-cell table:style-name="ce17" office:value-type="float" office:value="423.448946704601" calcext:value-type="float">
            <text:p>423.4489467046</text:p>
          </table:table-cell>
          <table:table-cell table:style-name="ce17" office:value-type="float" office:value="312.423093805375" calcext:value-type="float">
            <text:p>312.4230938054</text:p>
          </table:table-cell>
          <table:table-cell table:style-name="ce17" office:value-type="float" office:value="234.666804106492" calcext:value-type="float">
            <text:p>234.6668041065</text:p>
          </table:table-cell>
          <table:table-cell table:style-name="ce17" office:value-type="float" office:value="175.542348897692" calcext:value-type="float">
            <text:p>175.5423488977</text:p>
          </table:table-cell>
          <table:table-cell table:style-name="ce17" office:value-type="float" office:value="133.250276991579" calcext:value-type="float">
            <text:p>133.2502769916</text:p>
          </table:table-cell>
          <table:table-cell table:style-name="ce17" office:value-type="float" office:value="97.7691625712619" calcext:value-type="float">
            <text:p>97.7691625713</text:p>
          </table:table-cell>
          <table:table-cell table:style-name="ce17" office:value-type="float" office:value="79.7101708024986" calcext:value-type="float">
            <text:p>79.7101708025</text:p>
          </table:table-cell>
          <table:table-cell table:style-name="ce17" office:value-type="float" office:value="63.0325215218414" calcext:value-type="float">
            <text:p>63.0325215218</text:p>
          </table:table-cell>
          <table:table-cell table:style-name="ce17" office:value-type="float" office:value="45.6991965943808" calcext:value-type="float">
            <text:p>45.6991965944</text:p>
          </table:table-cell>
          <table:table-cell table:style-name="ce17" office:value-type="float" office:value="34.8709880825903" calcext:value-type="float">
            <text:p>34.8709880826</text:p>
          </table:table-cell>
          <table:table-cell table:style-name="ce17" office:value-type="float" office:value="34.0998610847861" calcext:value-type="float">
            <text:p>34.0998610848</text:p>
          </table:table-cell>
          <table:table-cell table:style-name="ce17" office:value-type="float" office:value="28.6231503408909" calcext:value-type="float">
            <text:p>28.6231503409</text:p>
          </table:table-cell>
          <table:table-cell table:style-name="ce17" office:value-type="float" office:value="20.4467678519755" calcext:value-type="float">
            <text:p>20.446767852</text:p>
          </table:table-cell>
          <table:table-cell table:style-name="ce17" office:value-type="float" office:value="19.6798785240318" calcext:value-type="float">
            <text:p>19.679878524</text:p>
          </table:table-cell>
          <table:table-cell table:style-name="ce17" office:value-type="float" office:value="16.0934878775539" calcext:value-type="float">
            <text:p>16.0934878776</text:p>
          </table:table-cell>
          <table:table-cell table:style-name="ce17" office:value-type="float" office:value="15.8298687756913" calcext:value-type="float">
            <text:p>15.8298687757</text:p>
          </table:table-cell>
          <table:table-cell table:style-name="ce17" office:value-type="float" office:value="14.1899708684495" calcext:value-type="float">
            <text:p>14.1899708684</text:p>
          </table:table-cell>
          <table:table-cell table:style-name="ce17" office:value-type="float" office:value="17.2735073278977" calcext:value-type="float">
            <text:p>17.2735073279</text:p>
          </table:table-cell>
          <table:table-cell table:style-name="ce17" office:value-type="float" office:value="15.6591361861668" calcext:value-type="float">
            <text:p>15.6591361862</text:p>
          </table:table-cell>
          <table:table-cell table:style-name="ce17" office:value-type="float" office:value="17.126008115381" calcext:value-type="float">
            <text:p>17.1260081154</text:p>
          </table:table-cell>
          <table:table-cell table:style-name="ce17" office:value-type="float" office:value="12.983927083424" calcext:value-type="float">
            <text:p>12.9839270834</text:p>
          </table:table-cell>
          <table:table-cell table:style-name="ce17" office:value-type="float" office:value="367.173553567149" calcext:value-type="float">
            <text:p>367.1735535671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577.048303566381" calcext:value-type="float">
            <text:p>577.0483035664</text:p>
          </table:table-cell>
          <table:table-cell table:style-name="ce17" office:value-type="float" office:value="433.551754716942" calcext:value-type="float">
            <text:p>433.5517547169</text:p>
          </table:table-cell>
          <table:table-cell table:style-name="ce17" office:value-type="float" office:value="327.845083463497" calcext:value-type="float">
            <text:p>327.8450834635</text:p>
          </table:table-cell>
          <table:table-cell table:style-name="ce17" office:value-type="float" office:value="230.06767962518" calcext:value-type="float">
            <text:p>230.0676796252</text:p>
          </table:table-cell>
          <table:table-cell table:style-name="ce17" office:value-type="float" office:value="178.884236594563" calcext:value-type="float">
            <text:p>178.8842365946</text:p>
          </table:table-cell>
          <table:table-cell table:style-name="ce17" office:value-type="float" office:value="128.23426941957" calcext:value-type="float">
            <text:p>128.2342694196</text:p>
          </table:table-cell>
          <table:table-cell table:style-name="ce17" office:value-type="float" office:value="95.0923458388885" calcext:value-type="float">
            <text:p>95.0923458389</text:p>
          </table:table-cell>
          <table:table-cell table:style-name="ce17" office:value-type="float" office:value="74.1553355571286" calcext:value-type="float">
            <text:p>74.1553355571</text:p>
          </table:table-cell>
          <table:table-cell table:style-name="ce17" office:value-type="float" office:value="54.7423227519546" calcext:value-type="float">
            <text:p>54.742322752</text:p>
          </table:table-cell>
          <table:table-cell table:style-name="ce17" office:value-type="float" office:value="44.9688865282282" calcext:value-type="float">
            <text:p>44.9688865282</text:p>
          </table:table-cell>
          <table:table-cell table:style-name="ce17" office:value-type="float" office:value="40.809793425075" calcext:value-type="float">
            <text:p>40.8097934251</text:p>
          </table:table-cell>
          <table:table-cell table:style-name="ce17" office:value-type="float" office:value="33.4814117486249" calcext:value-type="float">
            <text:p>33.4814117486</text:p>
          </table:table-cell>
          <table:table-cell table:style-name="ce17" office:value-type="float" office:value="26.8562925237213" calcext:value-type="float">
            <text:p>26.8562925237</text:p>
          </table:table-cell>
          <table:table-cell table:style-name="ce17" office:value-type="float" office:value="25.9478555462703" calcext:value-type="float">
            <text:p>25.9478555463</text:p>
          </table:table-cell>
          <table:table-cell table:style-name="ce17" office:value-type="float" office:value="17.1472970158391" calcext:value-type="float">
            <text:p>17.1472970158</text:p>
          </table:table-cell>
          <table:table-cell table:style-name="ce17" office:value-type="float" office:value="19.5939434579949" calcext:value-type="float">
            <text:p>19.593943458</text:p>
          </table:table-cell>
          <table:table-cell table:style-name="ce17" office:value-type="float" office:value="19.2270885656553" calcext:value-type="float">
            <text:p>19.2270885657</text:p>
          </table:table-cell>
          <table:table-cell table:style-name="ce17" office:value-type="float" office:value="18.2338183604613" calcext:value-type="float">
            <text:p>18.2338183605</text:p>
          </table:table-cell>
          <table:table-cell table:style-name="ce17" office:value-type="float" office:value="14.7396862410189" calcext:value-type="float">
            <text:p>14.739686241</text:p>
          </table:table-cell>
          <table:table-cell table:style-name="ce17" office:value-type="float" office:value="14.8657870626358" calcext:value-type="float">
            <text:p>14.8657870626</text:p>
          </table:table-cell>
          <table:table-cell table:style-name="ce17" office:value-type="float" office:value="16.9824083575814" calcext:value-type="float">
            <text:p>16.9824083576</text:p>
          </table:table-cell>
          <table:table-cell table:style-name="ce17" office:value-type="float" office:value="15.5339105890406" calcext:value-type="float">
            <text:p>15.533910589</text:p>
          </table:table-cell>
          <table:table-cell table:style-name="ce17" office:value-type="float" office:value="350.105260320739" calcext:value-type="float">
            <text:p>350.1052603207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5836.8951622287" calcext:value-type="float">
            <text:p>85836.8951622287</text:p>
          </table:table-cell>
          <table:table-cell table:style-name="Default" office:value-type="float" office:value="85398.5120416743" calcext:value-type="float">
            <text:p>85398.5120416743</text:p>
          </table:table-cell>
          <table:table-cell table:style-name="Default" office:value-type="float" office:value="75700.425951922" calcext:value-type="float">
            <text:p>75700.425951922</text:p>
          </table:table-cell>
          <table:table-cell table:style-name="Default" office:value-type="float" office:value="68761.0156774245" calcext:value-type="float">
            <text:p>68761.0156774245</text:p>
          </table:table-cell>
          <table:table-cell table:style-name="Default" office:value-type="float" office:value="64279.1267035635" calcext:value-type="float">
            <text:p>64279.1267035635</text:p>
          </table:table-cell>
          <table:table-cell table:style-name="Default" office:value-type="float" office:value="59391.452643707" calcext:value-type="float">
            <text:p>59391.452643707</text:p>
          </table:table-cell>
          <table:table-cell table:style-name="Default" office:value-type="float" office:value="53158.328915588" calcext:value-type="float">
            <text:p>53158.328915588</text:p>
          </table:table-cell>
          <table:table-cell table:style-name="Default" office:value-type="float" office:value="48071.735572273" calcext:value-type="float">
            <text:p>48071.735572273</text:p>
          </table:table-cell>
          <table:table-cell table:style-name="Default" office:value-type="float" office:value="44633.3036374624" calcext:value-type="float">
            <text:p>44633.3036374624</text:p>
          </table:table-cell>
          <table:table-cell table:style-name="Default" office:value-type="float" office:value="40062.1111911359" calcext:value-type="float">
            <text:p>40062.1111911359</text:p>
          </table:table-cell>
          <table:table-cell table:style-name="Default" office:value-type="float" office:value="36070.6654414467" calcext:value-type="float">
            <text:p>36070.6654414467</text:p>
          </table:table-cell>
          <table:table-cell table:style-name="Default" office:value-type="float" office:value="32189.6196701844" calcext:value-type="float">
            <text:p>32189.6196701844</text:p>
          </table:table-cell>
          <table:table-cell table:style-name="Default" office:value-type="float" office:value="28166.1089816352" calcext:value-type="float">
            <text:p>28166.1089816352</text:p>
          </table:table-cell>
          <table:table-cell table:style-name="Default" office:value-type="float" office:value="24758.8985337816" calcext:value-type="float">
            <text:p>24758.8985337816</text:p>
          </table:table-cell>
          <table:table-cell table:style-name="Default" office:value-type="float" office:value="21924.9458649165" calcext:value-type="float">
            <text:p>21924.9458649165</text:p>
          </table:table-cell>
          <table:table-cell table:style-name="Default" office:value-type="float" office:value="19496.5054759633" calcext:value-type="float">
            <text:p>19496.5054759633</text:p>
          </table:table-cell>
          <table:table-cell table:style-name="Default" office:value-type="float" office:value="16871.0783391153" calcext:value-type="float">
            <text:p>16871.0783391153</text:p>
          </table:table-cell>
          <table:table-cell table:style-name="Default" office:value-type="float" office:value="14691.6535474188" calcext:value-type="float">
            <text:p>14691.6535474188</text:p>
          </table:table-cell>
          <table:table-cell table:style-name="Default" office:value-type="float" office:value="12995.2031331603" calcext:value-type="float">
            <text:p>12995.2031331603</text:p>
          </table:table-cell>
          <table:table-cell table:style-name="Default" office:value-type="float" office:value="11064.6412931196" calcext:value-type="float">
            <text:p>11064.6412931196</text:p>
          </table:table-cell>
          <table:table-cell table:style-name="Default" office:value-type="float" office:value="9794.76320051014" calcext:value-type="float">
            <text:p>9794.7632005102</text:p>
          </table:table-cell>
          <table:table-cell table:style-name="Default" office:value-type="float" office:value="8952.60563143374" calcext:value-type="float">
            <text:p>8952.6056314337</text:p>
          </table:table-cell>
          <table:table-cell table:style-name="Default" office:value-type="float" office:value="81621.6207517" calcext:value-type="float">
            <text:p>81621.6207517</text:p>
          </table:table-cell>
          <table:table-cell table:style-name="Default" office:value-type="float" office:value="140" calcext:value-type="float">
            <text:p>14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88900.9462185524" calcext:value-type="float">
            <text:p>88900.9462185524</text:p>
          </table:table-cell>
          <table:table-cell table:style-name="Default" office:value-type="float" office:value="80324.7725757153" calcext:value-type="float">
            <text:p>80324.7725757153</text:p>
          </table:table-cell>
          <table:table-cell table:style-name="Default" office:value-type="float" office:value="77500.6057374503" calcext:value-type="float">
            <text:p>77500.6057374503</text:p>
          </table:table-cell>
          <table:table-cell table:style-name="Default" office:value-type="float" office:value="71111.2744367068" calcext:value-type="float">
            <text:p>71111.2744367068</text:p>
          </table:table-cell>
          <table:table-cell table:style-name="Default" office:value-type="float" office:value="63622.3329946141" calcext:value-type="float">
            <text:p>63622.3329946141</text:p>
          </table:table-cell>
          <table:table-cell table:style-name="Default" office:value-type="float" office:value="59746.8923937432" calcext:value-type="float">
            <text:p>59746.8923937432</text:p>
          </table:table-cell>
          <table:table-cell table:style-name="Default" office:value-type="float" office:value="52943.0201380105" calcext:value-type="float">
            <text:p>52943.0201380105</text:p>
          </table:table-cell>
          <table:table-cell table:style-name="Default" office:value-type="float" office:value="48547.7614810238" calcext:value-type="float">
            <text:p>48547.7614810238</text:p>
          </table:table-cell>
          <table:table-cell table:style-name="Default" office:value-type="float" office:value="43530.0802438129" calcext:value-type="float">
            <text:p>43530.0802438129</text:p>
          </table:table-cell>
          <table:table-cell table:style-name="Default" office:value-type="float" office:value="39342.4294257807" calcext:value-type="float">
            <text:p>39342.4294257807</text:p>
          </table:table-cell>
          <table:table-cell table:style-name="Default" office:value-type="float" office:value="35462.1861219534" calcext:value-type="float">
            <text:p>35462.1861219534</text:p>
          </table:table-cell>
          <table:table-cell table:style-name="Default" office:value-type="float" office:value="31780.2573519214" calcext:value-type="float">
            <text:p>31780.2573519214</text:p>
          </table:table-cell>
          <table:table-cell table:style-name="Default" office:value-type="float" office:value="28158.1826768673" calcext:value-type="float">
            <text:p>28158.1826768673</text:p>
          </table:table-cell>
          <table:table-cell table:style-name="Default" office:value-type="float" office:value="25376.8804886062" calcext:value-type="float">
            <text:p>25376.8804886062</text:p>
          </table:table-cell>
          <table:table-cell table:style-name="Default" office:value-type="float" office:value="21855.7496695702" calcext:value-type="float">
            <text:p>21855.7496695702</text:p>
          </table:table-cell>
          <table:table-cell table:style-name="Default" office:value-type="float" office:value="19653.582460244" calcext:value-type="float">
            <text:p>19653.582460244</text:p>
          </table:table-cell>
          <table:table-cell table:style-name="Default" office:value-type="float" office:value="16835.8504120445" calcext:value-type="float">
            <text:p>16835.8504120445</text:p>
          </table:table-cell>
          <table:table-cell table:style-name="Default" office:value-type="float" office:value="14560.6928719203" calcext:value-type="float">
            <text:p>14560.6928719203</text:p>
          </table:table-cell>
          <table:table-cell table:style-name="Default" office:value-type="float" office:value="12993.42207871" calcext:value-type="float">
            <text:p>12993.42207871</text:p>
          </table:table-cell>
          <table:table-cell table:style-name="Default" office:value-type="float" office:value="11369.1021072415" calcext:value-type="float">
            <text:p>11369.1021072415</text:p>
          </table:table-cell>
          <table:table-cell table:style-name="Default" office:value-type="float" office:value="10253.5490112626" calcext:value-type="float">
            <text:p>10253.5490112626</text:p>
          </table:table-cell>
          <table:table-cell table:style-name="Default" office:value-type="float" office:value="9291.81612505726" calcext:value-type="float">
            <text:p>9291.8161250573</text:p>
          </table:table-cell>
          <table:table-cell table:style-name="Default" office:value-type="float" office:value="77823.2496364954" calcext:value-type="float">
            <text:p>77823.2496364954</text:p>
          </table:table-cell>
          <table:table-cell table:style-name="Default" office:value-type="float" office:value="600" calcext:value-type="float">
            <text:p>60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88373.6368775405" calcext:value-type="float">
            <text:p>88373.6368775405</text:p>
          </table:table-cell>
          <table:table-cell table:style-name="Default" office:value-type="float" office:value="85133.9340003159" calcext:value-type="float">
            <text:p>85133.9340003159</text:p>
          </table:table-cell>
          <table:table-cell table:style-name="Default" office:value-type="float" office:value="76832.2913359374" calcext:value-type="float">
            <text:p>76832.2913359374</text:p>
          </table:table-cell>
          <table:table-cell table:style-name="Default" office:value-type="float" office:value="70567.4922570241" calcext:value-type="float">
            <text:p>70567.4922570241</text:p>
          </table:table-cell>
          <table:table-cell table:style-name="Default" office:value-type="float" office:value="64006.1346121916" calcext:value-type="float">
            <text:p>64006.1346121916</text:p>
          </table:table-cell>
          <table:table-cell table:style-name="Default" office:value-type="float" office:value="59564.2269810929" calcext:value-type="float">
            <text:p>59564.2269810929</text:p>
          </table:table-cell>
          <table:table-cell table:style-name="Default" office:value-type="float" office:value="53673.6101112471" calcext:value-type="float">
            <text:p>53673.6101112471</text:p>
          </table:table-cell>
          <table:table-cell table:style-name="Default" office:value-type="float" office:value="48310.1001570461" calcext:value-type="float">
            <text:p>48310.1001570461</text:p>
          </table:table-cell>
          <table:table-cell table:style-name="Default" office:value-type="float" office:value="44602.2661261384" calcext:value-type="float">
            <text:p>44602.2661261384</text:p>
          </table:table-cell>
          <table:table-cell table:style-name="Default" office:value-type="float" office:value="40304.0630103919" calcext:value-type="float">
            <text:p>40304.0630103919</text:p>
          </table:table-cell>
          <table:table-cell table:style-name="Default" office:value-type="float" office:value="35896.1793694263" calcext:value-type="float">
            <text:p>35896.1793694263</text:p>
          </table:table-cell>
          <table:table-cell table:style-name="Default" office:value-type="float" office:value="32040.9990368723" calcext:value-type="float">
            <text:p>32040.9990368723</text:p>
          </table:table-cell>
          <table:table-cell table:style-name="Default" office:value-type="float" office:value="28343.8783456058" calcext:value-type="float">
            <text:p>28343.8783456058</text:p>
          </table:table-cell>
          <table:table-cell table:style-name="Default" office:value-type="float" office:value="24658.8786529653" calcext:value-type="float">
            <text:p>24658.8786529653</text:p>
          </table:table-cell>
          <table:table-cell table:style-name="Default" office:value-type="float" office:value="21936.3578402914" calcext:value-type="float">
            <text:p>21936.3578402914</text:p>
          </table:table-cell>
          <table:table-cell table:style-name="Default" office:value-type="float" office:value="19119.5920506961" calcext:value-type="float">
            <text:p>19119.5920506961</text:p>
          </table:table-cell>
          <table:table-cell table:style-name="Default" office:value-type="float" office:value="16844.6698986693" calcext:value-type="float">
            <text:p>16844.6698986693</text:p>
          </table:table-cell>
          <table:table-cell table:style-name="Default" office:value-type="float" office:value="14678.2213512755" calcext:value-type="float">
            <text:p>14678.2213512755</text:p>
          </table:table-cell>
          <table:table-cell table:style-name="Default" office:value-type="float" office:value="12900.3581589544" calcext:value-type="float">
            <text:p>12900.3581589544</text:p>
          </table:table-cell>
          <table:table-cell table:style-name="Default" office:value-type="float" office:value="11165.4313699342" calcext:value-type="float">
            <text:p>11165.4313699342</text:p>
          </table:table-cell>
          <table:table-cell table:style-name="Default" office:value-type="float" office:value="10099.2012472409" calcext:value-type="float">
            <text:p>10099.2012472409</text:p>
          </table:table-cell>
          <table:table-cell table:style-name="Default" office:value-type="float" office:value="9248.76208823752" calcext:value-type="float">
            <text:p>9248.7620882375</text:p>
          </table:table-cell>
          <table:table-cell table:style-name="Default" office:value-type="float" office:value="79814.4345449032" calcext:value-type="float">
            <text:p>79814.4345449032</text:p>
          </table:table-cell>
          <table:table-cell table:style-name="Default" office:value-type="float" office:value="8300" calcext:value-type="float">
            <text:p>830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88285.5923035933" calcext:value-type="float">
            <text:p>88285.5923035933</text:p>
          </table:table-cell>
          <table:table-cell table:style-name="Default" office:value-type="float" office:value="84942.1477033829" calcext:value-type="float">
            <text:p>84942.1477033829</text:p>
          </table:table-cell>
          <table:table-cell table:style-name="Default" office:value-type="float" office:value="74659.8128814459" calcext:value-type="float">
            <text:p>74659.8128814459</text:p>
          </table:table-cell>
          <table:table-cell table:style-name="Default" office:value-type="float" office:value="69737.5307207491" calcext:value-type="float">
            <text:p>69737.5307207491</text:p>
          </table:table-cell>
          <table:table-cell table:style-name="Default" office:value-type="float" office:value="64224.7241847452" calcext:value-type="float">
            <text:p>64224.7241847452</text:p>
          </table:table-cell>
          <table:table-cell table:style-name="Default" office:value-type="float" office:value="59093.2365548783" calcext:value-type="float">
            <text:p>59093.2365548783</text:p>
          </table:table-cell>
          <table:table-cell table:style-name="Default" office:value-type="float" office:value="53185.5068541724" calcext:value-type="float">
            <text:p>53185.5068541724</text:p>
          </table:table-cell>
          <table:table-cell table:style-name="Default" office:value-type="float" office:value="49198.2818999539" calcext:value-type="float">
            <text:p>49198.2818999539</text:p>
          </table:table-cell>
          <table:table-cell table:style-name="Default" office:value-type="float" office:value="44563.5705552447" calcext:value-type="float">
            <text:p>44563.5705552447</text:p>
          </table:table-cell>
          <table:table-cell table:style-name="Default" office:value-type="float" office:value="39727.778202379" calcext:value-type="float">
            <text:p>39727.778202379</text:p>
          </table:table-cell>
          <table:table-cell table:style-name="Default" office:value-type="float" office:value="35436.9591849849" calcext:value-type="float">
            <text:p>35436.9591849849</text:p>
          </table:table-cell>
          <table:table-cell table:style-name="Default" office:value-type="float" office:value="32172.3240955518" calcext:value-type="float">
            <text:p>32172.3240955518</text:p>
          </table:table-cell>
          <table:table-cell table:style-name="Default" office:value-type="float" office:value="28494.7780278975" calcext:value-type="float">
            <text:p>28494.7780278975</text:p>
          </table:table-cell>
          <table:table-cell table:style-name="Default" office:value-type="float" office:value="24802.6324472077" calcext:value-type="float">
            <text:p>24802.6324472077</text:p>
          </table:table-cell>
          <table:table-cell table:style-name="Default" office:value-type="float" office:value="21944.4899584901" calcext:value-type="float">
            <text:p>21944.4899584901</text:p>
          </table:table-cell>
          <table:table-cell table:style-name="Default" office:value-type="float" office:value="19144.3588982925" calcext:value-type="float">
            <text:p>19144.3588982925</text:p>
          </table:table-cell>
          <table:table-cell table:style-name="Default" office:value-type="float" office:value="17181.567727102" calcext:value-type="float">
            <text:p>17181.567727102</text:p>
          </table:table-cell>
          <table:table-cell table:style-name="Default" office:value-type="float" office:value="15054.1409065781" calcext:value-type="float">
            <text:p>15054.1409065781</text:p>
          </table:table-cell>
          <table:table-cell table:style-name="Default" office:value-type="float" office:value="12931.2590452382" calcext:value-type="float">
            <text:p>12931.2590452382</text:p>
          </table:table-cell>
          <table:table-cell table:style-name="Default" office:value-type="float" office:value="11466.7953049342" calcext:value-type="float">
            <text:p>11466.7953049342</text:p>
          </table:table-cell>
          <table:table-cell table:style-name="Default" office:value-type="float" office:value="10049.7672067683" calcext:value-type="float">
            <text:p>10049.7672067683</text:p>
          </table:table-cell>
          <table:table-cell table:style-name="Default" office:value-type="float" office:value="8770.74518638589" calcext:value-type="float">
            <text:p>8770.7451863859</text:p>
          </table:table-cell>
          <table:table-cell table:style-name="Default" office:value-type="float" office:value="81447.5972854932" calcext:value-type="float">
            <text:p>81447.5972854932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827976.093600402" calcext:value-type="float">
            <text:p>827976.093600402</text:p>
          </table:table-cell>
          <table:table-cell table:style-name="ce17" office:value-type="float" office:value="695959.307297949" calcext:value-type="float">
            <text:p>695959.307297949</text:p>
          </table:table-cell>
          <table:table-cell table:style-name="ce17" office:value-type="float" office:value="589773.766323644" calcext:value-type="float">
            <text:p>589773.766323644</text:p>
          </table:table-cell>
          <table:table-cell table:style-name="ce17" office:value-type="float" office:value="559135.454553801" calcext:value-type="float">
            <text:p>559135.454553801</text:p>
          </table:table-cell>
          <table:table-cell table:style-name="ce17" office:value-type="float" office:value="413385.453999894" calcext:value-type="float">
            <text:p>413385.453999894</text:p>
          </table:table-cell>
          <table:table-cell table:style-name="ce17" office:value-type="float" office:value="479936.776114612" calcext:value-type="float">
            <text:p>479936.776114612</text:p>
          </table:table-cell>
          <table:table-cell table:style-name="ce17" office:value-type="float" office:value="363794.637749988" calcext:value-type="float">
            <text:p>363794.637749988</text:p>
          </table:table-cell>
          <table:table-cell table:style-name="ce17" office:value-type="float" office:value="369337.232106179" calcext:value-type="float">
            <text:p>369337.232106179</text:p>
          </table:table-cell>
          <table:table-cell table:style-name="ce17" office:value-type="float" office:value="280110.94548506" calcext:value-type="float">
            <text:p>280110.94548506</text:p>
          </table:table-cell>
          <table:table-cell table:style-name="ce17" office:value-type="float" office:value="264597.296468244" calcext:value-type="float">
            <text:p>264597.296468244</text:p>
          </table:table-cell>
          <table:table-cell table:style-name="ce17" office:value-type="float" office:value="258115.678409694" calcext:value-type="float">
            <text:p>258115.678409694</text:p>
          </table:table-cell>
          <table:table-cell table:style-name="ce17" office:value-type="float" office:value="200159.730679328" calcext:value-type="float">
            <text:p>200159.730679328</text:p>
          </table:table-cell>
          <table:table-cell table:style-name="ce17" office:value-type="float" office:value="169700.999589876" calcext:value-type="float">
            <text:p>169700.999589876</text:p>
          </table:table-cell>
          <table:table-cell table:style-name="ce17" office:value-type="float" office:value="142038.716391927" calcext:value-type="float">
            <text:p>142038.716391927</text:p>
          </table:table-cell>
          <table:table-cell table:style-name="ce17" office:value-type="float" office:value="105291.995073808" calcext:value-type="float">
            <text:p>105291.995073808</text:p>
          </table:table-cell>
          <table:table-cell table:style-name="ce17" office:value-type="float" office:value="78758.7239435798" calcext:value-type="float">
            <text:p>78758.7239435798</text:p>
          </table:table-cell>
          <table:table-cell table:style-name="ce17" office:value-type="float" office:value="75864.9380401669" calcext:value-type="float">
            <text:p>75864.9380401669</text:p>
          </table:table-cell>
          <table:table-cell table:style-name="ce17" office:value-type="float" office:value="76461.7217513912" calcext:value-type="float">
            <text:p>76461.7217513912</text:p>
          </table:table-cell>
          <table:table-cell table:style-name="ce17" office:value-type="float" office:value="27940.4468607875" calcext:value-type="float">
            <text:p>27940.4468607875</text:p>
          </table:table-cell>
          <table:table-cell table:style-name="ce17" office:value-type="float" office:value="18866.2135784318" calcext:value-type="float">
            <text:p>18866.2135784318</text:p>
          </table:table-cell>
          <table:table-cell table:style-name="ce17" office:value-type="float" office:value="17671.0647499029" calcext:value-type="float">
            <text:p>17671.0647499029</text:p>
          </table:table-cell>
          <table:table-cell table:style-name="ce17" office:value-type="float" office:value="37634.7672683111" calcext:value-type="float">
            <text:p>37634.7672683111</text:p>
          </table:table-cell>
          <table:table-cell table:style-name="ce17" office:value-type="float" office:value="478507.449021747" calcext:value-type="float">
            <text:p>478507.44902174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633775.059440421" calcext:value-type="float">
            <text:p>633775.059440421</text:p>
          </table:table-cell>
          <table:table-cell table:style-name="ce17" office:value-type="float" office:value="574194.647709723" calcext:value-type="float">
            <text:p>574194.647709723</text:p>
          </table:table-cell>
          <table:table-cell table:style-name="ce17" office:value-type="float" office:value="741624.344748021" calcext:value-type="float">
            <text:p>741624.344748021</text:p>
          </table:table-cell>
          <table:table-cell table:style-name="ce17" office:value-type="float" office:value="641498.311658236" calcext:value-type="float">
            <text:p>641498.311658236</text:p>
          </table:table-cell>
          <table:table-cell table:style-name="ce17" office:value-type="float" office:value="573560.956700027" calcext:value-type="float">
            <text:p>573560.956700027</text:p>
          </table:table-cell>
          <table:table-cell table:style-name="ce17" office:value-type="float" office:value="442469.948980069" calcext:value-type="float">
            <text:p>442469.948980069</text:p>
          </table:table-cell>
          <table:table-cell table:style-name="ce17" office:value-type="float" office:value="454363.444393694" calcext:value-type="float">
            <text:p>454363.444393694</text:p>
          </table:table-cell>
          <table:table-cell table:style-name="ce17" office:value-type="float" office:value="388569.598956777" calcext:value-type="float">
            <text:p>388569.598956777</text:p>
          </table:table-cell>
          <table:table-cell table:style-name="ce17" office:value-type="float" office:value="281608.172233309" calcext:value-type="float">
            <text:p>281608.172233309</text:p>
          </table:table-cell>
          <table:table-cell table:style-name="ce17" office:value-type="float" office:value="285781.235049009" calcext:value-type="float">
            <text:p>285781.235049009</text:p>
          </table:table-cell>
          <table:table-cell table:style-name="ce17" office:value-type="float" office:value="260206.196612867" calcext:value-type="float">
            <text:p>260206.196612867</text:p>
          </table:table-cell>
          <table:table-cell table:style-name="ce17" office:value-type="float" office:value="233987.010599219" calcext:value-type="float">
            <text:p>233987.010599219</text:p>
          </table:table-cell>
          <table:table-cell table:style-name="ce17" office:value-type="float" office:value="164529.458967049" calcext:value-type="float">
            <text:p>164529.458967049</text:p>
          </table:table-cell>
          <table:table-cell table:style-name="ce17" office:value-type="float" office:value="154871.933533447" calcext:value-type="float">
            <text:p>154871.933533447</text:p>
          </table:table-cell>
          <table:table-cell table:style-name="ce17" office:value-type="float" office:value="115034.69523567" calcext:value-type="float">
            <text:p>115034.69523567</text:p>
          </table:table-cell>
          <table:table-cell table:style-name="ce17" office:value-type="float" office:value="74170.3400421686" calcext:value-type="float">
            <text:p>74170.3400421686</text:p>
          </table:table-cell>
          <table:table-cell table:style-name="ce17" office:value-type="float" office:value="87491.9302121441" calcext:value-type="float">
            <text:p>87491.9302121441</text:p>
          </table:table-cell>
          <table:table-cell table:style-name="ce17" office:value-type="float" office:value="56257.7119869149" calcext:value-type="float">
            <text:p>56257.7119869149</text:p>
          </table:table-cell>
          <table:table-cell table:style-name="ce17" office:value-type="float" office:value="39683.8315295239" calcext:value-type="float">
            <text:p>39683.8315295239</text:p>
          </table:table-cell>
          <table:table-cell table:style-name="ce17" office:value-type="float" office:value="20012.5474631827" calcext:value-type="float">
            <text:p>20012.5474631827</text:p>
          </table:table-cell>
          <table:table-cell table:style-name="ce17" office:value-type="float" office:value="13424.5653026722" calcext:value-type="float">
            <text:p>13424.5653026722</text:p>
          </table:table-cell>
          <table:table-cell table:style-name="ce17" office:value-type="float" office:value="32901.1928535182" calcext:value-type="float">
            <text:p>32901.1928535182</text:p>
          </table:table-cell>
          <table:table-cell table:style-name="ce17" office:value-type="float" office:value="510920.269772104" calcext:value-type="float">
            <text:p>510920.269772104</text:p>
          </table:table-cell>
          <table:table-cell table:number-columns-repeated="998"/>
        </table:table-row>
        <table:table-row table:style-name="ro1" table:number-rows-repeated="2">
          <table:table-cell table:number-columns-repeated="3"/>
          <table:table-cell table:style-name="ce17" table:number-columns-repeated="23"/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315615" calcext:value-type="float">
            <text:p>3156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ECS</text:p>
          </table:table-cell>
          <table:table-cell office:value-type="string" calcext:value-type="string">
            <text:p>MIN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18"/>
          <table:table-cell table:formula="of:=[.M47]/60" office:value-type="float" office:value="0" calcext:value-type="float">
            <text:p>0</text:p>
          </table:table-cell>
          <table:table-cell table:formula="of:=[.N47]/60" office:value-type="float" office:value="0" calcext:value-type="float">
            <text:p>0</text:p>
          </table:table-cell>
          <table:table-cell table:formula="of:=[.O47]/24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17" office:value-type="float" office:value="2306.97482425661" calcext:value-type="float">
            <text:p>2306.9748242566</text:p>
          </table:table-cell>
          <table:table-cell table:style-name="ce17" office:value-type="float" office:value="1865.16965916776" calcext:value-type="float">
            <text:p>1865.1696591678</text:p>
          </table:table-cell>
          <table:table-cell table:style-name="ce17" office:value-type="float" office:value="1469.94179258263" calcext:value-type="float">
            <text:p>1469.9417925826</text:p>
          </table:table-cell>
          <table:table-cell table:style-name="ce17" office:value-type="float" office:value="1160.97202725092" calcext:value-type="float">
            <text:p>1160.9720272509</text:p>
          </table:table-cell>
          <table:table-cell table:style-name="ce17" office:value-type="float" office:value="995.316252102518" calcext:value-type="float">
            <text:p>995.3162521025</text:p>
          </table:table-cell>
          <table:table-cell table:style-name="ce17" office:value-type="float" office:value="801.759325873205" calcext:value-type="float">
            <text:p>801.7593258732</text:p>
          </table:table-cell>
          <table:table-cell table:style-name="ce17" office:value-type="float" office:value="683.33646079547" calcext:value-type="float">
            <text:p>683.3364607955</text:p>
          </table:table-cell>
          <table:table-cell table:style-name="ce17" office:value-type="float" office:value="617.502301521458" calcext:value-type="float">
            <text:p>617.5023015215</text:p>
          </table:table-cell>
          <table:table-cell table:style-name="ce17" office:value-type="float" office:value="615.392807473311" calcext:value-type="float">
            <text:p>615.3928074733</text:p>
          </table:table-cell>
          <table:table-cell table:style-name="ce17" office:value-type="float" office:value="500.598597057737" calcext:value-type="float">
            <text:p>500.5985970577</text:p>
          </table:table-cell>
          <table:table-cell table:style-name="ce17" office:value-type="float" office:value="541.343271666231" calcext:value-type="float">
            <text:p>541.3432716662</text:p>
          </table:table-cell>
          <table:table-cell table:style-name="ce17" office:value-type="float" office:value="452.376398295171" calcext:value-type="float">
            <text:p>452.3763982952</text:p>
          </table:table-cell>
          <table:table-cell table:style-name="ce17" office:value-type="float" office:value="494.673820008958" calcext:value-type="float">
            <text:p>494.673820009</text:p>
          </table:table-cell>
          <table:table-cell table:style-name="ce17" office:value-type="float" office:value="453.970987438507" calcext:value-type="float">
            <text:p>453.9709874385</text:p>
          </table:table-cell>
          <table:table-cell table:style-name="ce17" office:value-type="float" office:value="493.660855412768" calcext:value-type="float">
            <text:p>493.6608554128</text:p>
          </table:table-cell>
          <table:table-cell table:style-name="ce17" office:value-type="float" office:value="484.660174869179" calcext:value-type="float">
            <text:p>484.6601748692</text:p>
          </table:table-cell>
          <table:table-cell table:style-name="ce17" office:value-type="float" office:value="500.843375992585" calcext:value-type="float">
            <text:p>500.8433759926</text:p>
          </table:table-cell>
          <table:table-cell table:style-name="ce17" office:value-type="float" office:value="484.022919733278" calcext:value-type="float">
            <text:p>484.0229197333</text:p>
          </table:table-cell>
          <table:table-cell table:style-name="ce17" office:value-type="float" office:value="410.716921275777" calcext:value-type="float">
            <text:p>410.7169212758</text:p>
          </table:table-cell>
          <table:table-cell table:style-name="ce17" office:value-type="float" office:value="481.224165506475" calcext:value-type="float">
            <text:p>481.2241655065</text:p>
          </table:table-cell>
          <table:table-cell table:style-name="ce17" office:value-type="float" office:value="455.580618744704" calcext:value-type="float">
            <text:p>455.5806187447</text:p>
          </table:table-cell>
          <table:table-cell table:style-name="ce17" office:value-type="float" office:value="447.444481436977" calcext:value-type="float">
            <text:p>447.444481437</text:p>
          </table:table-cell>
          <table:table-cell table:style-name="ce17" office:value-type="float" office:value="1617.03899335385" calcext:value-type="float">
            <text:p>1617.0389933539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2390.59707487597" calcext:value-type="float">
            <text:p>2390.597074876</text:p>
          </table:table-cell>
          <table:table-cell office:value-type="float" office:value="1865.17963368893" calcext:value-type="float">
            <text:p>1865.1796336889</text:p>
          </table:table-cell>
          <table:table-cell office:value-type="float" office:value="1461.53635760108" calcext:value-type="float">
            <text:p>1461.5363576011</text:p>
          </table:table-cell>
          <table:table-cell office:value-type="float" office:value="1126.32326966357" calcext:value-type="float">
            <text:p>1126.3232696636</text:p>
          </table:table-cell>
          <table:table-cell office:value-type="float" office:value="957.682759886871" calcext:value-type="float">
            <text:p>957.6827598869</text:p>
          </table:table-cell>
          <table:table-cell office:value-type="float" office:value="862.566647141187" calcext:value-type="float">
            <text:p>862.5666471412</text:p>
          </table:table-cell>
          <table:table-cell office:value-type="float" office:value="678.533866368673" calcext:value-type="float">
            <text:p>678.5338663687</text:p>
          </table:table-cell>
          <table:table-cell office:value-type="float" office:value="679.74999210726" calcext:value-type="float">
            <text:p>679.7499921073</text:p>
          </table:table-cell>
          <table:table-cell office:value-type="float" office:value="588.185206179749" calcext:value-type="float">
            <text:p>588.1852061798</text:p>
          </table:table-cell>
          <table:table-cell office:value-type="float" office:value="591.835733073377" calcext:value-type="float">
            <text:p>591.8357330734</text:p>
          </table:table-cell>
          <table:table-cell office:value-type="float" office:value="518.636053459026" calcext:value-type="float">
            <text:p>518.636053459</text:p>
          </table:table-cell>
          <table:table-cell office:value-type="float" office:value="542.556093270373" calcext:value-type="float">
            <text:p>542.5560932704</text:p>
          </table:table-cell>
          <table:table-cell office:value-type="float" office:value="475.730223648416" calcext:value-type="float">
            <text:p>475.7302236484</text:p>
          </table:table-cell>
          <table:table-cell office:value-type="float" office:value="507.359749486042" calcext:value-type="float">
            <text:p>507.359749486</text:p>
          </table:table-cell>
          <table:table-cell office:value-type="float" office:value="444.670231750018" calcext:value-type="float">
            <text:p>444.67023175</text:p>
          </table:table-cell>
          <table:table-cell office:value-type="float" office:value="440.325125365983" calcext:value-type="float">
            <text:p>440.325125366</text:p>
          </table:table-cell>
          <table:table-cell office:value-type="float" office:value="404.15615716512" calcext:value-type="float">
            <text:p>404.1561571651</text:p>
          </table:table-cell>
          <table:table-cell office:value-type="float" office:value="447.517723537024" calcext:value-type="float">
            <text:p>447.517723537</text:p>
          </table:table-cell>
          <table:table-cell office:value-type="float" office:value="472.432736307923" calcext:value-type="float">
            <text:p>472.4327363079</text:p>
          </table:table-cell>
          <table:table-cell office:value-type="float" office:value="417.158285962624" calcext:value-type="float">
            <text:p>417.1582859626</text:p>
          </table:table-cell>
          <table:table-cell office:value-type="float" office:value="491.163006747531" calcext:value-type="float">
            <text:p>491.1630067475</text:p>
          </table:table-cell>
          <table:table-cell office:value-type="float" office:value="413.847144162617" calcext:value-type="float">
            <text:p>413.8471441626</text:p>
          </table:table-cell>
          <table:table-cell office:value-type="float" office:value="1658.47585739757" calcext:value-type="float">
            <text:p>1658.4758573976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2401.84794902135" calcext:value-type="float">
            <text:p>2401.8479490214</text:p>
          </table:table-cell>
          <table:table-cell office:value-type="float" office:value="1816.55525186022" calcext:value-type="float">
            <text:p>1816.5552518602</text:p>
          </table:table-cell>
          <table:table-cell office:value-type="float" office:value="1443.52633312273" calcext:value-type="float">
            <text:p>1443.5263331227</text:p>
          </table:table-cell>
          <table:table-cell office:value-type="float" office:value="1163.57936422734" calcext:value-type="float">
            <text:p>1163.5793642274</text:p>
          </table:table-cell>
          <table:table-cell office:value-type="float" office:value="978.294149710721" calcext:value-type="float">
            <text:p>978.2941497107</text:p>
          </table:table-cell>
          <table:table-cell office:value-type="float" office:value="853.283733272269" calcext:value-type="float">
            <text:p>853.2837332723</text:p>
          </table:table-cell>
          <table:table-cell office:value-type="float" office:value="714.984404324638" calcext:value-type="float">
            <text:p>714.9844043246</text:p>
          </table:table-cell>
          <table:table-cell office:value-type="float" office:value="649.970687872961" calcext:value-type="float">
            <text:p>649.970687873</text:p>
          </table:table-cell>
          <table:table-cell office:value-type="float" office:value="585.717168358033" calcext:value-type="float">
            <text:p>585.717168358</text:p>
          </table:table-cell>
          <table:table-cell office:value-type="float" office:value="532.584197525201" calcext:value-type="float">
            <text:p>532.5841975252</text:p>
          </table:table-cell>
          <table:table-cell office:value-type="float" office:value="507.43987185156" calcext:value-type="float">
            <text:p>507.4398718516</text:p>
          </table:table-cell>
          <table:table-cell office:value-type="float" office:value="452.613131458234" calcext:value-type="float">
            <text:p>452.6131314582</text:p>
          </table:table-cell>
          <table:table-cell office:value-type="float" office:value="446.286833271741" calcext:value-type="float">
            <text:p>446.2868332717</text:p>
          </table:table-cell>
          <table:table-cell office:value-type="float" office:value="500.623839583611" calcext:value-type="float">
            <text:p>500.6238395836</text:p>
          </table:table-cell>
          <table:table-cell office:value-type="float" office:value="428.108058653772" calcext:value-type="float">
            <text:p>428.1080586538</text:p>
          </table:table-cell>
          <table:table-cell office:value-type="float" office:value="453.458938756174" calcext:value-type="float">
            <text:p>453.4589387562</text:p>
          </table:table-cell>
          <table:table-cell office:value-type="float" office:value="476.602681422611" calcext:value-type="float">
            <text:p>476.6026814226</text:p>
          </table:table-cell>
          <table:table-cell office:value-type="float" office:value="438.090417353338" calcext:value-type="float">
            <text:p>438.0904173533</text:p>
          </table:table-cell>
          <table:table-cell office:value-type="float" office:value="467.282383043645" calcext:value-type="float">
            <text:p>467.2823830436</text:p>
          </table:table-cell>
          <table:table-cell office:value-type="float" office:value="459.698627879073" calcext:value-type="float">
            <text:p>459.6986278791</text:p>
          </table:table-cell>
          <table:table-cell office:value-type="float" office:value="417.870512157903" calcext:value-type="float">
            <text:p>417.8705121579</text:p>
          </table:table-cell>
          <table:table-cell office:value-type="float" office:value="398.056736752426" calcext:value-type="float">
            <text:p>398.0567367524</text:p>
          </table:table-cell>
          <table:table-cell office:value-type="float" office:value="1573.07862100566" calcext:value-type="float">
            <text:p>1573.0786210057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float" office:value="2371.63824857203" calcext:value-type="float">
            <text:p>2371.638248572</text:p>
          </table:table-cell>
          <table:table-cell office:value-type="float" office:value="1774.49275474662" calcext:value-type="float">
            <text:p>1774.4927547466</text:p>
          </table:table-cell>
          <table:table-cell office:value-type="float" office:value="1476.57215153881" calcext:value-type="float">
            <text:p>1476.5721515388</text:p>
          </table:table-cell>
          <table:table-cell office:value-type="float" office:value="1141.57275126058" calcext:value-type="float">
            <text:p>1141.5727512606</text:p>
          </table:table-cell>
          <table:table-cell office:value-type="float" office:value="916.010289464422" calcext:value-type="float">
            <text:p>916.0102894644</text:p>
          </table:table-cell>
          <table:table-cell office:value-type="float" office:value="857.196268561003" calcext:value-type="float">
            <text:p>857.196268561</text:p>
          </table:table-cell>
          <table:table-cell office:value-type="float" office:value="722.285513379798" calcext:value-type="float">
            <text:p>722.2855133798</text:p>
          </table:table-cell>
          <table:table-cell office:value-type="float" office:value="653.561341284851" calcext:value-type="float">
            <text:p>653.5613412849</text:p>
          </table:table-cell>
          <table:table-cell office:value-type="float" office:value="555.568125129239" calcext:value-type="float">
            <text:p>555.5681251292</text:p>
          </table:table-cell>
          <table:table-cell office:value-type="float" office:value="550.49362634084" calcext:value-type="float">
            <text:p>550.4936263408</text:p>
          </table:table-cell>
          <table:table-cell office:value-type="float" office:value="478.524756266449" calcext:value-type="float">
            <text:p>478.5247562665</text:p>
          </table:table-cell>
          <table:table-cell office:value-type="float" office:value="446.625273120323" calcext:value-type="float">
            <text:p>446.6252731203</text:p>
          </table:table-cell>
          <table:table-cell office:value-type="float" office:value="438.446544937862" calcext:value-type="float">
            <text:p>438.4465449379</text:p>
          </table:table-cell>
          <table:table-cell office:value-type="float" office:value="474.942962754431" calcext:value-type="float">
            <text:p>474.9429627544</text:p>
          </table:table-cell>
          <table:table-cell office:value-type="float" office:value="444.639103724863" calcext:value-type="float">
            <text:p>444.6391037249</text:p>
          </table:table-cell>
          <table:table-cell office:value-type="float" office:value="468.959053190099" calcext:value-type="float">
            <text:p>468.9590531901</text:p>
          </table:table-cell>
          <table:table-cell office:value-type="float" office:value="477.865244325501" calcext:value-type="float">
            <text:p>477.8652443255</text:p>
          </table:table-cell>
          <table:table-cell office:value-type="float" office:value="406.201020125553" calcext:value-type="float">
            <text:p>406.2010201256</text:p>
          </table:table-cell>
          <table:table-cell office:value-type="float" office:value="484.944147871889" calcext:value-type="float">
            <text:p>484.9441478719</text:p>
          </table:table-cell>
          <table:table-cell office:value-type="float" office:value="395.439161245163" calcext:value-type="float">
            <text:p>395.4391612452</text:p>
          </table:table-cell>
          <table:table-cell office:value-type="float" office:value="426.717447693026" calcext:value-type="float">
            <text:p>426.717447693</text:p>
          </table:table-cell>
          <table:table-cell office:value-type="float" office:value="402.796730407456" calcext:value-type="float">
            <text:p>402.7967304075</text:p>
          </table:table-cell>
          <table:table-cell office:value-type="float" office:value="1594.96529488721" calcext:value-type="float">
            <text:p>1594.9652948872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7" office:value-type="float" office:value="46038.674376213" calcext:value-type="float">
            <text:p>46038.674376213</text:p>
          </table:table-cell>
          <table:table-cell table:style-name="ce17" office:value-type="float" office:value="31091.8473960859" calcext:value-type="float">
            <text:p>31091.8473960859</text:p>
          </table:table-cell>
          <table:table-cell table:style-name="ce17" office:value-type="float" office:value="20402.9629555537" calcext:value-type="float">
            <text:p>20402.9629555537</text:p>
          </table:table-cell>
          <table:table-cell table:style-name="ce17" office:value-type="float" office:value="13528.3419561256" calcext:value-type="float">
            <text:p>13528.3419561256</text:p>
          </table:table-cell>
          <table:table-cell table:style-name="ce17" office:value-type="float" office:value="9584.93516401323" calcext:value-type="float">
            <text:p>9584.9351640132</text:p>
          </table:table-cell>
          <table:table-cell table:style-name="ce17" office:value-type="float" office:value="6540.46307416257" calcext:value-type="float">
            <text:p>6540.4630741626</text:p>
          </table:table-cell>
          <table:table-cell table:style-name="ce17" office:value-type="float" office:value="5080.5844155146" calcext:value-type="float">
            <text:p>5080.5844155146</text:p>
          </table:table-cell>
          <table:table-cell table:style-name="ce17" office:value-type="float" office:value="3592.26591421913" calcext:value-type="float">
            <text:p>3592.2659142191</text:p>
          </table:table-cell>
          <table:table-cell table:style-name="ce17" office:value-type="float" office:value="3032.24600686383" calcext:value-type="float">
            <text:p>3032.2460068638</text:p>
          </table:table-cell>
          <table:table-cell table:style-name="ce17" office:value-type="float" office:value="2322.83272292571" calcext:value-type="float">
            <text:p>2322.8327229257</text:p>
          </table:table-cell>
          <table:table-cell table:style-name="ce17" office:value-type="float" office:value="2147.40413678745" calcext:value-type="float">
            <text:p>2147.4041367875</text:p>
          </table:table-cell>
          <table:table-cell table:style-name="ce17" office:value-type="float" office:value="1910.90837487527" calcext:value-type="float">
            <text:p>1910.9083748753</text:p>
          </table:table-cell>
          <table:table-cell table:style-name="ce17" office:value-type="float" office:value="1749.51075841238" calcext:value-type="float">
            <text:p>1749.5107584124</text:p>
          </table:table-cell>
          <table:table-cell table:style-name="ce17" office:value-type="float" office:value="1764.97774176918" calcext:value-type="float">
            <text:p>1764.9777417692</text:p>
          </table:table-cell>
          <table:table-cell table:style-name="ce17" office:value-type="float" office:value="1600.99379842802" calcext:value-type="float">
            <text:p>1600.993798428</text:p>
          </table:table-cell>
          <table:table-cell table:style-name="ce17" office:value-type="float" office:value="1529.53565584246" calcext:value-type="float">
            <text:p>1529.5356558425</text:p>
          </table:table-cell>
          <table:table-cell table:style-name="ce17" office:value-type="float" office:value="1617.34923557374" calcext:value-type="float">
            <text:p>1617.3492355738</text:p>
          </table:table-cell>
          <table:table-cell table:style-name="ce17" office:value-type="float" office:value="1591.70728439658" calcext:value-type="float">
            <text:p>1591.7072843966</text:p>
          </table:table-cell>
          <table:table-cell table:style-name="ce17" office:value-type="float" office:value="1587.84614667451" calcext:value-type="float">
            <text:p>1587.8461466745</text:p>
          </table:table-cell>
          <table:table-cell table:style-name="ce17" office:value-type="float" office:value="1439.95194313399" calcext:value-type="float">
            <text:p>1439.951943134</text:p>
          </table:table-cell>
          <table:table-cell table:style-name="ce17" office:value-type="float" office:value="1511.68174762853" calcext:value-type="float">
            <text:p>1511.6817476285</text:p>
          </table:table-cell>
          <table:table-cell table:style-name="ce17" office:value-type="float" office:value="1523.0009788885" calcext:value-type="float">
            <text:p>1523.0009788885</text:p>
          </table:table-cell>
          <table:table-cell table:style-name="ce17" office:value-type="float" office:value="24976.2435834111" calcext:value-type="float">
            <text:p>24976.2435834111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7" office:value-type="float" office:value="45680.7749653838" calcext:value-type="float">
            <text:p>45680.7749653838</text:p>
          </table:table-cell>
          <table:table-cell table:style-name="ce17" office:value-type="float" office:value="30543.1154218354" calcext:value-type="float">
            <text:p>30543.1154218354</text:p>
          </table:table-cell>
          <table:table-cell table:style-name="ce17" office:value-type="float" office:value="20206.6875343408" calcext:value-type="float">
            <text:p>20206.6875343408</text:p>
          </table:table-cell>
          <table:table-cell table:style-name="ce17" office:value-type="float" office:value="13633.6042880585" calcext:value-type="float">
            <text:p>13633.6042880585</text:p>
          </table:table-cell>
          <table:table-cell table:style-name="ce17" office:value-type="float" office:value="9639.50659666231" calcext:value-type="float">
            <text:p>9639.5065966623</text:p>
          </table:table-cell>
          <table:table-cell table:style-name="ce17" office:value-type="float" office:value="6977.18038180048" calcext:value-type="float">
            <text:p>6977.1803818005</text:p>
          </table:table-cell>
          <table:table-cell table:style-name="ce17" office:value-type="float" office:value="5076.94510820738" calcext:value-type="float">
            <text:p>5076.9451082074</text:p>
          </table:table-cell>
          <table:table-cell table:style-name="ce17" office:value-type="float" office:value="3647.7467669711" calcext:value-type="float">
            <text:p>3647.7467669711</text:p>
          </table:table-cell>
          <table:table-cell table:style-name="ce17" office:value-type="float" office:value="2817.44960928752" calcext:value-type="float">
            <text:p>2817.4496092875</text:p>
          </table:table-cell>
          <table:table-cell table:style-name="ce17" office:value-type="float" office:value="2551.00943732635" calcext:value-type="float">
            <text:p>2551.0094373264</text:p>
          </table:table-cell>
          <table:table-cell table:style-name="ce17" office:value-type="float" office:value="2024.07840651352" calcext:value-type="float">
            <text:p>2024.0784065135</text:p>
          </table:table-cell>
          <table:table-cell table:style-name="ce17" office:value-type="float" office:value="1906.20261187943" calcext:value-type="float">
            <text:p>1906.2026118794</text:p>
          </table:table-cell>
          <table:table-cell table:style-name="ce17" office:value-type="float" office:value="1684.7025341931" calcext:value-type="float">
            <text:p>1684.7025341931</text:p>
          </table:table-cell>
          <table:table-cell table:style-name="ce17" office:value-type="float" office:value="1636.91480639875" calcext:value-type="float">
            <text:p>1636.9148063988</text:p>
          </table:table-cell>
          <table:table-cell table:style-name="ce17" office:value-type="float" office:value="1591.32347122697" calcext:value-type="float">
            <text:p>1591.323471227</text:p>
          </table:table-cell>
          <table:table-cell table:style-name="ce17" office:value-type="float" office:value="1596.68367956513" calcext:value-type="float">
            <text:p>1596.6836795651</text:p>
          </table:table-cell>
          <table:table-cell table:style-name="ce17" office:value-type="float" office:value="1558.04082212364" calcext:value-type="float">
            <text:p>1558.0408221237</text:p>
          </table:table-cell>
          <table:table-cell table:style-name="ce17" office:value-type="float" office:value="1476.97618750889" calcext:value-type="float">
            <text:p>1476.9761875089</text:p>
          </table:table-cell>
          <table:table-cell table:style-name="ce17" office:value-type="float" office:value="1473.75300044308" calcext:value-type="float">
            <text:p>1473.7530004431</text:p>
          </table:table-cell>
          <table:table-cell table:style-name="ce17" office:value-type="float" office:value="1458.12859837095" calcext:value-type="float">
            <text:p>1458.128598371</text:p>
          </table:table-cell>
          <table:table-cell table:style-name="ce17" office:value-type="float" office:value="1504.47298783998" calcext:value-type="float">
            <text:p>1504.47298784</text:p>
          </table:table-cell>
          <table:table-cell table:style-name="ce17" office:value-type="float" office:value="1503.1015143627" calcext:value-type="float">
            <text:p>1503.1015143627</text:p>
          </table:table-cell>
          <table:table-cell table:style-name="ce17" office:value-type="float" office:value="24936.190043381" calcext:value-type="float">
            <text:p>24936.190043381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7" office:value-type="float" office:value="45078.1213442343" calcext:value-type="float">
            <text:p>45078.1213442343</text:p>
          </table:table-cell>
          <table:table-cell table:style-name="ce17" office:value-type="float" office:value="30273.1586966799" calcext:value-type="float">
            <text:p>30273.1586966799</text:p>
          </table:table-cell>
          <table:table-cell table:style-name="ce17" office:value-type="float" office:value="20680.7748063908" calcext:value-type="float">
            <text:p>20680.7748063908</text:p>
          </table:table-cell>
          <table:table-cell table:style-name="ce17" office:value-type="float" office:value="13901.5713053727" calcext:value-type="float">
            <text:p>13901.5713053727</text:p>
          </table:table-cell>
          <table:table-cell table:style-name="ce17" office:value-type="float" office:value="9265.3317636294" calcext:value-type="float">
            <text:p>9265.3317636294</text:p>
          </table:table-cell>
          <table:table-cell table:style-name="ce17" office:value-type="float" office:value="6778.29400527355" calcext:value-type="float">
            <text:p>6778.2940052736</text:p>
          </table:table-cell>
          <table:table-cell table:style-name="ce17" office:value-type="float" office:value="5046.68473582511" calcext:value-type="float">
            <text:p>5046.6847358251</text:p>
          </table:table-cell>
          <table:table-cell table:style-name="ce17" office:value-type="float" office:value="3898.18498017502" calcext:value-type="float">
            <text:p>3898.184980175</text:p>
          </table:table-cell>
          <table:table-cell table:style-name="ce17" office:value-type="float" office:value="2823.99694129709" calcext:value-type="float">
            <text:p>2823.9969412971</text:p>
          </table:table-cell>
          <table:table-cell table:style-name="ce17" office:value-type="float" office:value="2304.25100558107" calcext:value-type="float">
            <text:p>2304.2510055811</text:p>
          </table:table-cell>
          <table:table-cell table:style-name="ce17" office:value-type="float" office:value="2087.29739800268" calcext:value-type="float">
            <text:p>2087.2973980027</text:p>
          </table:table-cell>
          <table:table-cell table:style-name="ce17" office:value-type="float" office:value="1872.43066297814" calcext:value-type="float">
            <text:p>1872.4306629781</text:p>
          </table:table-cell>
          <table:table-cell table:style-name="ce17" office:value-type="float" office:value="1843.09477905328" calcext:value-type="float">
            <text:p>1843.0947790533</text:p>
          </table:table-cell>
          <table:table-cell table:style-name="ce17" office:value-type="float" office:value="1661.47621552813" calcext:value-type="float">
            <text:p>1661.4762155281</text:p>
          </table:table-cell>
          <table:table-cell table:style-name="ce17" office:value-type="float" office:value="1642.90909713155" calcext:value-type="float">
            <text:p>1642.9090971316</text:p>
          </table:table-cell>
          <table:table-cell table:style-name="ce17" office:value-type="float" office:value="1513.38899557738" calcext:value-type="float">
            <text:p>1513.3889955774</text:p>
          </table:table-cell>
          <table:table-cell table:style-name="ce17" office:value-type="float" office:value="1491.97983745861" calcext:value-type="float">
            <text:p>1491.9798374586</text:p>
          </table:table-cell>
          <table:table-cell table:style-name="ce17" office:value-type="float" office:value="1612.26761159881" calcext:value-type="float">
            <text:p>1612.2676115988</text:p>
          </table:table-cell>
          <table:table-cell table:style-name="ce17" office:value-type="float" office:value="1479.15915100959" calcext:value-type="float">
            <text:p>1479.1591510096</text:p>
          </table:table-cell>
          <table:table-cell table:style-name="ce17" office:value-type="float" office:value="1584.00914528103" calcext:value-type="float">
            <text:p>1584.009145281</text:p>
          </table:table-cell>
          <table:table-cell table:style-name="ce17" office:value-type="float" office:value="1521.45279441823" calcext:value-type="float">
            <text:p>1521.4527944182</text:p>
          </table:table-cell>
          <table:table-cell table:style-name="ce17" office:value-type="float" office:value="1486.64344638613" calcext:value-type="float">
            <text:p>1486.6434463861</text:p>
          </table:table-cell>
          <table:table-cell table:style-name="ce17" office:value-type="float" office:value="24602.9626111663" calcext:value-type="float">
            <text:p>24602.9626111663</text:p>
          </table:table-cell>
          <table:table-cell table:number-columns-repeated="998"/>
        </table:table-row>
        <table:table-row table:style-name="ro1">
          <table:table-cell table:number-columns-repeated="3"/>
          <table:table-cell table:style-name="ce17" office:value-type="float" office:value="46136.0137572484" calcext:value-type="float">
            <text:p>46136.0137572484</text:p>
          </table:table-cell>
          <table:table-cell table:style-name="ce17" office:value-type="float" office:value="30919.0635903766" calcext:value-type="float">
            <text:p>30919.0635903766</text:p>
          </table:table-cell>
          <table:table-cell table:style-name="ce17" office:value-type="float" office:value="20919.4846354517" calcext:value-type="float">
            <text:p>20919.4846354517</text:p>
          </table:table-cell>
          <table:table-cell table:style-name="ce17" office:value-type="float" office:value="13958.2867899527" calcext:value-type="float">
            <text:p>13958.2867899527</text:p>
          </table:table-cell>
          <table:table-cell table:style-name="ce17" office:value-type="float" office:value="9787.3761517911" calcext:value-type="float">
            <text:p>9787.3761517911</text:p>
          </table:table-cell>
          <table:table-cell table:style-name="ce17" office:value-type="float" office:value="6862.96578385097" calcext:value-type="float">
            <text:p>6862.965783851</text:p>
          </table:table-cell>
          <table:table-cell table:style-name="ce17" office:value-type="float" office:value="5118.16024012064" calcext:value-type="float">
            <text:p>5118.1602401206</text:p>
          </table:table-cell>
          <table:table-cell table:style-name="ce17" office:value-type="float" office:value="3741.01191533033" calcext:value-type="float">
            <text:p>3741.0119153303</text:p>
          </table:table-cell>
          <table:table-cell table:style-name="ce17" office:value-type="float" office:value="2974.16443839543" calcext:value-type="float">
            <text:p>2974.1644383954</text:p>
          </table:table-cell>
          <table:table-cell table:style-name="ce17" office:value-type="float" office:value="2405.18281853075" calcext:value-type="float">
            <text:p>2405.1828185308</text:p>
          </table:table-cell>
          <table:table-cell table:style-name="ce17" office:value-type="float" office:value="2214.25775479373" calcext:value-type="float">
            <text:p>2214.2577547937</text:p>
          </table:table-cell>
          <table:table-cell table:style-name="ce17" office:value-type="float" office:value="1872.81990992649" calcext:value-type="float">
            <text:p>1872.8199099265</text:p>
          </table:table-cell>
          <table:table-cell table:style-name="ce17" office:value-type="float" office:value="1817.83032544907" calcext:value-type="float">
            <text:p>1817.8303254491</text:p>
          </table:table-cell>
          <table:table-cell table:style-name="ce17" office:value-type="float" office:value="1680.33323079078" calcext:value-type="float">
            <text:p>1680.3332307908</text:p>
          </table:table-cell>
          <table:table-cell table:style-name="ce17" office:value-type="float" office:value="1579.75041863697" calcext:value-type="float">
            <text:p>1579.750418637</text:p>
          </table:table-cell>
          <table:table-cell table:style-name="ce17" office:value-type="float" office:value="1555.65717807181" calcext:value-type="float">
            <text:p>1555.6571780718</text:p>
          </table:table-cell>
          <table:table-cell table:style-name="ce17" office:value-type="float" office:value="1484.07985391319" calcext:value-type="float">
            <text:p>1484.0798539132</text:p>
          </table:table-cell>
          <table:table-cell table:style-name="ce17" office:value-type="float" office:value="1487.57864987816" calcext:value-type="float">
            <text:p>1487.5786498782</text:p>
          </table:table-cell>
          <table:table-cell table:style-name="ce17" office:value-type="float" office:value="1458.93302196373" calcext:value-type="float">
            <text:p>1458.9330219637</text:p>
          </table:table-cell>
          <table:table-cell table:style-name="ce17" office:value-type="float" office:value="1558.94401236913" calcext:value-type="float">
            <text:p>1558.9440123691</text:p>
          </table:table-cell>
          <table:table-cell table:style-name="ce17" office:value-type="float" office:value="1571.53948592204" calcext:value-type="float">
            <text:p>1571.539485922</text:p>
          </table:table-cell>
          <table:table-cell table:style-name="ce17" office:value-type="float" office:value="1477.46451349703" calcext:value-type="float">
            <text:p>1477.464513497</text:p>
          </table:table-cell>
          <table:table-cell table:style-name="ce17" office:value-type="float" office:value="24500.1308725473" calcext:value-type="float">
            <text:p>24500.1308725473</text:p>
          </table:table-cell>
          <table:table-cell table:number-columns-repeated="99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1">
        <table:table-column table:style-name="co16" table:default-cell-style-name="Default"/>
        <table:table-column table:style-name="co16" table:default-cell-style-name="ce21"/>
        <table:table-column table:style-name="co17" table:default-cell-style-name="ce22"/>
        <table:table-column table:style-name="co16" table:number-columns-repeated="2" table:default-cell-style-name="ce22"/>
        <table:table-column table:style-name="co16" table:default-cell-style-name="ce21"/>
        <table:table-column table:style-name="co16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6" table:number-columns-repeated="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EAN</text:p>
          </table:table-cell>
          <table:table-cell table:number-columns-repeated="7"/>
          <table:table-cell table:formula="of:=RAND()" office:value-type="float" office:value="0.562636480706712" calcext:value-type="float">
            <text:p>0.562636480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6] * EXP([.$C$37]*[.A3])+[.$C$38] + ((-[#REF!]/2) + ([#REF!] * RAND()))" office:value-type="string" office:string-value="" calcext:value-type="error">
            <text:p>#REF!</text:p>
          </table:table-cell>
          <table:table-cell table:formula="of:=[.$C$36] * EXP([.$C$37]*[.A3])+[.$C$38] + ((-[#REF!]/2) + ([#REF!] * RAND()))" office:value-type="string" office:string-value="" calcext:value-type="error">
            <text:p>#REF!</text:p>
          </table:table-cell>
          <table:table-cell table:formula="of:=[.$C$36] * EXP([.$C$37]*[.A3])+[.$C$38] + ((-[#REF!]/2) + ([#REF!] * RAND()))" office:value-type="string" office:string-value="" calcext:value-type="error">
            <text:p>#REF!</text:p>
          </table:table-cell>
          <table:table-cell table:formula="of:=[.$C$36] * EXP([.$C$37]*[.A3])+[.$C$38] + ((-[#REF!]/2) + ([#REF!] * RAND()))" office:value-type="string" office:string-value="" calcext:value-type="error">
            <text:p>#REF!</text:p>
          </table:table-cell>
          <table:table-cell table:formula="of:=AVERAGE([.B3:.E3])" office:value-type="string" office:string-value="" calcext:value-type="error">
            <text:p>#REF!</text:p>
          </table:table-cell>
          <table:table-cell table:number-columns-repeated="7"/>
          <table:table-cell table:formula="of:=RAND()" office:value-type="float" office:value="0.759748045408806" calcext:value-type="float">
            <text:p>0.7597480454</text:p>
          </table:table-cell>
          <table:table-cell table:number-columns-repeated="12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[.$C$36] * EXP([.$C$37]*[.A4])+[.$C$38] + ((-[#REF!]/2) + ([#REF!] * RAND()))" office:value-type="string" office:string-value="" calcext:value-type="error">
            <text:p>#REF!</text:p>
          </table:table-cell>
          <table:table-cell table:formula="of:=[.$C$36] * EXP([.$C$37]*[.A4])+[.$C$38] + ((-[#REF!]/2) + ([#REF!] * RAND()))" office:value-type="string" office:string-value="" calcext:value-type="error">
            <text:p>#REF!</text:p>
          </table:table-cell>
          <table:table-cell table:formula="of:=[.$C$36] * EXP([.$C$37]*[.A4])+[.$C$38] + ((-[#REF!]/2) + ([#REF!] * RAND()))" office:value-type="string" office:string-value="" calcext:value-type="error">
            <text:p>#REF!</text:p>
          </table:table-cell>
          <table:table-cell table:formula="of:=[.$C$36] * EXP([.$C$37]*[.A4])+[.$C$38] + ((-[#REF!]/2) + ([#REF!] * RAND()))" office:value-type="string" office:string-value="" calcext:value-type="error">
            <text:p>#REF!</text:p>
          </table:table-cell>
          <table:table-cell table:formula="of:=AVERAGE([.B4:.E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[.$C$36] * EXP([.$C$37]*[.A5])+[.$C$38] + ((-[#REF!]/2) + ([#REF!] * RAND()))" office:value-type="string" office:string-value="" calcext:value-type="error">
            <text:p>#REF!</text:p>
          </table:table-cell>
          <table:table-cell table:formula="of:=[.$C$36] * EXP([.$C$37]*[.A5])+[.$C$38] + ((-[#REF!]/2) + ([#REF!] * RAND()))" office:value-type="string" office:string-value="" calcext:value-type="error">
            <text:p>#REF!</text:p>
          </table:table-cell>
          <table:table-cell table:formula="of:=[.$C$36] * EXP([.$C$37]*[.A5])+[.$C$38] + ((-[#REF!]/2) + ([#REF!] * RAND()))" office:value-type="string" office:string-value="" calcext:value-type="error">
            <text:p>#REF!</text:p>
          </table:table-cell>
          <table:table-cell table:formula="of:=[.$C$36] * EXP([.$C$37]*[.A5])+[.$C$38] + ((-[#REF!]/2) + ([#REF!] * RAND()))" office:value-type="string" office:string-value="" calcext:value-type="error">
            <text:p>#REF!</text:p>
          </table:table-cell>
          <table:table-cell table:formula="of:=AVERAGE([.B5:.E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[.$C$36] * EXP([.$C$37]*[.A6])+[.$C$38] + ((-[#REF!]/2) + ([#REF!] * RAND()))" office:value-type="string" office:string-value="" calcext:value-type="error">
            <text:p>#REF!</text:p>
          </table:table-cell>
          <table:table-cell table:formula="of:=[.$C$36] * EXP([.$C$37]*[.A6])+[.$C$38] + ((-[#REF!]/2) + ([#REF!] * RAND()))" office:value-type="string" office:string-value="" calcext:value-type="error">
            <text:p>#REF!</text:p>
          </table:table-cell>
          <table:table-cell table:formula="of:=[.$C$36] * EXP([.$C$37]*[.A6])+[.$C$38] + ((-[#REF!]/2) + ([#REF!] * RAND()))" office:value-type="string" office:string-value="" calcext:value-type="error">
            <text:p>#REF!</text:p>
          </table:table-cell>
          <table:table-cell table:formula="of:=[.$C$36] * EXP([.$C$37]*[.A6])+[.$C$38] + ((-[#REF!]/2) + ([#REF!] * RAND()))" office:value-type="string" office:string-value="" calcext:value-type="error">
            <text:p>#REF!</text:p>
          </table:table-cell>
          <table:table-cell table:formula="of:=AVERAGE([.B6:.E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[.$C$36] * EXP([.$C$37]*[.A7])+[.$C$38] + ((-[#REF!]/2) + ([#REF!] * RAND()))" office:value-type="string" office:string-value="" calcext:value-type="error">
            <text:p>#REF!</text:p>
          </table:table-cell>
          <table:table-cell table:formula="of:=[.$C$36] * EXP([.$C$37]*[.A7])+[.$C$38] + ((-[#REF!]/2) + ([#REF!] * RAND()))" office:value-type="string" office:string-value="" calcext:value-type="error">
            <text:p>#REF!</text:p>
          </table:table-cell>
          <table:table-cell table:formula="of:=[.$C$36] * EXP([.$C$37]*[.A7])+[.$C$38] + ((-[#REF!]/2) + ([#REF!] * RAND()))" office:value-type="string" office:string-value="" calcext:value-type="error">
            <text:p>#REF!</text:p>
          </table:table-cell>
          <table:table-cell table:formula="of:=[.$C$36] * EXP([.$C$37]*[.A7])+[.$C$38] + ((-[#REF!]/2) + ([#REF!] * RAND()))" office:value-type="string" office:string-value="" calcext:value-type="error">
            <text:p>#REF!</text:p>
          </table:table-cell>
          <table:table-cell table:formula="of:=AVERAGE([.B7:.E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[.$C$36] * EXP([.$C$37]*[.A8])+[.$C$38] + ((-[#REF!]/2) + ([#REF!] * RAND()))" office:value-type="string" office:string-value="" calcext:value-type="error">
            <text:p>#REF!</text:p>
          </table:table-cell>
          <table:table-cell table:formula="of:=[.$C$36] * EXP([.$C$37]*[.A8])+[.$C$38] + ((-[#REF!]/2) + ([#REF!] * RAND()))" office:value-type="string" office:string-value="" calcext:value-type="error">
            <text:p>#REF!</text:p>
          </table:table-cell>
          <table:table-cell table:formula="of:=[.$C$36] * EXP([.$C$37]*[.A8])+[.$C$38] + ((-[#REF!]/2) + ([#REF!] * RAND()))" office:value-type="string" office:string-value="" calcext:value-type="error">
            <text:p>#REF!</text:p>
          </table:table-cell>
          <table:table-cell table:formula="of:=[.$C$36] * EXP([.$C$37]*[.A8])+[.$C$38] + ((-[#REF!]/2) + ([#REF!] * RAND()))" office:value-type="string" office:string-value="" calcext:value-type="error">
            <text:p>#REF!</text:p>
          </table:table-cell>
          <table:table-cell table:formula="of:=AVERAGE([.B8:.E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[.$C$36] * EXP([.$C$37]*[.A9])+[.$C$38] + ((-[#REF!]/2) + ([#REF!] * RAND()))" office:value-type="string" office:string-value="" calcext:value-type="error">
            <text:p>#REF!</text:p>
          </table:table-cell>
          <table:table-cell table:formula="of:=[.$C$36] * EXP([.$C$37]*[.A9])+[.$C$38] + ((-[#REF!]/2) + ([#REF!] * RAND()))" office:value-type="string" office:string-value="" calcext:value-type="error">
            <text:p>#REF!</text:p>
          </table:table-cell>
          <table:table-cell table:formula="of:=[.$C$36] * EXP([.$C$37]*[.A9])+[.$C$38] + ((-[#REF!]/2) + ([#REF!] * RAND()))" office:value-type="string" office:string-value="" calcext:value-type="error">
            <text:p>#REF!</text:p>
          </table:table-cell>
          <table:table-cell table:formula="of:=[.$C$36] * EXP([.$C$37]*[.A9])+[.$C$38] + ((-[#REF!]/2) + ([#REF!] * RAND()))" office:value-type="string" office:string-value="" calcext:value-type="error">
            <text:p>#REF!</text:p>
          </table:table-cell>
          <table:table-cell table:formula="of:=AVERAGE([.B9:.E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[.$C$36] * EXP([.$C$37]*[.A10])+[.$C$38] + ((-[#REF!]/2) + ([#REF!] * RAND()))" office:value-type="string" office:string-value="" calcext:value-type="error">
            <text:p>#REF!</text:p>
          </table:table-cell>
          <table:table-cell table:formula="of:=[.$C$36] * EXP([.$C$37]*[.A10])+[.$C$38] + ((-[#REF!]/2) + ([#REF!] * RAND()))" office:value-type="string" office:string-value="" calcext:value-type="error">
            <text:p>#REF!</text:p>
          </table:table-cell>
          <table:table-cell table:formula="of:=[.$C$36] * EXP([.$C$37]*[.A10])+[.$C$38] + ((-[#REF!]/2) + ([#REF!] * RAND()))" office:value-type="string" office:string-value="" calcext:value-type="error">
            <text:p>#REF!</text:p>
          </table:table-cell>
          <table:table-cell table:formula="of:=[.$C$36] * EXP([.$C$37]*[.A10])+[.$C$38] + ((-[#REF!]/2) + ([#REF!] * RAND()))" office:value-type="string" office:string-value="" calcext:value-type="error">
            <text:p>#REF!</text:p>
          </table:table-cell>
          <table:table-cell table:formula="of:=AVERAGE([.B10:.E1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[.$C$36] * EXP([.$C$37]*[.A11])+[.$C$38] + ((-[#REF!]/2) + ([#REF!] * RAND()))" office:value-type="string" office:string-value="" calcext:value-type="error">
            <text:p>#REF!</text:p>
          </table:table-cell>
          <table:table-cell table:formula="of:=[.$C$36] * EXP([.$C$37]*[.A11])+[.$C$38] + ((-[#REF!]/2) + ([#REF!] * RAND()))" office:value-type="string" office:string-value="" calcext:value-type="error">
            <text:p>#REF!</text:p>
          </table:table-cell>
          <table:table-cell table:formula="of:=[.$C$36] * EXP([.$C$37]*[.A11])+[.$C$38] + ((-[#REF!]/2) + ([#REF!] * RAND()))" office:value-type="string" office:string-value="" calcext:value-type="error">
            <text:p>#REF!</text:p>
          </table:table-cell>
          <table:table-cell table:formula="of:=[.$C$36] * EXP([.$C$37]*[.A11])+[.$C$38] + ((-[#REF!]/2) + ([#REF!] * RAND()))" office:value-type="string" office:string-value="" calcext:value-type="error">
            <text:p>#REF!</text:p>
          </table:table-cell>
          <table:table-cell table:formula="of:=AVERAGE([.B11:.E1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[.$C$36] * EXP([.$C$37]*[.A12])+[.$C$38] + ((-[#REF!]/2) + ([#REF!] * RAND()))" office:value-type="string" office:string-value="" calcext:value-type="error">
            <text:p>#REF!</text:p>
          </table:table-cell>
          <table:table-cell table:formula="of:=[.$C$36] * EXP([.$C$37]*[.A12])+[.$C$38] + ((-[#REF!]/2) + ([#REF!] * RAND()))" office:value-type="string" office:string-value="" calcext:value-type="error">
            <text:p>#REF!</text:p>
          </table:table-cell>
          <table:table-cell table:formula="of:=[.$C$36] * EXP([.$C$37]*[.A12])+[.$C$38] + ((-[#REF!]/2) + ([#REF!] * RAND()))" office:value-type="string" office:string-value="" calcext:value-type="error">
            <text:p>#REF!</text:p>
          </table:table-cell>
          <table:table-cell table:formula="of:=[.$C$36] * EXP([.$C$37]*[.A12])+[.$C$38] + ((-[#REF!]/2) + ([#REF!] * RAND()))" office:value-type="string" office:string-value="" calcext:value-type="error">
            <text:p>#REF!</text:p>
          </table:table-cell>
          <table:table-cell table:formula="of:=AVERAGE([.B12:.E1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formula="of:=[.$C$36] * EXP([.$C$37]*[.A13])+[.$C$38] + ((-[#REF!]/2) + ([#REF!] * RAND()))" office:value-type="string" office:string-value="" calcext:value-type="error">
            <text:p>#REF!</text:p>
          </table:table-cell>
          <table:table-cell table:formula="of:=[.$C$36] * EXP([.$C$37]*[.A13])+[.$C$38] + ((-[#REF!]/2) + ([#REF!] * RAND()))" office:value-type="string" office:string-value="" calcext:value-type="error">
            <text:p>#REF!</text:p>
          </table:table-cell>
          <table:table-cell table:formula="of:=[.$C$36] * EXP([.$C$37]*[.A13])+[.$C$38] + ((-[#REF!]/2) + ([#REF!] * RAND()))" office:value-type="string" office:string-value="" calcext:value-type="error">
            <text:p>#REF!</text:p>
          </table:table-cell>
          <table:table-cell table:formula="of:=[.$C$36] * EXP([.$C$37]*[.A13])+[.$C$38] + ((-[#REF!]/2) + ([#REF!] * RAND()))" office:value-type="string" office:string-value="" calcext:value-type="error">
            <text:p>#REF!</text:p>
          </table:table-cell>
          <table:table-cell table:formula="of:=AVERAGE([.B13:.E1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table:formula="of:=[.$C$36] * EXP([.$C$37]*[.A14])+[.$C$38] + ((-[#REF!]/2) + ([#REF!] * RAND()))" office:value-type="string" office:string-value="" calcext:value-type="error">
            <text:p>#REF!</text:p>
          </table:table-cell>
          <table:table-cell table:formula="of:=[.$C$36] * EXP([.$C$37]*[.A14])+[.$C$38] + ((-[#REF!]/2) + ([#REF!] * RAND()))" office:value-type="string" office:string-value="" calcext:value-type="error">
            <text:p>#REF!</text:p>
          </table:table-cell>
          <table:table-cell table:formula="of:=[.$C$36] * EXP([.$C$37]*[.A14])+[.$C$38] + ((-[#REF!]/2) + ([#REF!] * RAND()))" office:value-type="string" office:string-value="" calcext:value-type="error">
            <text:p>#REF!</text:p>
          </table:table-cell>
          <table:table-cell table:formula="of:=[.$C$36] * EXP([.$C$37]*[.A14])+[.$C$38] + ((-[#REF!]/2) + ([#REF!] * RAND()))" office:value-type="string" office:string-value="" calcext:value-type="error">
            <text:p>#REF!</text:p>
          </table:table-cell>
          <table:table-cell table:formula="of:=AVERAGE([.B14:.E1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table:formula="of:=[.$C$36] * EXP([.$C$37]*[.A15])+[.$C$38] + ((-[#REF!]/2) + ([#REF!] * RAND()))" office:value-type="string" office:string-value="" calcext:value-type="error">
            <text:p>#REF!</text:p>
          </table:table-cell>
          <table:table-cell table:formula="of:=[.$C$36] * EXP([.$C$37]*[.A15])+[.$C$38] + ((-[#REF!]/2) + ([#REF!] * RAND()))" office:value-type="string" office:string-value="" calcext:value-type="error">
            <text:p>#REF!</text:p>
          </table:table-cell>
          <table:table-cell table:formula="of:=[.$C$36] * EXP([.$C$37]*[.A15])+[.$C$38] + ((-[#REF!]/2) + ([#REF!] * RAND()))" office:value-type="string" office:string-value="" calcext:value-type="error">
            <text:p>#REF!</text:p>
          </table:table-cell>
          <table:table-cell table:formula="of:=[.$C$36] * EXP([.$C$37]*[.A15])+[.$C$38] + ((-[#REF!]/2) + ([#REF!] * RAND()))" office:value-type="string" office:string-value="" calcext:value-type="error">
            <text:p>#REF!</text:p>
          </table:table-cell>
          <table:table-cell table:formula="of:=AVERAGE([.B15:.E1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table:formula="of:=[.$C$36] * EXP([.$C$37]*[.A16])+[.$C$38] + ((-[#REF!]/2) + ([#REF!] * RAND()))" office:value-type="string" office:string-value="" calcext:value-type="error">
            <text:p>#REF!</text:p>
          </table:table-cell>
          <table:table-cell table:formula="of:=[.$C$36] * EXP([.$C$37]*[.A16])+[.$C$38] + ((-[#REF!]/2) + ([#REF!] * RAND()))" office:value-type="string" office:string-value="" calcext:value-type="error">
            <text:p>#REF!</text:p>
          </table:table-cell>
          <table:table-cell table:formula="of:=[.$C$36] * EXP([.$C$37]*[.A16])+[.$C$38] + ((-[#REF!]/2) + ([#REF!] * RAND()))" office:value-type="string" office:string-value="" calcext:value-type="error">
            <text:p>#REF!</text:p>
          </table:table-cell>
          <table:table-cell table:formula="of:=[.$C$36] * EXP([.$C$37]*[.A16])+[.$C$38] + ((-[#REF!]/2) + ([#REF!] * RAND()))" office:value-type="string" office:string-value="" calcext:value-type="error">
            <text:p>#REF!</text:p>
          </table:table-cell>
          <table:table-cell table:formula="of:=AVERAGE([.B16:.E1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table:formula="of:=[.$C$36] * EXP([.$C$37]*[.A17])+[.$C$38] + ((-[#REF!]/2) + ([#REF!] * RAND()))" office:value-type="string" office:string-value="" calcext:value-type="error">
            <text:p>#REF!</text:p>
          </table:table-cell>
          <table:table-cell table:formula="of:=[.$C$36] * EXP([.$C$37]*[.A17])+[.$C$38] + ((-[#REF!]/2) + ([#REF!] * RAND()))" office:value-type="string" office:string-value="" calcext:value-type="error">
            <text:p>#REF!</text:p>
          </table:table-cell>
          <table:table-cell table:formula="of:=[.$C$36] * EXP([.$C$37]*[.A17])+[.$C$38] + ((-[#REF!]/2) + ([#REF!] * RAND()))" office:value-type="string" office:string-value="" calcext:value-type="error">
            <text:p>#REF!</text:p>
          </table:table-cell>
          <table:table-cell table:formula="of:=[.$C$36] * EXP([.$C$37]*[.A17])+[.$C$38] + ((-[#REF!]/2) + ([#REF!] * RAND()))" office:value-type="string" office:string-value="" calcext:value-type="error">
            <text:p>#REF!</text:p>
          </table:table-cell>
          <table:table-cell table:formula="of:=AVERAGE([.B17:.E1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table:formula="of:=[.$C$36] * EXP([.$C$37]*[.A18])+[.$C$38] + ((-[#REF!]/2) + ([#REF!] * RAND()))" office:value-type="string" office:string-value="" calcext:value-type="error">
            <text:p>#REF!</text:p>
          </table:table-cell>
          <table:table-cell table:formula="of:=[.$C$36] * EXP([.$C$37]*[.A18])+[.$C$38] + ((-[#REF!]/2) + ([#REF!] * RAND()))" office:value-type="string" office:string-value="" calcext:value-type="error">
            <text:p>#REF!</text:p>
          </table:table-cell>
          <table:table-cell table:formula="of:=[.$C$36] * EXP([.$C$37]*[.A18])+[.$C$38] + ((-[#REF!]/2) + ([#REF!] * RAND()))" office:value-type="string" office:string-value="" calcext:value-type="error">
            <text:p>#REF!</text:p>
          </table:table-cell>
          <table:table-cell table:formula="of:=[.$C$36] * EXP([.$C$37]*[.A18])+[.$C$38] + ((-[#REF!]/2) + ([#REF!] * RAND()))" office:value-type="string" office:string-value="" calcext:value-type="error">
            <text:p>#REF!</text:p>
          </table:table-cell>
          <table:table-cell table:formula="of:=AVERAGE([.B18:.E1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formula="of:=[.$C$36] * EXP([.$C$37]*[.A19])+[.$C$38] + ((-[#REF!]/2) + ([#REF!] * RAND()))" office:value-type="string" office:string-value="" calcext:value-type="error">
            <text:p>#REF!</text:p>
          </table:table-cell>
          <table:table-cell table:formula="of:=[.$C$36] * EXP([.$C$37]*[.A19])+[.$C$38] + ((-[#REF!]/2) + ([#REF!] * RAND()))" office:value-type="string" office:string-value="" calcext:value-type="error">
            <text:p>#REF!</text:p>
          </table:table-cell>
          <table:table-cell table:formula="of:=[.$C$36] * EXP([.$C$37]*[.A19])+[.$C$38] + ((-[#REF!]/2) + ([#REF!] * RAND()))" office:value-type="string" office:string-value="" calcext:value-type="error">
            <text:p>#REF!</text:p>
          </table:table-cell>
          <table:table-cell table:formula="of:=[.$C$36] * EXP([.$C$37]*[.A19])+[.$C$38] + ((-[#REF!]/2) + ([#REF!] * RAND()))" office:value-type="string" office:string-value="" calcext:value-type="error">
            <text:p>#REF!</text:p>
          </table:table-cell>
          <table:table-cell table:formula="of:=AVERAGE([.B19:.E1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formula="of:=[.$C$36] * EXP([.$C$37]*[.A20])+[.$C$38] + ((-[#REF!]/2) + ([#REF!] * RAND()))" office:value-type="string" office:string-value="" calcext:value-type="error">
            <text:p>#REF!</text:p>
          </table:table-cell>
          <table:table-cell table:formula="of:=[.$C$36] * EXP([.$C$37]*[.A20])+[.$C$38] + ((-[#REF!]/2) + ([#REF!] * RAND()))" office:value-type="string" office:string-value="" calcext:value-type="error">
            <text:p>#REF!</text:p>
          </table:table-cell>
          <table:table-cell table:formula="of:=[.$C$36] * EXP([.$C$37]*[.A20])+[.$C$38] + ((-[#REF!]/2) + ([#REF!] * RAND()))" office:value-type="string" office:string-value="" calcext:value-type="error">
            <text:p>#REF!</text:p>
          </table:table-cell>
          <table:table-cell table:formula="of:=[.$C$36] * EXP([.$C$37]*[.A20])+[.$C$38] + ((-[#REF!]/2) + ([#REF!] * RAND()))" office:value-type="string" office:string-value="" calcext:value-type="error">
            <text:p>#REF!</text:p>
          </table:table-cell>
          <table:table-cell table:formula="of:=AVERAGE([.B20:.E2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formula="of:=[.$C$36] * EXP([.$C$37]*[.A21])+[.$C$38] + ((-[#REF!]/2) + ([#REF!] * RAND()))" office:value-type="string" office:string-value="" calcext:value-type="error">
            <text:p>#REF!</text:p>
          </table:table-cell>
          <table:table-cell table:formula="of:=[.$C$36] * EXP([.$C$37]*[.A21])+[.$C$38] + ((-[#REF!]/2) + ([#REF!] * RAND()))" office:value-type="string" office:string-value="" calcext:value-type="error">
            <text:p>#REF!</text:p>
          </table:table-cell>
          <table:table-cell table:formula="of:=[.$C$36] * EXP([.$C$37]*[.A21])+[.$C$38] + ((-[#REF!]/2) + ([#REF!] * RAND()))" office:value-type="string" office:string-value="" calcext:value-type="error">
            <text:p>#REF!</text:p>
          </table:table-cell>
          <table:table-cell table:formula="of:=[.$C$36] * EXP([.$C$37]*[.A21])+[.$C$38] + ((-[#REF!]/2) + ([#REF!] * RAND()))" office:value-type="string" office:string-value="" calcext:value-type="error">
            <text:p>#REF!</text:p>
          </table:table-cell>
          <table:table-cell table:formula="of:=AVERAGE([.B21:.E2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formula="of:=[.$C$36] * EXP([.$C$37]*[.A22])+[.$C$38] + ((-[#REF!]/2) + ([#REF!] * RAND()))" office:value-type="string" office:string-value="" calcext:value-type="error">
            <text:p>#REF!</text:p>
          </table:table-cell>
          <table:table-cell table:formula="of:=[.$C$36] * EXP([.$C$37]*[.A22])+[.$C$38] + ((-[#REF!]/2) + ([#REF!] * RAND()))" office:value-type="string" office:string-value="" calcext:value-type="error">
            <text:p>#REF!</text:p>
          </table:table-cell>
          <table:table-cell table:formula="of:=[.$C$36] * EXP([.$C$37]*[.A22])+[.$C$38] + ((-[#REF!]/2) + ([#REF!] * RAND()))" office:value-type="string" office:string-value="" calcext:value-type="error">
            <text:p>#REF!</text:p>
          </table:table-cell>
          <table:table-cell table:formula="of:=[.$C$36] * EXP([.$C$37]*[.A22])+[.$C$38] + ((-[#REF!]/2) + ([#REF!] * RAND()))" office:value-type="string" office:string-value="" calcext:value-type="error">
            <text:p>#REF!</text:p>
          </table:table-cell>
          <table:table-cell table:formula="of:=AVERAGE([.B22:.E2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formula="of:=[.$C$36] * EXP([.$C$37]*[.A23])+[.$C$38] + ((-[#REF!]/2) + ([#REF!] * RAND()))" office:value-type="string" office:string-value="" calcext:value-type="error">
            <text:p>#REF!</text:p>
          </table:table-cell>
          <table:table-cell table:formula="of:=[.$C$36] * EXP([.$C$37]*[.A23])+[.$C$38] + ((-[#REF!]/2) + ([#REF!] * RAND()))" office:value-type="string" office:string-value="" calcext:value-type="error">
            <text:p>#REF!</text:p>
          </table:table-cell>
          <table:table-cell table:formula="of:=[.$C$36] * EXP([.$C$37]*[.A23])+[.$C$38] + ((-[#REF!]/2) + ([#REF!] * RAND()))" office:value-type="string" office:string-value="" calcext:value-type="error">
            <text:p>#REF!</text:p>
          </table:table-cell>
          <table:table-cell table:formula="of:=[.$C$36] * EXP([.$C$37]*[.A23])+[.$C$38] + ((-[#REF!]/2) + ([#REF!] * RAND()))" office:value-type="string" office:string-value="" calcext:value-type="error">
            <text:p>#REF!</text:p>
          </table:table-cell>
          <table:table-cell table:formula="of:=AVERAGE([.B23:.E2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formula="of:=[.$C$36] * EXP([.$C$37]*[.A24])+[.$C$38] + ((-[#REF!]/2) + ([#REF!] * RAND()))" office:value-type="string" office:string-value="" calcext:value-type="error">
            <text:p>#REF!</text:p>
          </table:table-cell>
          <table:table-cell table:formula="of:=[.$C$36] * EXP([.$C$37]*[.A24])+[.$C$38] + ((-[#REF!]/2) + ([#REF!] * RAND()))" office:value-type="string" office:string-value="" calcext:value-type="error">
            <text:p>#REF!</text:p>
          </table:table-cell>
          <table:table-cell table:formula="of:=[.$C$36] * EXP([.$C$37]*[.A24])+[.$C$38] + ((-[#REF!]/2) + ([#REF!] * RAND()))" office:value-type="string" office:string-value="" calcext:value-type="error">
            <text:p>#REF!</text:p>
          </table:table-cell>
          <table:table-cell table:formula="of:=[.$C$36] * EXP([.$C$37]*[.A24])+[.$C$38] + ((-[#REF!]/2) + ([#REF!] * RAND()))" office:value-type="string" office:string-value="" calcext:value-type="error">
            <text:p>#REF!</text:p>
          </table:table-cell>
          <table:table-cell table:formula="of:=AVERAGE([.B24:.E2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SUM([.B3:.B24])" office:value-type="string" office:string-value="" calcext:value-type="error">
            <text:p>#REF!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29:.X29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0:.X30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1:.X31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2:.X32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15"/>
          <table:table-cell table:style-name="ce23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outsideEXP</text:p>
          </table:table-cell>
          <table:table-cell table:style-name="ce19" office:value-type="float" office:value="80" calcext:value-type="float">
            <text:p>80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table:style-name="ce2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insideEXP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office:value-type="string" calcext:value-type="string">
            <text:p>b</text:p>
          </table:table-cell>
          <table:table-cell office:value-type="float" office:value="1400" calcext:value-type="float">
            <text:p>1400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8300" calcext:value-type="float">
            <text:p>8300</text:p>
          </table:table-cell>
          <table:table-cell table:style-name="Default" table:number-columns-repeated="2"/>
          <table:table-cell table:style-name="ce19"/>
          <table:table-cell office:value-type="string" calcext:value-type="string">
            <text:p>c</text:p>
          </table:table-cell>
          <table:table-cell office:value-type="float" office:value="15162" calcext:value-type="float">
            <text:p>15162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va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rand</text:p>
          </table:table-cell>
          <table:table-cell office:value-type="float" office:value="90000" calcext:value-type="float">
            <text:p>90000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(([.$H$36]*(23-[.B$42])*(23-[.B$42]))+([.$H$37]*(23-[.B$42]))+[.$H$38]) + (((-[.$H$39]/2) + ([.$H$39] * RAND()))/([.B$42]/10))" office:value-type="float" office:value="1032083.22540101" calcext:value-type="float">
            <text:p>1032083.22540101</text:p>
          </table:table-cell>
          <table:table-cell table:style-name="ce17" table:formula="of:=(([.$H$36]*(23-[.C$42])*(23-[.C$42]))+([.$H$37]*(23-[.C$42]))+[.$H$38]) + (((-[.$H$39]/2) + ([.$H$39] * RAND()))/([.C$42]/10))" office:value-type="float" office:value="458130.771209948" calcext:value-type="float">
            <text:p>458130.771209948</text:p>
          </table:table-cell>
          <table:table-cell table:style-name="ce17" table:formula="of:=(([.$H$36]*(23-[.D$42])*(23-[.D$42]))+([.$H$37]*(23-[.D$42]))+[.$H$38]) + (((-[.$H$39]/2) + ([.$H$39] * RAND()))/([.D$42]/10))" office:value-type="float" office:value="464596.611874532" calcext:value-type="float">
            <text:p>464596.611874532</text:p>
          </table:table-cell>
          <table:table-cell table:style-name="ce17" table:formula="of:=(([.$H$36]*(23-[.E$42])*(23-[.E$42]))+([.$H$37]*(23-[.E$42]))+[.$H$38]) + (((-[.$H$39]/2) + ([.$H$39] * RAND()))/([.E$42]/10))" office:value-type="float" office:value="438557.226054941" calcext:value-type="float">
            <text:p>438557.226054941</text:p>
          </table:table-cell>
          <table:table-cell table:style-name="ce17" table:formula="of:=(([.$H$36]*(23-[.F$42])*(23-[.F$42]))+([.$H$37]*(23-[.F$42]))+[.$H$38]) + (((-[.$H$39]/2) + ([.$H$39] * RAND()))/([.F$42]/10))" office:value-type="float" office:value="547798.924526882" calcext:value-type="float">
            <text:p>547798.924526882</text:p>
          </table:table-cell>
          <table:table-cell table:style-name="ce17" table:formula="of:=(([.$H$36]*(23-[.G$42])*(23-[.G$42]))+([.$H$37]*(23-[.G$42]))+[.$H$38]) + (((-[.$H$39]/2) + ([.$H$39] * RAND()))/([.G$42]/10))" office:value-type="float" office:value="489009.461475142" calcext:value-type="float">
            <text:p>489009.461475142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62924.103730817" calcext:value-type="float">
            <text:p>362924.103730817</text:p>
          </table:table-cell>
          <table:table-cell table:style-name="ce17" table:formula="of:=(([.$H$36]*(23-[.I$42])*(23-[.I$42]))+([.$H$37]*(23-[.I$42]))+[.$H$38]) + (((-[.$H$39]/2) + ([.$H$39] * RAND()))/([.I$42]/10))" office:value-type="float" office:value="403564.081073955" calcext:value-type="float">
            <text:p>403564.081073955</text:p>
          </table:table-cell>
          <table:table-cell table:style-name="ce17" table:formula="of:=(([.$H$36]*(23-[.J$42])*(23-[.J$42]))+([.$H$37]*(23-[.J$42]))+[.$H$38]) + (((-[.$H$39]/2) + ([.$H$39] * RAND()))/([.J$42]/10))" office:value-type="float" office:value="278251.365717342" calcext:value-type="float">
            <text:p>278251.365717342</text:p>
          </table:table-cell>
          <table:table-cell table:style-name="ce17" table:formula="of:=(([.$H$36]*(23-[.K$42])*(23-[.K$42]))+([.$H$37]*(23-[.K$42]))+[.$H$38]) + (((-[.$H$39]/2) + ([.$H$39] * RAND()))/([.K$42]/10))" office:value-type="float" office:value="300217.661512265" calcext:value-type="float">
            <text:p>300217.661512265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35881.519526249" calcext:value-type="float">
            <text:p>235881.519526249</text:p>
          </table:table-cell>
          <table:table-cell table:style-name="ce17" table:formula="of:=(([.$H$36]*(23-[.M$42])*(23-[.M$42]))+([.$H$37]*(23-[.M$42]))+[.$H$38]) + (((-[.$H$39]/2) + ([.$H$39] * RAND()))/([.M$42]/10))" office:value-type="float" office:value="211576.053580529" calcext:value-type="float">
            <text:p>211576.053580529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44848.71101518" calcext:value-type="float">
            <text:p>144848.71101518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41807.845314395" calcext:value-type="float">
            <text:p>141807.845314395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39243.190702954" calcext:value-type="float">
            <text:p>139243.190702954</text:p>
          </table:table-cell>
          <table:table-cell table:style-name="ce17" table:formula="of:=(([.$H$36]*(23-[.Q$42])*(23-[.Q$42]))+([.$H$37]*(23-[.Q$42]))+[.$H$38]) + (((-[.$H$39]/2) + ([.$H$39] * RAND()))/([.Q$42]/10))" office:value-type="float" office:value="106595.389968588" calcext:value-type="float">
            <text:p>106595.389968588</text:p>
          </table:table-cell>
          <table:table-cell table:style-name="ce17" table:formula="of:=(([.$H$36]*(23-[.R$42])*(23-[.R$42]))+([.$H$37]*(23-[.R$42]))+[.$H$38]) + (((-[.$H$39]/2) + ([.$H$39] * RAND()))/([.R$42]/10))" office:value-type="float" office:value="94807.5665289919" calcext:value-type="float">
            <text:p>94807.5665289919</text:p>
          </table:table-cell>
          <table:table-cell table:style-name="ce17" table:formula="of:=(([.$H$36]*(23-[.S$42])*(23-[.S$42]))+([.$H$37]*(23-[.S$42]))+[.$H$38]) + (((-[.$H$39]/2) + ([.$H$39] * RAND()))/([.S$42]/10))" office:value-type="float" office:value="46998.5359360085" calcext:value-type="float">
            <text:p>46998.5359360085</text:p>
          </table:table-cell>
          <table:table-cell table:style-name="ce17" table:formula="of:=(([.$H$36]*(23-[.T$42])*(23-[.T$42]))+([.$H$37]*(23-[.T$42]))+[.$H$38]) + (((-[.$H$39]/2) + ([.$H$39] * RAND()))/([.T$42]/10))" office:value-type="float" office:value="21331.1364413281" calcext:value-type="float">
            <text:p>21331.1364413281</text:p>
          </table:table-cell>
          <table:table-cell table:style-name="ce17" table:formula="of:=(([.$H$36]*(23-[.U$42])*(23-[.U$42]))+([.$H$37]*(23-[.U$42]))+[.$H$38]) + (((-[.$H$39]/2) + ([.$H$39] * RAND()))/([.U$42]/10))" office:value-type="float" office:value="25758.0017198663" calcext:value-type="float">
            <text:p>25758.0017198663</text:p>
          </table:table-cell>
          <table:table-cell table:style-name="ce17" table:formula="of:=(([.$H$36]*(23-[.V$42])*(23-[.V$42]))+([.$H$37]*(23-[.V$42]))+[.$H$38]) + (((-[.$H$39]/2) + ([.$H$39] * RAND()))/([.V$42]/10))" office:value-type="float" office:value="3686.01487409549" calcext:value-type="float">
            <text:p>3686.0148740955</text:p>
          </table:table-cell>
          <table:table-cell table:style-name="ce17" table:formula="of:=(([.$H$36]*(23-[.W$42])*(23-[.W$42]))+([.$H$37]*(23-[.W$42]))+[.$H$38]) + (((-[.$H$39]/2) + ([.$H$39] * RAND()))/([.W$42]/10))" office:value-type="float" office:value="25000.9228092398" calcext:value-type="float">
            <text:p>25000.9228092398</text:p>
          </table:table-cell>
          <table:table-cell table:style-name="ce17" table:formula="of:=(([.$H$36]*(23-[.X$42])*(23-[.X$42]))+([.$H$37]*(23-[.X$42]))+[.$H$38]) + (((-[.$H$39]/2) + ([.$H$39] * RAND()))/([.X$42]/10))" office:value-type="float" office:value="666327.861163632" calcext:value-type="float">
            <text:p>666327.861163632</text:p>
          </table:table-cell>
          <table:table-cell table:formula="of:=SUM([.B43:.X43])" office:value-type="float" office:value="6638996.18215789" calcext:value-type="float">
            <text:p>6638996.182157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(([.$H$36]*(23-[.B$42])*(23-[.B$42]))+([.$H$37]*(23-[.B$42]))+[.$H$38]) + (((-[.$H$39]/2) + ([.$H$39] * RAND()))/([.B$42]/10))" office:value-type="float" office:value="534552.714247476" calcext:value-type="float">
            <text:p>534552.714247476</text:p>
          </table:table-cell>
          <table:table-cell table:style-name="ce17" table:formula="of:=(([.$H$36]*(23-[.C$42])*(23-[.C$42]))+([.$H$37]*(23-[.C$42]))+[.$H$38]) + (((-[.$H$39]/2) + ([.$H$39] * RAND()))/([.C$42]/10))" office:value-type="float" office:value="727875.166502534" calcext:value-type="float">
            <text:p>727875.166502534</text:p>
          </table:table-cell>
          <table:table-cell table:style-name="ce17" table:formula="of:=(([.$H$36]*(23-[.D$42])*(23-[.D$42]))+([.$H$37]*(23-[.D$42]))+[.$H$38]) + (((-[.$H$39]/2) + ([.$H$39] * RAND()))/([.D$42]/10))" office:value-type="float" office:value="456214.383199601" calcext:value-type="float">
            <text:p>456214.383199601</text:p>
          </table:table-cell>
          <table:table-cell table:style-name="ce17" table:formula="of:=(([.$H$36]*(23-[.E$42])*(23-[.E$42]))+([.$H$37]*(23-[.E$42]))+[.$H$38]) + (((-[.$H$39]/2) + ([.$H$39] * RAND()))/([.E$42]/10))" office:value-type="float" office:value="528067.02753763" calcext:value-type="float">
            <text:p>528067.02753763</text:p>
          </table:table-cell>
          <table:table-cell table:style-name="ce17" table:formula="of:=(([.$H$36]*(23-[.F$42])*(23-[.F$42]))+([.$H$37]*(23-[.F$42]))+[.$H$38]) + (((-[.$H$39]/2) + ([.$H$39] * RAND()))/([.F$42]/10))" office:value-type="float" office:value="568368.533622565" calcext:value-type="float">
            <text:p>568368.533622565</text:p>
          </table:table-cell>
          <table:table-cell table:style-name="ce17" table:formula="of:=(([.$H$36]*(23-[.G$42])*(23-[.G$42]))+([.$H$37]*(23-[.G$42]))+[.$H$38]) + (((-[.$H$39]/2) + ([.$H$39] * RAND()))/([.G$42]/10))" office:value-type="float" office:value="502227.01822021" calcext:value-type="float">
            <text:p>502227.01822021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52931.115935555" calcext:value-type="float">
            <text:p>352931.115935555</text:p>
          </table:table-cell>
          <table:table-cell table:style-name="ce17" table:formula="of:=(([.$H$36]*(23-[.I$42])*(23-[.I$42]))+([.$H$37]*(23-[.I$42]))+[.$H$38]) + (((-[.$H$39]/2) + ([.$H$39] * RAND()))/([.I$42]/10))" office:value-type="float" office:value="304239.585029447" calcext:value-type="float">
            <text:p>304239.585029447</text:p>
          </table:table-cell>
          <table:table-cell table:style-name="ce17" table:formula="of:=(([.$H$36]*(23-[.J$42])*(23-[.J$42]))+([.$H$37]*(23-[.J$42]))+[.$H$38]) + (((-[.$H$39]/2) + ([.$H$39] * RAND()))/([.J$42]/10))" office:value-type="float" office:value="341705.566126932" calcext:value-type="float">
            <text:p>341705.566126932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60268.64526462" calcext:value-type="float">
            <text:p>260268.64526462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20644.653220753" calcext:value-type="float">
            <text:p>220644.653220753</text:p>
          </table:table-cell>
          <table:table-cell table:style-name="ce17" table:formula="of:=(([.$H$36]*(23-[.M$42])*(23-[.M$42]))+([.$H$37]*(23-[.M$42]))+[.$H$38]) + (((-[.$H$39]/2) + ([.$H$39] * RAND()))/([.M$42]/10))" office:value-type="float" office:value="187503.230935423" calcext:value-type="float">
            <text:p>187503.230935423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54653.119155196" calcext:value-type="float">
            <text:p>154653.119155196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64478.960343309" calcext:value-type="float">
            <text:p>164478.960343309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15764.140431344" calcext:value-type="float">
            <text:p>115764.140431344</text:p>
          </table:table-cell>
          <table:table-cell table:style-name="ce17" table:formula="of:=(([.$H$36]*(23-[.Q$42])*(23-[.Q$42]))+([.$H$37]*(23-[.Q$42]))+[.$H$38]) + (((-[.$H$39]/2) + ([.$H$39] * RAND()))/([.Q$42]/10))" office:value-type="float" office:value="66890.5680315953" calcext:value-type="float">
            <text:p>66890.5680315953</text:p>
          </table:table-cell>
          <table:table-cell table:style-name="ce17" table:formula="of:=(([.$H$36]*(23-[.R$42])*(23-[.R$42]))+([.$H$37]*(23-[.R$42]))+[.$H$38]) + (((-[.$H$39]/2) + ([.$H$39] * RAND()))/([.R$42]/10))" office:value-type="float" office:value="57908.8749853533" calcext:value-type="float">
            <text:p>57908.8749853533</text:p>
          </table:table-cell>
          <table:table-cell table:style-name="ce17" table:formula="of:=(([.$H$36]*(23-[.S$42])*(23-[.S$42]))+([.$H$37]*(23-[.S$42]))+[.$H$38]) + (((-[.$H$39]/2) + ([.$H$39] * RAND()))/([.S$42]/10))" office:value-type="float" office:value="52002.4437073231" calcext:value-type="float">
            <text:p>52002.4437073231</text:p>
          </table:table-cell>
          <table:table-cell table:style-name="ce17" table:formula="of:=(([.$H$36]*(23-[.T$42])*(23-[.T$42]))+([.$H$37]*(23-[.T$42]))+[.$H$38]) + (((-[.$H$39]/2) + ([.$H$39] * RAND()))/([.T$42]/10))" office:value-type="float" office:value="42748.0776481481" calcext:value-type="float">
            <text:p>42748.0776481481</text:p>
          </table:table-cell>
          <table:table-cell table:style-name="ce17" table:formula="of:=(([.$H$36]*(23-[.U$42])*(23-[.U$42]))+([.$H$37]*(23-[.U$42]))+[.$H$38]) + (((-[.$H$39]/2) + ([.$H$39] * RAND()))/([.U$42]/10))" office:value-type="float" office:value="27342.1773957385" calcext:value-type="float">
            <text:p>27342.1773957385</text:p>
          </table:table-cell>
          <table:table-cell table:style-name="ce17" table:formula="of:=(([.$H$36]*(23-[.V$42])*(23-[.V$42]))+([.$H$37]*(23-[.V$42]))+[.$H$38]) + (((-[.$H$39]/2) + ([.$H$39] * RAND()))/([.V$42]/10))" office:value-type="float" office:value="30911.3518055428" calcext:value-type="float">
            <text:p>30911.3518055428</text:p>
          </table:table-cell>
          <table:table-cell table:style-name="ce17" table:formula="of:=(([.$H$36]*(23-[.W$42])*(23-[.W$42]))+([.$H$37]*(23-[.W$42]))+[.$H$38]) + (((-[.$H$39]/2) + ([.$H$39] * RAND()))/([.W$42]/10))" office:value-type="float" office:value="27923.8692241071" calcext:value-type="float">
            <text:p>27923.8692241071</text:p>
          </table:table-cell>
          <table:table-cell table:style-name="ce17" table:formula="of:=(([.$H$36]*(23-[.X$42])*(23-[.X$42]))+([.$H$37]*(23-[.X$42]))+[.$H$38]) + (((-[.$H$39]/2) + ([.$H$39] * RAND()))/([.X$42]/10))" office:value-type="float" office:value="640185.124953189" calcext:value-type="float">
            <text:p>640185.124953189</text:p>
          </table:table-cell>
          <table:table-cell table:formula="of:=SUM([.B44:.X44])" office:value-type="float" office:value="6365406.34752359" calcext:value-type="float">
            <text:p>6365406.347523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(([.$H$36]*(23-[.B$42])*(23-[.B$42]))+([.$H$37]*(23-[.B$42]))+[.$H$38]) + (((-[.$H$39]/2) + ([.$H$39] * RAND()))/([.B$42]/10))" office:value-type="float" office:value="714835.476041417" calcext:value-type="float">
            <text:p>714835.476041417</text:p>
          </table:table-cell>
          <table:table-cell table:style-name="ce17" table:formula="of:=(([.$H$36]*(23-[.C$42])*(23-[.C$42]))+([.$H$37]*(23-[.C$42]))+[.$H$38]) + (((-[.$H$39]/2) + ([.$H$39] * RAND()))/([.C$42]/10))" office:value-type="float" office:value="500002.966371757" calcext:value-type="float">
            <text:p>500002.966371757</text:p>
          </table:table-cell>
          <table:table-cell table:style-name="ce17" table:formula="of:=(([.$H$36]*(23-[.D$42])*(23-[.D$42]))+([.$H$37]*(23-[.D$42]))+[.$H$38]) + (((-[.$H$39]/2) + ([.$H$39] * RAND()))/([.D$42]/10))" office:value-type="float" office:value="649508.227079056" calcext:value-type="float">
            <text:p>649508.227079056</text:p>
          </table:table-cell>
          <table:table-cell table:style-name="ce17" table:formula="of:=(([.$H$36]*(23-[.E$42])*(23-[.E$42]))+([.$H$37]*(23-[.E$42]))+[.$H$38]) + (((-[.$H$39]/2) + ([.$H$39] * RAND()))/([.E$42]/10))" office:value-type="float" office:value="647470.787447119" calcext:value-type="float">
            <text:p>647470.787447119</text:p>
          </table:table-cell>
          <table:table-cell table:style-name="ce17" table:formula="of:=(([.$H$36]*(23-[.F$42])*(23-[.F$42]))+([.$H$37]*(23-[.F$42]))+[.$H$38]) + (((-[.$H$39]/2) + ([.$H$39] * RAND()))/([.F$42]/10))" office:value-type="float" office:value="446529.925383565" calcext:value-type="float">
            <text:p>446529.925383565</text:p>
          </table:table-cell>
          <table:table-cell table:style-name="ce17" table:formula="of:=(([.$H$36]*(23-[.G$42])*(23-[.G$42]))+([.$H$37]*(23-[.G$42]))+[.$H$38]) + (((-[.$H$39]/2) + ([.$H$39] * RAND()))/([.G$42]/10))" office:value-type="float" office:value="435796.25230472" calcext:value-type="float">
            <text:p>435796.25230472</text:p>
          </table:table-cell>
          <table:table-cell table:style-name="ce17" table:formula="of:=(([.$H$36]*(23-[.H$42])*(23-[.H$42]))+([.$H$37]*(23-[.H$42]))+[.$H$38]) + (((-[.$H$39]/2) + ([.$H$39] * RAND()))/([.H$42]/10))" office:value-type="float" office:value="419553.854900643" calcext:value-type="float">
            <text:p>419553.854900643</text:p>
          </table:table-cell>
          <table:table-cell table:style-name="ce17" table:formula="of:=(([.$H$36]*(23-[.I$42])*(23-[.I$42]))+([.$H$37]*(23-[.I$42]))+[.$H$38]) + (((-[.$H$39]/2) + ([.$H$39] * RAND()))/([.I$42]/10))" office:value-type="float" office:value="371948.766662118" calcext:value-type="float">
            <text:p>371948.766662118</text:p>
          </table:table-cell>
          <table:table-cell table:style-name="ce17" table:formula="of:=(([.$H$36]*(23-[.J$42])*(23-[.J$42]))+([.$H$37]*(23-[.J$42]))+[.$H$38]) + (((-[.$H$39]/2) + ([.$H$39] * RAND()))/([.J$42]/10))" office:value-type="float" office:value="299192.421803675" calcext:value-type="float">
            <text:p>299192.421803675</text:p>
          </table:table-cell>
          <table:table-cell table:style-name="ce17" table:formula="of:=(([.$H$36]*(23-[.K$42])*(23-[.K$42]))+([.$H$37]*(23-[.K$42]))+[.$H$38]) + (((-[.$H$39]/2) + ([.$H$39] * RAND()))/([.K$42]/10))" office:value-type="float" office:value="305866.964972343" calcext:value-type="float">
            <text:p>305866.964972343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28964.278457682" calcext:value-type="float">
            <text:p>228964.278457682</text:p>
          </table:table-cell>
          <table:table-cell table:style-name="ce17" table:formula="of:=(([.$H$36]*(23-[.M$42])*(23-[.M$42]))+([.$H$37]*(23-[.M$42]))+[.$H$38]) + (((-[.$H$39]/2) + ([.$H$39] * RAND()))/([.M$42]/10))" office:value-type="float" office:value="197711.961277966" calcext:value-type="float">
            <text:p>197711.961277966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73354.397100462" calcext:value-type="float">
            <text:p>173354.397100462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32855.329166645" calcext:value-type="float">
            <text:p>132855.329166645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17558.457108666" calcext:value-type="float">
            <text:p>117558.457108666</text:p>
          </table:table-cell>
          <table:table-cell table:style-name="ce17" table:formula="of:=(([.$H$36]*(23-[.Q$42])*(23-[.Q$42]))+([.$H$37]*(23-[.Q$42]))+[.$H$38]) + (((-[.$H$39]/2) + ([.$H$39] * RAND()))/([.Q$42]/10))" office:value-type="float" office:value="104005.175479799" calcext:value-type="float">
            <text:p>104005.175479799</text:p>
          </table:table-cell>
          <table:table-cell table:style-name="ce17" table:formula="of:=(([.$H$36]*(23-[.R$42])*(23-[.R$42]))+([.$H$37]*(23-[.R$42]))+[.$H$38]) + (((-[.$H$39]/2) + ([.$H$39] * RAND()))/([.R$42]/10))" office:value-type="float" office:value="60572.7939278262" calcext:value-type="float">
            <text:p>60572.7939278262</text:p>
          </table:table-cell>
          <table:table-cell table:style-name="ce17" table:formula="of:=(([.$H$36]*(23-[.S$42])*(23-[.S$42]))+([.$H$37]*(23-[.S$42]))+[.$H$38]) + (((-[.$H$39]/2) + ([.$H$39] * RAND()))/([.S$42]/10))" office:value-type="float" office:value="35724.9288489346" calcext:value-type="float">
            <text:p>35724.9288489346</text:p>
          </table:table-cell>
          <table:table-cell table:style-name="ce17" table:formula="of:=(([.$H$36]*(23-[.T$42])*(23-[.T$42]))+([.$H$37]*(23-[.T$42]))+[.$H$38]) + (((-[.$H$39]/2) + ([.$H$39] * RAND()))/([.T$42]/10))" office:value-type="float" office:value="41011.0661538334" calcext:value-type="float">
            <text:p>41011.0661538334</text:p>
          </table:table-cell>
          <table:table-cell table:style-name="ce17" table:formula="of:=(([.$H$36]*(23-[.U$42])*(23-[.U$42]))+([.$H$37]*(23-[.U$42]))+[.$H$38]) + (((-[.$H$39]/2) + ([.$H$39] * RAND()))/([.U$42]/10))" office:value-type="float" office:value="42270.2634399888" calcext:value-type="float">
            <text:p>42270.2634399888</text:p>
          </table:table-cell>
          <table:table-cell table:style-name="ce17" table:formula="of:=(([.$H$36]*(23-[.V$42])*(23-[.V$42]))+([.$H$37]*(23-[.V$42]))+[.$H$38]) + (((-[.$H$39]/2) + ([.$H$39] * RAND()))/([.V$42]/10))" office:value-type="float" office:value="21116.8435938122" calcext:value-type="float">
            <text:p>21116.8435938122</text:p>
          </table:table-cell>
          <table:table-cell table:style-name="ce17" table:formula="of:=(([.$H$36]*(23-[.W$42])*(23-[.W$42]))+([.$H$37]*(23-[.W$42]))+[.$H$38]) + (((-[.$H$39]/2) + ([.$H$39] * RAND()))/([.W$42]/10))" office:value-type="float" office:value="825.590408645676" calcext:value-type="float">
            <text:p>825.5904086457</text:p>
          </table:table-cell>
          <table:table-cell table:style-name="ce17" table:formula="of:=(([.$H$36]*(23-[.X$42])*(23-[.X$42]))+([.$H$37]*(23-[.X$42]))+[.$H$38]) + (((-[.$H$39]/2) + ([.$H$39] * RAND()))/([.X$42]/10))" office:value-type="float" office:value="484939.594584968" calcext:value-type="float">
            <text:p>484939.594584968</text:p>
          </table:table-cell>
          <table:table-cell table:formula="of:=SUM([.B45:.X45])" office:value-type="float" office:value="6431616.32251564" calcext:value-type="float">
            <text:p>6431616.3225156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(([.$H$36]*(23-[.B$42])*(23-[.B$42]))+([.$H$37]*(23-[.B$42]))+[.$H$38]) + (((-[.$H$39]/2) + ([.$H$39] * RAND()))/([.B$42]/10))" office:value-type="float" office:value="687234.463078985" calcext:value-type="float">
            <text:p>687234.463078985</text:p>
          </table:table-cell>
          <table:table-cell table:style-name="ce17" table:formula="of:=(([.$H$36]*(23-[.C$42])*(23-[.C$42]))+([.$H$37]*(23-[.C$42]))+[.$H$38]) + (((-[.$H$39]/2) + ([.$H$39] * RAND()))/([.C$42]/10))" office:value-type="float" office:value="496878.689963734" calcext:value-type="float">
            <text:p>496878.689963734</text:p>
          </table:table-cell>
          <table:table-cell table:style-name="ce17" table:formula="of:=(([.$H$36]*(23-[.D$42])*(23-[.D$42]))+([.$H$37]*(23-[.D$42]))+[.$H$38]) + (((-[.$H$39]/2) + ([.$H$39] * RAND()))/([.D$42]/10))" office:value-type="float" office:value="573980.789699585" calcext:value-type="float">
            <text:p>573980.789699585</text:p>
          </table:table-cell>
          <table:table-cell table:style-name="ce17" table:formula="of:=(([.$H$36]*(23-[.E$42])*(23-[.E$42]))+([.$H$37]*(23-[.E$42]))+[.$H$38]) + (((-[.$H$39]/2) + ([.$H$39] * RAND()))/([.E$42]/10))" office:value-type="float" office:value="639426.160514297" calcext:value-type="float">
            <text:p>639426.160514297</text:p>
          </table:table-cell>
          <table:table-cell table:style-name="ce17" table:formula="of:=(([.$H$36]*(23-[.F$42])*(23-[.F$42]))+([.$H$37]*(23-[.F$42]))+[.$H$38]) + (((-[.$H$39]/2) + ([.$H$39] * RAND()))/([.F$42]/10))" office:value-type="float" office:value="423510.168396855" calcext:value-type="float">
            <text:p>423510.168396855</text:p>
          </table:table-cell>
          <table:table-cell table:style-name="ce17" table:formula="of:=(([.$H$36]*(23-[.G$42])*(23-[.G$42]))+([.$H$37]*(23-[.G$42]))+[.$H$38]) + (((-[.$H$39]/2) + ([.$H$39] * RAND()))/([.G$42]/10))" office:value-type="float" office:value="450436.018019541" calcext:value-type="float">
            <text:p>450436.018019541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59520.612944142" calcext:value-type="float">
            <text:p>359520.612944142</text:p>
          </table:table-cell>
          <table:table-cell table:style-name="ce17" table:formula="of:=(([.$H$36]*(23-[.I$42])*(23-[.I$42]))+([.$H$37]*(23-[.I$42]))+[.$H$38]) + (((-[.$H$39]/2) + ([.$H$39] * RAND()))/([.I$42]/10))" office:value-type="float" office:value="402573.58032139" calcext:value-type="float">
            <text:p>402573.58032139</text:p>
          </table:table-cell>
          <table:table-cell table:style-name="ce17" table:formula="of:=(([.$H$36]*(23-[.J$42])*(23-[.J$42]))+([.$H$37]*(23-[.J$42]))+[.$H$38]) + (((-[.$H$39]/2) + ([.$H$39] * RAND()))/([.J$42]/10))" office:value-type="float" office:value="278458.636281916" calcext:value-type="float">
            <text:p>278458.636281916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99866.489667562" calcext:value-type="float">
            <text:p>299866.489667562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41734.390215789" calcext:value-type="float">
            <text:p>241734.390215789</text:p>
          </table:table-cell>
          <table:table-cell table:style-name="ce17" table:formula="of:=(([.$H$36]*(23-[.M$42])*(23-[.M$42]))+([.$H$37]*(23-[.M$42]))+[.$H$38]) + (((-[.$H$39]/2) + ([.$H$39] * RAND()))/([.M$42]/10))" office:value-type="float" office:value="218324.810162879" calcext:value-type="float">
            <text:p>218324.810162879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44764.949428379" calcext:value-type="float">
            <text:p>144764.949428379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26581.684516668" calcext:value-type="float">
            <text:p>126581.684516668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29851.146010546" calcext:value-type="float">
            <text:p>129851.146010546</text:p>
          </table:table-cell>
          <table:table-cell table:style-name="ce17" table:formula="of:=(([.$H$36]*(23-[.Q$42])*(23-[.Q$42]))+([.$H$37]*(23-[.Q$42]))+[.$H$38]) + (((-[.$H$39]/2) + ([.$H$39] * RAND()))/([.Q$42]/10))" office:value-type="float" office:value="77226.4539396794" calcext:value-type="float">
            <text:p>77226.4539396794</text:p>
          </table:table-cell>
          <table:table-cell table:style-name="ce17" table:formula="of:=(([.$H$36]*(23-[.R$42])*(23-[.R$42]))+([.$H$37]*(23-[.R$42]))+[.$H$38]) + (((-[.$H$39]/2) + ([.$H$39] * RAND()))/([.R$42]/10))" office:value-type="float" office:value="64327.9848691492" calcext:value-type="float">
            <text:p>64327.9848691492</text:p>
          </table:table-cell>
          <table:table-cell table:style-name="ce17" table:formula="of:=(([.$H$36]*(23-[.S$42])*(23-[.S$42]))+([.$H$37]*(23-[.S$42]))+[.$H$38]) + (((-[.$H$39]/2) + ([.$H$39] * RAND()))/([.S$42]/10))" office:value-type="float" office:value="70032.2418882338" calcext:value-type="float">
            <text:p>70032.2418882338</text:p>
          </table:table-cell>
          <table:table-cell table:style-name="ce17" table:formula="of:=(([.$H$36]*(23-[.T$42])*(23-[.T$42]))+([.$H$37]*(23-[.T$42]))+[.$H$38]) + (((-[.$H$39]/2) + ([.$H$39] * RAND()))/([.T$42]/10))" office:value-type="float" office:value="21048.6741288064" calcext:value-type="float">
            <text:p>21048.6741288064</text:p>
          </table:table-cell>
          <table:table-cell table:style-name="ce17" table:formula="of:=(([.$H$36]*(23-[.U$42])*(23-[.U$42]))+([.$H$37]*(23-[.U$42]))+[.$H$38]) + (((-[.$H$39]/2) + ([.$H$39] * RAND()))/([.U$42]/10))" office:value-type="float" office:value="46844.3339334403" calcext:value-type="float">
            <text:p>46844.3339334403</text:p>
          </table:table-cell>
          <table:table-cell table:style-name="ce17" table:formula="of:=(([.$H$36]*(23-[.V$42])*(23-[.V$42]))+([.$H$37]*(23-[.V$42]))+[.$H$38]) + (((-[.$H$39]/2) + ([.$H$39] * RAND()))/([.V$42]/10))" office:value-type="float" office:value="8520.69145008875" calcext:value-type="float">
            <text:p>8520.6914500888</text:p>
          </table:table-cell>
          <table:table-cell table:style-name="ce17" table:formula="of:=(([.$H$36]*(23-[.W$42])*(23-[.W$42]))+([.$H$37]*(23-[.W$42]))+[.$H$38]) + (((-[.$H$39]/2) + ([.$H$39] * RAND()))/([.W$42]/10))" office:value-type="float" office:value="23371.3173693244" calcext:value-type="float">
            <text:p>23371.3173693244</text:p>
          </table:table-cell>
          <table:table-cell table:style-name="ce17" table:formula="of:=(([.$H$36]*(23-[.X$42])*(23-[.X$42]))+([.$H$37]*(23-[.X$42]))+[.$H$38]) + (((-[.$H$39]/2) + ([.$H$39] * RAND()))/([.X$42]/10))" office:value-type="float" office:value="470148.152127666" calcext:value-type="float">
            <text:p>470148.152127666</text:p>
          </table:table-cell>
          <table:table-cell table:formula="of:=SUM([.B46:.X46])" office:value-type="float" office:value="6254662.43892865" calcext:value-type="float">
            <text:p>6254662.43892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3:45:30.77851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0:29:37.299175062</meta:creation-date>
    <meta:editing-duration>PT3H5M5S</meta:editing-duration>
    <meta:editing-cycles>21</meta:editing-cycles>
    <meta:generator>LibreOffice/5.1.4.2$Linux_X86_64 LibreOffice_project/10m0$Build-2</meta:generator>
    <dc:date>2016-07-31T16:51:27.577247383</dc:date>
    <meta:document-statistic meta:table-count="4" meta:cell-count="1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" chart:max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dash" draw:stroke-dash="Fine_20_Dashed" svg:stroke-color="#9999ff" draw:fill-color="#9999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3cm" svg:height="12.996cm" xlink:href=".." xlink:type="simple" chart:class="chart:scatter" chart:style-name="ch1">
        <chart:legend svg:x="2.176cm" svg:y="0.425cm" style:legend-expansion="custom" chartooo:width="6.667cm" chartooo:height="2.835cm" style:legend-expansion-aspect-ratio="2.35167548500882" chart:style-name="ch2"/>
        <chart:plot-area chart:style-name="ch3" table:cell-range-address="GRR.S2:GRR.S11 GRR.O3:GRR.O11 GRR.P2:GRR.R2" chart:data-source-has-labels="row" svg:x="1.533cm" svg:y="0.259cm" svg:width="20.138cm" svg:height="11.417cm">
          <chartooo:coordinate-region svg:x="2.34cm" svg:y="0.499cm" svg:width="19.091cm" svg:height="10.452cm"/>
          <chart:axis chart:dimension="x" chart:name="primary-x" chart:style-name="ch4">
            <chart:title svg:x="10.103cm" svg:y="11.935cm" chart:style-name="ch5">
              <text:p>Normalized Ranges</text:p>
            </chart:title>
          </chart:axis>
          <chart:axis chart:dimension="y" chart:name="primary-y" chart:style-name="ch6">
            <chart:title svg:x="0.451cm" svg:y="6.659cm" chart:style-name="ch7">
              <text:p>Seconds</text:p>
            </chart:title>
            <chart:grid chart:style-name="ch8" chart:class="major"/>
          </chart:axis>
          <chart:series chart:style-name="ch9" chart:values-cell-range-address="GRR.O3:GRR.O11" chart:label-cell-address="GRR.S2:GRR.S2" chart:class="chart:scatter">
            <chart:domain table:cell-range-address="GRR.S3:GRR.S11"/>
            <chart:data-point chart:repeated="9"/>
          </chart:series>
          <chart:series chart:style-name="ch10" chart:values-cell-range-address="GRR.O3:GRR.O11" chart:label-cell-address="GRR.P2:GRR.P2" chart:class="chart:scatter">
            <chart:domain table:cell-range-address="GRR.P3:GRR.P11"/>
            <chart:data-point chart:repeated="9"/>
          </chart:series>
          <chart:series chart:style-name="ch11" chart:values-cell-range-address="GRR.O3:GRR.O11" chart:label-cell-address="GRR.Q2:GRR.Q2" chart:class="chart:scatter">
            <chart:domain table:cell-range-address="GRR.Q3:GRR.Q11"/>
            <chart:data-point chart:repeated="9"/>
          </chart:series>
          <chart:series chart:style-name="ch12" chart:values-cell-range-address="GRR.O3:GRR.O11" chart:label-cell-address="GRR.R2:GRR.R2" chart:class="chart:scatter">
            <chart:domain table:cell-range-address="GRR.R3:GRR.R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otal Genotypes</text:p>
                <draw:g>
                  <svg:desc>GRR.S2:GRR.S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Bitsize</text:p>
                <draw:g>
                  <svg:desc>GRR.P2:GRR.P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. of Genotypes</text:p>
                <draw:g>
                  <svg:desc>GRR.Q2:GRR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No. of Markers</text:p>
                <draw:g>
                  <svg:desc>GRR.R2:GRR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83595891086">
                <text:p>0.0327983595891086</text:p>
                <draw:g>
                  <svg:desc>GRR.S3:GRR.S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P3:GRR.P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Q3:GRR.Q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.562668148321441">
                <text:p>0.562668148321441</text:p>
                <draw:g>
                  <svg:desc>GRR.R3:GRR.R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923835249118">
                <text:p>0.176923835249118</text:p>
              </table:table-cell>
              <table:table-cell office:value-type="float" office:value="122">
                <text:p>12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22">
                <text:p>1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2">
                <text:p>122</text:p>
              </table:table-cell>
              <table:table-cell office:value-type="float" office:value="0.747602058720318">
                <text:p>0.7476020587203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673021944439">
                <text:p>0.45673021944439</text:p>
              </table:table-cell>
              <table:table-cell office:value-type="float" office:value="122.25">
                <text:p>122.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.25">
                <text:p>122.2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2.25">
                <text:p>122.25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119304402689">
                <text:p>0.371119304402689</text:p>
              </table:table-cell>
              <table:table-cell office:value-type="float" office:value="122">
                <text:p>1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855399357243">
                <text:p>0.585855399357243</text:p>
              </table:table-cell>
              <table:table-cell office:value-type="float" office:value="122">
                <text:p>12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47631301906656">
                <text:p>0.7476313019066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82684989846">
                <text:p>0.3778268498984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30.75">
                <text:p>130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30.75">
                <text:p>130.75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768015930913">
                <text:p>0.0313768015930913</text:p>
              </table:table-cell>
              <table:table-cell office:value-type="float" office:value="151">
                <text:p>1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1">
                <text:p>1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0.926453386360978">
                <text:p>0.926453386360978</text:p>
              </table:table-cell>
              <table:table-cell office:value-type="float" office:value="184.25">
                <text:p>18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